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color="#6666ff"/>
    </style:style>
    <style:style style:name="P2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6666ff" fo:language="ru" fo:country="RU"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2"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4" style:family="paragraph" style:parent-style-name="Text_20_body">
      <style:paragraph-properties fo:margin-left="0in" fo:margin-right="0in" fo:text-align="justify" style:justify-single-word="false" fo:text-indent="0.1965in"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5"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6"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5"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7"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9" style:family="paragraph" style:parent-style-name="Text_20_body">
      <style:paragraph-properties fo:margin-left="0in" fo:margin-right="0in" fo:text-align="justify" style:justify-single-word="false" fo:text-indent="0.1965in" style:auto-text-indent="false"/>
      <style:text-properties fo:color="#0000ff"/>
    </style:style>
    <style:style style:name="P80"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6"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1" style:family="paragraph" style:parent-style-name="Text_20_body">
      <style:paragraph-properties fo:margin-left="0in" fo:margin-right="0in" fo:text-align="end" style:justify-single-word="false" fo:text-indent="0.1965in" style:auto-text-indent="false"/>
    </style:style>
    <style:style style:name="P92" style:family="paragraph" style:parent-style-name="Standard">
      <style:paragraph-properties fo:margin-left="0in" fo:margin-right="0in" fo:text-align="justify" style:justify-single-word="false" fo:text-indent="0.1965in" style:auto-text-indent="false"/>
    </style:style>
    <style:style style:name="P93" style:family="paragraph" style:parent-style-name="Standard">
      <style:paragraph-properties fo:margin-left="0in" fo:margin-right="0in" fo:text-align="justify" style:justify-single-word="false" fo:text-indent="0.1965in" style:auto-text-indent="false"/>
      <style:text-properties fo:language="ru" fo:country="RU"/>
    </style:style>
    <style:style style:name="P94"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7"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9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9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7"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background-color="transparent"/>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style:font-style-asian="normal" style:font-style-complex="normal"/>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9"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0"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1"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3" style:family="paragraph" style:parent-style-name="Text_20_body">
      <style:text-properties fo:language="ru" fo:country="RU"/>
    </style:style>
    <style:style style:name="P124" style:family="paragraph" style:parent-style-name="Text_20_body">
      <style:text-properties fo:color="#800000"/>
    </style:style>
    <style:style style:name="P125" style:family="paragraph" style:parent-style-name="First_20_line_20_indent">
      <style:text-properties fo:language="ru" fo:country="RU"/>
    </style:style>
    <style:style style:name="P126" style:family="paragraph" style:parent-style-name="First_20_line_20_indent">
      <style:paragraph-properties fo:text-align="justify" style:justify-single-word="false"/>
      <style:text-properties fo:language="ru" fo:country="RU"/>
    </style:style>
    <style:style style:name="P127" style:family="paragraph" style:parent-style-name="First_20_line_20_indent">
      <style:text-properties fo:font-size="15pt" fo:language="ru" fo:country="RU" style:font-size-asian="15pt" style:font-size-complex="15pt"/>
    </style:style>
    <style:style style:name="P128" style:family="paragraph" style:parent-style-name="First_20_line_20_indent">
      <style:text-properties fo:font-size="12pt" fo:language="ru" fo:country="RU" style:font-size-asian="12pt" style:font-size-complex="12pt"/>
    </style:style>
    <style:style style:name="P129" style:family="paragraph" style:parent-style-name="First_20_line_20_indent">
      <style:paragraph-properties fo:text-align="justify" style:justify-single-word="false"/>
      <style:text-properties fo:language="en" fo:country="US"/>
    </style:style>
    <style:style style:name="P130" style:family="paragraph" style:parent-style-name="First_20_line_20_indent">
      <style:paragraph-properties fo:text-align="justify" style:justify-single-word="false"/>
    </style:style>
    <style:style style:name="P131" style:family="paragraph" style:parent-style-name="Text_20_body">
      <style:paragraph-properties fo:margin-left="0in" fo:margin-right="0in" fo:text-align="justify" style:justify-single-word="false" fo:text-indent="0in" style:auto-text-indent="false"/>
    </style:style>
    <style:style style:name="P132"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33" style:family="paragraph" style:parent-style-name="Text_20_body">
      <style:paragraph-properties fo:margin-left="0in" fo:margin-right="0in" fo:text-align="center" style:justify-single-word="false" fo:text-indent="0in" style:auto-text-indent="false"/>
    </style:style>
    <style:style style:name="P13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5"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6" style:family="paragraph" style:parent-style-name="Footnote">
      <style:paragraph-properties fo:margin-left="0in" fo:margin-right="0in" fo:text-indent="0in" style:auto-text-indent="false"/>
      <style:text-properties fo:language="en" fo:country="US"/>
    </style:style>
    <style:style style:name="P137"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ru" fo:country="RU" fo:background-color="transparent"/>
    </style:style>
    <style:style style:name="P138" style:family="paragraph" style:parent-style-name="Footnote">
      <style:text-properties fo:language="en" fo:country="US"/>
    </style:style>
    <style:style style:name="P139" style:family="paragraph" style:parent-style-name="Footnote">
      <style:text-properties fo:language="ru" fo:country="RU"/>
    </style:style>
    <style:style style:name="P140" style:family="paragraph" style:parent-style-name="Footnote">
      <style:text-properties style:use-window-font-color="true" fo:language="ru" fo:country="RU"/>
    </style:style>
    <style:style style:name="P141" style:family="paragraph" style:parent-style-name="Footnote">
      <style:text-properties fo:font-style="normal" style:font-style-asian="normal" style:font-style-complex="normal"/>
    </style:style>
    <style:style style:name="P142" style:family="paragraph" style:parent-style-name="Text_20_body">
      <style:paragraph-properties fo:margin-top="0in" fo:margin-bottom="0.0835in" loext:contextual-spacing="false" fo:text-align="justify" style:justify-single-word="false"/>
      <style:text-properties fo:language="en" fo:country="US"/>
    </style:style>
    <style:style style:name="P143" style:family="paragraph" style:parent-style-name="Standard">
      <style:text-properties fo:font-style="italic" style:font-style-asian="italic" style:font-style-complex="italic"/>
    </style:style>
    <style:style style:name="P144"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5" style:family="paragraph" style:parent-style-name="Text_20_body" style:list-style-name="L1">
      <style:paragraph-properties fo:text-align="justify" style:justify-single-word="false"/>
      <style:text-properties fo:language="ru" fo:country="RU"/>
    </style:style>
    <style:style style:name="P146" style:family="paragraph" style:parent-style-name="Text_20_body" style:list-style-name="L2">
      <style:paragraph-properties fo:text-align="justify" style:justify-single-word="false"/>
      <style:text-properties fo:language="ru" fo:country="RU"/>
    </style:style>
    <style:style style:name="P147"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48" style:family="paragraph" style:parent-style-name="Text_20_body" style:list-style-name="L3">
      <style:text-properties fo:language="ru" fo:country="RU"/>
    </style:style>
    <style:style style:name="P149" style:family="paragraph" style:parent-style-name="Text_20_body" style:list-style-name="L3">
      <style:text-properties fo:language="ru" fo:country="RU" fo:background-color="#ffff00"/>
    </style:style>
    <style:style style:name="P150"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1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2cc38a" style:font-style-asian="normal" style:font-style-complex="normal"/>
    </style:style>
    <style:style style:name="P1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18293" style:font-style-asian="normal" style:font-style-complex="normal"/>
    </style:style>
    <style:style style:name="P1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36472" officeooo:paragraph-rsid="0024bfd8" style:font-style-asian="normal" style:font-style-complex="normal"/>
    </style:style>
    <style:style style:name="P1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4bfd8" officeooo:paragraph-rsid="0024bfd8" style:font-style-asian="normal" style:font-style-complex="normal"/>
    </style:style>
    <style:style style:name="P1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4bfd8" officeooo:paragraph-rsid="002aadd8" style:font-style-asian="normal" style:font-style-complex="normal"/>
    </style:style>
    <style:style style:name="P1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4bfd8" officeooo:paragraph-rsid="002b0f9a" style:font-style-asian="normal" style:font-style-complex="normal"/>
    </style:style>
    <style:style style:name="P1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4bfd8" officeooo:paragraph-rsid="002b4d5e" style:font-style-asian="normal" style:font-style-complex="normal"/>
    </style:style>
    <style:style style:name="P1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aadd8" officeooo:paragraph-rsid="002aadd8" style:font-style-asian="normal" style:font-style-complex="normal"/>
    </style:style>
    <style:style style:name="P1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b0f9a" officeooo:paragraph-rsid="002b0f9a" style:font-style-asian="normal" style:font-style-complex="normal"/>
    </style:style>
    <style:style style:name="P1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b4d5e" officeooo:paragraph-rsid="002b4d5e" style:font-style-asian="normal" style:font-style-complex="normal"/>
    </style:style>
    <style:style style:name="P1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cc38a" officeooo:paragraph-rsid="002cc38a" style:font-style-asian="normal" style:font-style-complex="normal"/>
    </style:style>
    <style:style style:name="P163" style:family="paragraph" style:parent-style-name="Heading_20_2">
      <style:text-properties fo:language="en" fo:country="US"/>
    </style:style>
    <style:style style:name="P164" style:family="paragraph" style:parent-style-name="Heading_20_2">
      <style:text-properties fo:language="ru" fo:country="RU"/>
    </style:style>
    <style:style style:name="P165" style:family="paragraph" style:parent-style-name="Heading_20_2">
      <style:paragraph-properties fo:text-align="justify" style:justify-single-word="false"/>
    </style:style>
    <style:style style:name="P166" style:family="paragraph" style:parent-style-name="Heading_20_1">
      <style:paragraph-properties fo:margin-left="0in" fo:margin-right="0in" fo:text-align="center" style:justify-single-word="false" fo:text-indent="0.1965in" style:auto-text-indent="false"/>
    </style:style>
    <style:style style:name="P167"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loext:char-shading-value="0" style:font-weight-asian="normal" style:font-weight-complex="normal"/>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27" style:family="text">
      <style:text-properties fo:color="#800000" fo:language="en" fo:country="US"/>
    </style:style>
    <style:style style:name="T28" style:family="text">
      <style:text-properties fo:color="#ff6600"/>
    </style:style>
    <style:style style:name="T29" style:family="text">
      <style:text-properties fo:font-weight="bold" style:font-weight-asian="bold" style:font-weight-complex="bold"/>
    </style:style>
    <style:style style:name="T30" style:family="text">
      <style:text-properties fo:font-weight="bold" fo:background-color="transparent" loext:char-shading-value="0" style:font-weight-asian="bold" style:font-weight-complex="bold"/>
    </style:style>
    <style:style style:name="T31" style:family="text">
      <style:text-properties style:use-window-font-color="true"/>
    </style:style>
    <style:style style:name="T32" style:family="text">
      <style:text-properties style:use-window-font-color="true" fo:language="ru" fo:country="RU"/>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language="ru" fo:country="RU" fo:font-style="normal" fo:font-weight="normal" style:font-style-asian="normal" style:font-weight-asian="normal" style:font-style-complex="normal" style:font-weight-complex="normal"/>
    </style:style>
    <style:style style:name="T35"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6" style:family="text">
      <style:text-properties style:use-window-font-color="true" fo:language="ru" fo:country="RU" fo:font-style="normal" fo:background-color="transparent" loext:char-shading-value="0" style:font-style-asian="normal" style:font-style-complex="normal"/>
    </style:style>
    <style:style style:name="T37" style:family="text">
      <style:text-properties style:use-window-font-color="true" fo:language="ru" fo:country="RU" fo:font-style="italic" style:font-style-asian="italic" style:font-style-complex="italic"/>
    </style:style>
    <style:style style:name="T38" style:family="text">
      <style:text-properties style:use-window-font-color="true" fo:language="ru" fo:country="RU" fo:font-style="italic" fo:font-weight="normal" style:font-style-asian="italic" style:font-weight-asian="normal" style:font-style-complex="italic" style:font-weight-complex="normal"/>
    </style:style>
    <style:style style:name="T39" style:family="text">
      <style:text-properties style:use-window-font-color="true" fo:language="ru" fo:country="RU" fo:font-weight="normal" style:font-weight-asian="normal" style:font-weight-complex="normal"/>
    </style:style>
    <style:style style:name="T40" style:family="text">
      <style:text-properties style:use-window-font-color="true" fo:language="ru" fo:country="RU" fo:background-color="transparent" loext:char-shading-value="0"/>
    </style:style>
    <style:style style:name="T41" style:family="text">
      <style:text-properties style:use-window-font-color="true" fo:language="en" fo:country="US"/>
    </style:style>
    <style:style style:name="T42" style:family="text">
      <style:text-properties style:use-window-font-color="true" fo:language="en" fo:country="US" fo:font-style="normal" style:font-style-asian="normal" style:font-style-complex="normal"/>
    </style:style>
    <style:style style:name="T43" style:family="text">
      <style:text-properties style:use-window-font-color="true" fo:language="en" fo:country="US" fo:font-style="normal" fo:background-color="transparent" loext:char-shading-value="0" style:font-style-asian="normal" style:font-style-complex="normal"/>
    </style:style>
    <style:style style:name="T44" style:family="text">
      <style:text-properties style:use-window-font-color="true" fo:language="en" fo:country="US" fo:font-style="normal" fo:font-weight="normal" style:font-style-asian="normal" style:font-weight-asian="normal" style:font-style-complex="normal" style:font-weight-complex="normal"/>
    </style:style>
    <style:style style:name="T45"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6" style:family="text">
      <style:text-properties style:use-window-font-color="true" fo:language="en" fo:country="US" fo:font-weight="normal" style:font-weight-asian="normal" style:font-weight-complex="normal"/>
    </style:style>
    <style:style style:name="T47" style:family="text">
      <style:text-properties style:use-window-font-color="true" fo:font-style="normal" style:font-style-asian="normal" style:font-style-complex="normal"/>
    </style:style>
    <style:style style:name="T48" style:family="text">
      <style:text-properties style:use-window-font-color="true" fo:font-style="normal" fo:font-weight="normal" style:font-style-asian="normal" style:font-weight-asian="normal" style:font-style-complex="normal" style:font-weight-complex="normal"/>
    </style:style>
    <style:style style:name="T49" style:family="text">
      <style:text-properties style:use-window-font-color="true" fo:font-style="italic" fo:font-weight="normal" style:font-style-asian="italic" style:font-weight-asian="normal" style:font-style-complex="italic" style:font-weight-complex="normal"/>
    </style:style>
    <style:style style:name="T50" style:family="text">
      <style:text-properties style:use-window-font-color="true" fo:background-color="transparent" loext:char-shading-value="0"/>
    </style:style>
    <style:style style:name="T51" style:family="text">
      <style:text-properties style:use-window-font-color="true" fo:language="uk" fo:country="UA" fo:font-style="normal" fo:font-weight="normal" style:font-style-asian="normal" style:font-weight-asian="normal" style:font-style-complex="normal" style:font-weight-complex="normal"/>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language="fr" fo:country="FR"/>
    </style:style>
    <style:style style:name="T55" style:family="text">
      <style:text-properties fo:color="#0000ff"/>
    </style:style>
    <style:style style:name="T56" style:family="text">
      <style:text-properties fo:color="#0000ff" fo:language="ru" fo:country="RU"/>
    </style:style>
    <style:style style:name="T57" style:family="text">
      <style:text-properties fo:color="#3333ff"/>
    </style:style>
    <style:style style:name="T58" style:family="text">
      <style:text-properties fo:color="#3333ff" fo:language="en" fo:country="US"/>
    </style:style>
    <style:style style:name="T59" style:family="text">
      <style:text-properties fo:font-style="normal" style:font-style-asian="normal" style:font-style-complex="normal"/>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fo:background-color="transparent" loext:char-shading-value="0" style:font-style-asian="normal" style:font-weight-asian="normal" style:font-style-complex="normal" style:font-weight-complex="normal"/>
    </style:style>
    <style:style style:name="T62" style:family="text">
      <style:text-properties fo:font-style="normal" style:text-underline-style="none" style:font-style-asian="normal" style:font-style-complex="normal"/>
    </style:style>
    <style:style style:name="T63" style:family="text">
      <style:text-properties fo:color="#0066ff"/>
    </style:style>
    <style:style style:name="T64" style:family="text">
      <style:text-properties fo:color="#0066ff" fo:language="en" fo:country="US" fo:font-style="normal" fo:background-color="transparent" loext:char-shading-value="0" style:font-style-asian="normal" style:font-style-complex="normal"/>
    </style:style>
    <style:style style:name="T65" style:family="text">
      <style:text-properties fo:background-color="#ffff00" loext:char-shading-value="0"/>
    </style:style>
    <style:style style:name="T66" style:family="text">
      <style:text-properties fo:color="#00ccff"/>
    </style:style>
    <style:style style:name="T67" style:family="text">
      <style:text-properties fo:font-weight="normal" style:font-weight-asian="normal" style:font-weight-complex="normal"/>
    </style:style>
    <style:style style:name="T68" style:family="text">
      <style:text-properties fo:font-weight="normal" fo:background-color="transparent" loext:char-shading-value="0" style:font-weight-asian="normal" style:font-weight-complex="normal"/>
    </style:style>
    <style:style style:name="T69" style:family="text">
      <style:text-properties fo:color="#0066cc"/>
    </style:style>
    <style:style style:name="T70" style:family="text">
      <style:text-properties fo:color="#0000cc"/>
    </style:style>
    <style:style style:name="T71" style:family="text">
      <style:text-properties style:text-line-through-style="solid" style:text-line-through-type="single" fo:font-weight="bold" style:font-weight-asian="bold" style:font-weight-complex="bold"/>
    </style:style>
    <style:style style:name="T72" style:family="text">
      <style:text-properties fo:language="uk" fo:country="UA"/>
    </style:style>
    <style:style style:name="T73" style:family="text">
      <style:text-properties fo:language="uk" fo:country="UA" fo:font-style="italic" style:font-style-asian="italic" style:font-style-complex="italic"/>
    </style:style>
    <style:style style:name="T74" style:family="text">
      <style:text-properties fo:language="uk" fo:country="UA" fo:font-weight="bold" style:font-weight-asian="bold" style:font-weight-complex="bold"/>
    </style:style>
    <style:style style:name="T75" style:family="text">
      <style:text-properties fo:color="#ff0000"/>
    </style:style>
    <style:style style:name="T76" style:family="text">
      <style:text-properties style:text-underline-style="none"/>
    </style:style>
    <style:style style:name="T77" style:family="text">
      <style:text-properties style:text-rotation-angle="90" style:text-rotation-scale="line-height"/>
    </style:style>
    <style:style style:name="T78" style:family="text">
      <style:text-properties style:text-rotation-angle="270" style:text-rotation-scale="line-height"/>
    </style:style>
    <style:style style:name="T79" style:family="text">
      <style:text-properties style:text-position="sub 58%" style:font-size-asian="10.5pt"/>
    </style:style>
    <style:style style:name="T80" style:family="text">
      <style:text-properties style:font-name="Symbol" style:font-name-asian="Symbol" style:font-name-complex="Symbol"/>
    </style:style>
    <style:style style:name="T81" style:family="text">
      <style:text-properties style:font-name="Liberation Serif1" style:font-name-asian="Symbol" style:font-name-complex="Symbol"/>
    </style:style>
    <style:style style:name="T82" style:family="text">
      <style:text-properties style:font-name="Courier New CYR"/>
    </style:style>
    <style:style style:name="T83" style:family="text">
      <style:text-properties style:font-name="Courier New CYR" fo:language="en" fo:country="US"/>
    </style:style>
    <style:style style:name="T84" style:family="text">
      <style:text-properties fo:color="#6666ff"/>
    </style:style>
    <style:style style:name="T85" style:family="text">
      <style:text-properties fo:color="#3399ff"/>
    </style:style>
    <style:style style:name="T86" style:family="text">
      <style:text-properties fo:font-size="14pt" fo:language="en" fo:country="US" fo:font-weight="bold" style:font-size-asian="14pt" style:font-weight-asian="bold" style:font-size-complex="14pt" style:font-weight-complex="bold"/>
    </style:style>
    <style:style style:name="T87" style:family="text">
      <style:text-properties fo:font-size="14pt" fo:font-weight="bold" style:font-size-asian="14pt" style:font-weight-asian="bold" style:font-size-complex="14pt" style:font-weight-complex="bold"/>
    </style:style>
    <style:style style:name="T88" style:family="text">
      <style:text-properties fo:font-size="9pt" style:font-size-asian="9pt" style:font-size-complex="9pt"/>
    </style:style>
    <style:style style:name="T89" style:family="text">
      <style:text-properties fo:font-size="12pt" style:font-size-asian="12pt" style:font-size-complex="12pt"/>
    </style:style>
    <style:style style:name="T90" style:family="text">
      <style:text-properties officeooo:rsid="001eb763"/>
    </style:style>
    <style:style style:name="T91" style:family="text">
      <style:text-properties officeooo:rsid="001fe048"/>
    </style:style>
    <style:style style:name="T92" style:family="text">
      <style:text-properties officeooo:rsid="00218293"/>
    </style:style>
    <style:style style:name="T93" style:family="text">
      <style:text-properties officeooo:rsid="00236472"/>
    </style:style>
    <style:style style:name="T94" style:family="text">
      <style:text-properties officeooo:rsid="0024bfd8"/>
    </style:style>
    <style:style style:name="T95" style:family="text">
      <style:text-properties officeooo:rsid="0026b4d4"/>
    </style:style>
    <style:style style:name="T96" style:family="text">
      <style:text-properties officeooo:rsid="00282c5b"/>
    </style:style>
    <style:style style:name="T97" style:family="text">
      <style:text-properties officeooo:rsid="002aadd8"/>
    </style:style>
    <style:style style:name="T98" style:family="text">
      <style:text-properties officeooo:rsid="002b0f9a"/>
    </style:style>
    <style:style style:name="T99" style:family="text">
      <style:text-properties officeooo:rsid="002b4d5e"/>
    </style:style>
    <style:style style:name="T100" style:family="text">
      <style:text-properties officeooo:rsid="002bcba2"/>
    </style:style>
    <style:style style:name="T101" style:family="text">
      <style:text-properties officeooo:rsid="002fb32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6" text:outline-level="1">Последний фанфик</text:h>
      <text:p text:style-name="P1"><text:span text:style-name="T1">&lt;</text:span><text:span text:style-name="T56">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5">&lt;муз. темы: Терра - Майкл Джексон, Кантерлот - Марк Нофлер, Понивилль - Сеал и фан-музыка)&gt;</text:p>
      <text:p text:style-name="P80">Таймлайн <text:span text:style-name="T11">(</text:span>события через &lt;10 - ? 3-5-лучше&gt; лет после Обмена): </text:p>
      <text:p text:style-name="P80">Год 2143 &lt;2136 - 2138 -? &gt; ПВ <text:span text:style-name="T11">(AU -?)</text:span></text:p>
      <text:p text:style-name="P80"><text:span text:style-name="T11">20-</text:span>е апреля — Юджин «прыгает» с крыши (неудачная попытка заклинания последнего шанса)</text:p>
      <text:p text:style-name="P80">22-е мая — вызов Макса в Эквестрию. Гибель Кимеринна</text:p>
      <text:p text:style-name="P80">25-е мая — встреча с Норфом</text:p>
      <text:p text:style-name="P80">27-е мая — первая встреча с Селестией после бегства из замка Сестёр. Сцена с докторами</text:p>
      <text:p text:style-name="P81">28-е мая <text:span text:style-name="T1">— Эксперимент со сплетёнными сознаниями.</text:span></text:p>
      <text:p text:style-name="P80">29-е мая — встреча с Индиго. Эксперимент со сновидением — встреча с Агамемноном</text:p>
      <text:p text:style-name="P80">30-е мая - Пикник с Селестией в парке. Муравьи под накрупником</text:p>
      <text:p text:style-name="P80">31-е мая — исчезновение Селестии на неделю</text:p>
      <text:p text:style-name="P80">6-е июня — встреча с Селестией после разлуки. Прогулка по парку. Вид со стены. Землетрясение</text:p>
      <text:p text:style-name="P80"><text:span text:style-name="T11">&lt;</text:span>7<text:span text:style-name="T11">-</text:span>е июня — секс с Селестией. Раздор</text:p>
      <text:p text:style-name="P80">&lt;15-е июня — исчезновение Норфа. Прощание с Селестией.</text:p>
      <text:p text:style-name="P80">17-е июня — отбытие из Кантерлота</text:p>
      <text:p text:style-name="P81"><text:span text:style-name="T1">18</text:span>-<text:span text:style-name="T1">июня — Прибытие в Понивилль. Прочтение дневника эксперимента с заклинанием Индрэ</text:span></text:p>
      <text:p text:style-name="P80"><text:span text:style-name="T11">&lt;</text:span>25-е июня — попойка с Пинки. Бочколёт метконосцев</text:p>
      <text:p text:style-name="P80">27-е июня — получение письма от Селестии. Отказ выдать магический усилитель</text:p>
      <text:p text:style-name="P80"><text:span text:style-name="T11">&lt;</text:span>28-е июня<text:span text:style-name="T11"> </text:span>- попытка отослать письмо Селестии через Спайка</text:p>
      <text:p text:style-name="P80">30-е июня — выезд из Понивилля</text:p>
      <text:p text:style-name="P80">1-е июля — Прибытие в Фетлок. Захват резонаторных рубинов в павильоне Псинтела</text:p>
      <text:p text:style-name="P80">2-е июля — выезд из Фетлока Макса с Дэш в фургоне</text:p>
      <text:p text:style-name="P80">&lt;4-е июля - Дэш стучит лбом в дерево. Обнимашки</text:p>
      <text:p text:style-name="P80">8-е июля — прибытие в Груммингтон</text:p>
      <text:p text:style-name="P80">9-е июля –<text:span text:style-name="T11"> </text:span>Провал Груммингтона. Отбытие с Груммингтона</text:p>
      <text:p text:style-name="P80"><text:span text:style-name="T11">&lt;</text:span>12-е июля — Прибытие в Филлидельфию. Отбытие. Падение Макса с самоката</text:p>
      <text:p text:style-name="P80">14-е июля — переправа через седловое озеро. Прибытие Макса с Дэш в Понивилль</text:p>
      <text:p text:style-name="P80">15-е июля — эксперимент с усиленным заклинанием Индрэ. Поединок Луны с Твайлайт в Понивилле</text:p>
      <text:p text:style-name="P80">17-е июля — прибытие в Кантерлот Луны, Макса и шестёрки</text:p>
      <text:p text:style-name="P80"><text:span text:style-name="T11">[</text:span>21-е июля<text:span text:style-name="T11">]</text:span> — Гранд Галопин Гала</text:p>
      <text:p text:style-name="P81">[26-<text:span text:style-name="T1">е июля</text:span>]<text:span text:style-name="T1"> — совещание в зале стратегического планирования. Выдача паспорта Максу</text:span></text:p>
      <text:p text:style-name="P80"/>
      <text:p text:style-name="P80">Страницы с красным: 6,9,11</text:p>
      <text:h text:style-name="Heading_20_2" text:outline-level="2"><text:soft-page-break/>Прочитанные фанфики</text:h>
      <text:h text:style-name="Heading_20_3" text:outline-level="3">Эпичные</text:h>
      <text:p text:style-name="P123">Обмен ( <text:a xlink:type="simple" xlink:href="https://darkpony.ru/obmen/" text:style-name="Internet_20_link" text:visited-style-name="Visited_20_Internet_20_Link">https://darkpony.ru/obmen/</text:a> ), <text:span text:style-name="T11">I Dream Of Luna, </text:span>Розовые глазки, <text:span text:style-name="T11">Fallout Equestria</text:span></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1"><text:soft-page-break/></text:p>
      <text:h text:style-name="Heading_20_2" text:outline-level="2">Идеи</text:h>
      <text:list xml:id="list1149545123610097884" text:style-name="L1">
        <text:list-item>
          <text:p text:style-name="P145">Книги:</text:p>
        </text:list-item>
      </text:list>
      <text:list xml:id="list7940786960129095561" text:style-name="L2">
        <text:list-item>
          <text:p text:style-name="P146">«Великие грифоны прошлого» - из канона (5<text:span text:style-name="T11">s8e)</text:span></text:p>
        </text:list-item>
        <text:list-item>
          <text:p text:style-name="P146">«Высшие заклинания в повседневном использовании: от песчинки до дворца»</text:p>
        </text:list-item>
        <text:list-item>
          <text:p text:style-name="P147">«Малоизвестные аспекты магии трансформаций»</text:p>
        </text:list-item>
        <text:list-item>
          <text:p text:style-name="P146">«...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6">Дасти Вейфарер «Зебрианская культура, быт и фольклор»</text:p>
        </text:list-item>
        <text:list-item>
          <text:p text:style-name="P146">«Краткая история Эквестрии»</text:p>
        </text:list-item>
        <text:list-item>
          <text:p text:style-name="P146">«Шедевры архитектуры Эквестрии» с разделом о Кантерлотском Королевском Дворце</text:p>
        </text:list-item>
        <text:list-item>
          <text:p text:style-name="P146">«Великие дела и великие чары». Страница 893: …</text:p>
        </text:list-item>
        <text:list-item>
          <text:p text:style-name="P146">«<text:span text:style-name="T65">Природа Проклятий</text:span>» - обмен</text:p>
        </text:list-item>
        <text:list-item>
          <text:p text:style-name="P146"><text:span text:style-name="T65">«Магия для Чайников»</text:span> - обмен</text:p>
        </text:list-item>
        <text:list-item>
          <text:p text:style-name="P146"><text:span text:style-name="T65">«Энциклопедия Арканум»</text:span> - обмен</text:p>
        </text:list-item>
        <text:list-item>
          <text:p text:style-name="P146">«О Гейсах» - обмен</text:p>
        </text:list-item>
        <text:list-item>
          <text:p text:style-name="P146">«<text:span text:style-name="T65">Тайны Тайных Наук</text:span>» - обмен</text:p>
        </text:list-item>
        <text:list-item>
          <text:p text:style-name="P147">«Основы Заклятий» - обмен</text:p>
        </text:list-item>
        <text:list-item>
          <text:p text:style-name="P146">«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6749882313412632482" text:style-name="L3">
        <text:list-item>
          <text:p text:style-name="P14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9">Селестия — переменчивая пони. В одно время не строгая, а в другое может быть такой, что страшно становится</text:p>
        </text:list-item>
        <text:list-item>
          <text:p text:style-name="P148">У Селестии были такие элементы гармонии: Магия, Доброта, Смех. У Луны — Верность, Честность, Щедрость. (ксенофазия)</text:p>
        </text:list-item>
        <text:list-item>
          <text:p text:style-name="P14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8">Около 820-ти лет назад будущий маг Лайтнинг Стар поступил на обучение к наставнику Тииспоту</text:p>
        </text:list-item>
        <text:list-item>
          <text:p text:style-name="P148"><text:soft-page-break/>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8">У Селестии грива и хвост развеваются и переливаются от магического шампуня</text:p>
        </text:list-item>
        <text:list-item>
          <text:p text:style-name="P148">Тело Селестии очень крепкое — может выдержать несколько тонн земли</text:p>
        </text:list-item>
        <text:list-item>
          <text:p text:style-name="P148">Дискорд намного старше принцесс, его магия сильнее ихней на голову</text:p>
        </text:list-item>
        <text:list-item>
          <text:p text:style-name="P148">Луна младше Селестии на 3 года. Сёстрам около 5000 лет. <text:span text:style-name="T65">По другим данным, Селестии около 2500 лет (Обмен).</text:span></text:p>
        </text:list-item>
        <text:list-item>
          <text:p text:style-name="P148">Принцессы начали войну с Дискордом в возрасте, когда им было около 700 лет — и продолжалась война почти сто лет</text:p>
        </text:list-item>
        <text:list-item>
          <text:p text:style-name="P148">Самый главный враг сестёр и Дискорда — скука</text:p>
        </text:list-item>
        <text:list-item>
          <text:p text:style-name="P148">В Эквестрии на одного жеребца приходится четыре - пять кобыл</text:p>
        </text:list-item>
        <text:list-item>
          <text:p text:style-name="P14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8">Селестия в первые полторы тысячи лет путешествовала — и заварила несколько войн (две — с Эквестрией, в одной была против Луны)</text:p>
        </text:list-item>
        <text:list-item>
          <text:p text:style-name="P148">Настоящий цвет гривы Селестии — клубнично-розовая. Радужный цвет гривы и хвоста поддерживается магией</text:p>
        </text:list-item>
        <text:list-item>
          <text:p text:style-name="P148">Кроме Дискорда, старше сестёр ещё старейшина драконов</text:p>
        </text:list-item>
        <text:list-item>
          <text:p text:style-name="P148">Кэйденс не прожила и 60-ти лет и является низкорожденной</text:p>
        </text:list-item>
        <text:list-item>
          <text:p text:style-name="P14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8">Народ тихо фигел от нововведений и с ещё большим ожесточением продолжал делать по-своему</text:p>
        </text:list-item>
        <text:list-item>
          <text:p text:style-name="P14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8">Когда пони женятся, они обмениваются ножными браслетами</text:p>
        </text:list-item>
        <text:list-item>
          <text:p text:style-name="P148">Светилами, кроме сестёр, могут управлять единороги (группы), Дискорд, Твайлайт и Старсвирл</text:p>
        </text:list-item>
        <text:list-item>
          <text:p text:style-name="P148">Королева Кризалис — правительница Зелёной Долины</text:p>
        </text:list-item>
        <text:list-item>
          <text:p text:style-name="P148">Мать Луны и Селестии — аликорн Лорен. Мать Дискорда — Алиса (пони-человек)</text:p>
        </text:list-item>
        <text:list-item>
          <text:p text:style-name="P148">Сомбра куда более могущественный маг, чем Старсвирл</text:p>
        </text:list-item>
      </text:list>
      <text:p text:style-name="P1"/>
      <text:h text:style-name="Heading_20_2" text:outline-level="2">Сюжет (детально)</text:h>
      <text:p text:style-name="P25">В <text:span text:style-name="T1">конце</text:span> каждой главы <text:span text:style-name="T1">(чтобы не спойлерить)</text:span> - рисунок мозаики, отображающий суть главы.</text:p>
      <text:p text:style-name="P25"/>
      <text:h text:style-name="P163" text:outline-level="2"><text:soft-page-break/>1. Терра</text:h>
      <text:p text:style-name="P26">(Electronics “Disappointed”/Gary Jules “Mad World”/Pink Floyd “Another Brick In The Wall”)</text:p>
      <text:p text:style-name="P132">&lt;Добавить угрозу ядерной войны&gt;</text:p>
      <text:p text:style-name="P2">***</text:p>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1">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38">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8">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2"><text:span text:style-name="T1">Пиздец! Мало того, что годы жил на работе без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6"><text:soft-page-break/>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6"><text:span text:style-name="T11">RnD-</text:span><text:span text:style-name="T1">зона</text:span><text:span text:style-name="T1"><text:note text:id="ftn3" text:note-class="footnote"><text:note-citation>3</text:note-citation><text:note-body><text:p text:style-name="P138">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text:p>
      <text:p text:style-name="P36">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6">Я запустил административную консоль, ввёл <text:span text:style-name="T1">логин с паролем и</text:span> <text:span text:style-name="T1">придвинул микрофон.</text:span> <text:span text:style-name="T1">К счастью, речевой модуль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6"/>
      <text:p text:style-name="P36">Так, что тут у нас? <text:span text:style-name="T1">Т</text:span>ри последних запроса вызвали сбои в работе кластера и заставили перегрузиться один из хостов.</text:p>
      <text:p text:style-name="P36"><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6"/>
      <text:p text:style-name="P77"><text:span text:style-name="T11">– Нэш, к</text:span>ак называется наш проект?</text:p>
      <text:p text:style-name="P75"><text:span text:style-name="T8">– </text:span><text:span text:style-name="T67">Дайсон.</text:span></text:p>
      <text:p text:style-name="P75"><text:span text:style-name="T8">– </text:span><text:span text:style-name="T67">Сколько тебе лет?</text:span></text:p>
      <text:p text:style-name="P75"><text:span text:style-name="T8">– </text:span><text:span text:style-name="T67">Два года с начала запуска кластера.</text:span></text:p>
      <text:p text:style-name="P75"><text:span text:style-name="T8">– </text:span><text:span text:style-name="T67">Какой сейчас год?</text:span></text:p>
      <text:p text:style-name="P75"><text:span text:style-name="T8">– </text:span><text:span text:style-name="T21">20</text:span><text:span text:style-name="T20">18</text:span><text:span text:style-name="T67">-й.</text:span></text:p>
      <text:p text:style-name="P24"/>
      <text:p text:style-name="P36">Так, на <text:span text:style-name="T1">общие</text:span> вопросы ответы <text:span text:style-name="T1">нормальные</text:span> <text:span text:style-name="T1">—</text:span> значит, речевой транслятор, движок <text:span text:style-name="T1">интеллекта</text:span> и база знаний в порядке. Проверим бизнес-логику на тестовой задачке.</text:p>
      <text:p text:style-name="P35"/>
      <text:p text:style-name="P77"><text:span text:style-name="T1">– </text:span>Н<text:span text:style-name="T1">эш тестовая задача номер шестнадцать</text:span>. <text:span text:style-name="T1">Выполни при дефолтных настройках.</text:span></text:p>
      <text:p text:style-name="P55">– Принял к исполнению.</text:p>
      <text:p text:style-name="P55"/>
      <text:p text:style-name="P88">«Выживание корпорации в условиях жёсткой конкуренции с ограниченными ресурсами. Случай 16».</text:p>
      <text:p text:style-name="P88">…</text:p>
      <text:p text:style-name="P88">…</text:p>
      <text:p text:style-name="P88">…</text:p>
      <text:p text:style-name="P88">Решение.</text:p>
      <text:p text:style-name="P88"><text:soft-page-break/>…</text:p>
      <text:p text:style-name="P11"/>
      <text:p text:style-name="P11">Я вчитался в результат и приствистнул. Карандаш выпал у меня из руки.</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обрался?</text:p>
      <text:p text:style-name="P11">– Решение принято в соответствии с текущими настройками, Анонимус.</text:p>
      <text:p text:style-name="P11"/>
      <text:p text:style-name="P36"><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аналитикой?</text:p>
      <text:p text:style-name="P16"/>
      <text:p text:style-name="P36"><text:span text:style-name="T5">–</text:span><text:span text:style-name="T6"> </text:span><text:span text:style-name="T5">Нэш</text:span><text:span text:style-name="T60">, </text:span><text:span text:style-name="T5">в некоем городе живёт брадобрей, который бреет всех людей, которые не бреются сами. Вопрос: кто бреет брадобрея</text:span><text:span text:style-name="T60">?</text:span></text:p>
      <text:p text:style-name="P36"/>
      <text:p text:style-name="P36">Вместо ответа Нексус выплюнул на консоль длинную строку букв и служебных символов, среди которых бросилась в глаза строка “<text:span text:style-name="T29">incompartible interface Analytics v.0.93 beta</text:span>”</text:p>
      <text:p text:style-name="P36">Ага, уже теплее.</text:p>
      <text:p text:style-name="P36"/>
      <text:p text:style-name="P75"><text:span text:style-name="T8">– Нэш</text:span><text:span text:style-name="T67">, выдай диагностику модуля </text:span><text:span text:style-name="T8">аналитики.</text:span></text:p>
      <text:p text:style-name="P36"/>
      <text:p text:style-name="P36">Йо! Видеокамеры молча наблюдают за <text:span text:style-name="T1">моим </text:span>поднятым вверх <text:span text:style-name="T1">большим пальцем</text:span>.</text:p>
      <text:p text:style-name="P36">Всё <text:span text:style-name="T1">ясно</text:span>. Версия аналитического модуля устарела и стала несовместимой с последним релизом кибермозга.</text:p>
      <text:p text:style-name="P36">Набираю номер прожект-мэнеджера.</text:p>
      <text:p text:style-name="P36"><text:span text:style-name="T11">– </text:span>Алекс, это <text:span text:style-name="T1">Анон</text:span>. Кто-то из продакшн-команды <text:span text:style-name="T1">при установке последнего релиза Нэша </text:span>забыл про<text:span text:style-name="T1">апгрейдить</text:span>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6"><text:span text:style-name="T11">– </text:span>Окей. Спасибо, <text:span text:style-name="T1">Анон</text:span>. <text:span text:style-name="T1">Выручил.</text:span></text:p>
      <text:p text:style-name="P36"><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6"><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6"><text:span text:style-name="T1">– </text:span>Ааа, понятно. Ладно, у меня всё. <text:span text:style-name="T1">Отбой</text:span>!</text:p>
      <text:p text:style-name="P37"><text:span text:style-name="T1">– Отбой</text:span>. <text:span text:style-name="T1">Ещё раз спасибо, что помог. Жаль, что ты ушёл</text:span><text:span text:style-name="T11">.</text:span></text:p>
      <text:p text:style-name="P106">Бип-бип-бип.</text:p>
      <text:p text:style-name="P106"/>
      <text:p text:style-name="P36"><text:span text:style-name="T1">У</text:span>ходя попрощался с охранником, <text:span text:style-name="T1">увлечённо исследующим тему копрофилии</text:span>.</text:p>
      <text:p text:style-name="P36">Всё, свободен. Хотя <text:s/><text:span text:style-name="T1">воскресенье</text:span> уже испорчен<text:span text:style-name="T1">о</text:span>.</text:p>
      <text:p text:style-name="P36"/>
      <text:p text:style-name="P133"><text:soft-page-break/>***</text:p>
      <text:p text:style-name="P133"/>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оборванц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8">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складывается в систему,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text:soft-page-break/>–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4">34-хэтажного</text:span> корпуса <text:span text:style-name="T24">Bionic-Hill’а</text:span>. <text:span text:style-name="T1">Разноцветное искрение снежинок в мягком свете фонаря</text:span> создавал<text:span text:style-name="T1">о</text:span> сказочный <text:span text:style-name="T1">оазис</text:span> <text:span text:style-name="T32">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text:span text:style-name="T31"> </text:span><text:span text:style-name="T32">Юджина</text:span><text:span text:style-name="T1">,</text:span> <text:span text:style-name="T19">месяц</text:span> назад прыгнувшего с крыши <text:span text:style-name="T1">своей</text:span> <text:span text:style-name="T1">высотки</text:span>.</text:p>
      <text:p text:style-name="P22"><text:soft-page-break/>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2">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6">И <text:span text:style-name="T1">хрен</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6">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2">А у нас получается... </text:span><text:span text:style-name="T2">–</text:span><text:span text:style-name="T52">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8">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text:soft-page-break/>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2">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text:span text:style-name="T24">Тридцать четвёртый</text:span>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78">Pet Shop Boys “So Hard” <text:span text:style-name="T24">УЛУЧШИТЬ ГЛАВУ! СКУЧНО!!!</text:span></text:p>
      <text:p text:style-name="P1"><text:span text:style-name="T36">Сознание рестартовало после того, как я гребанулся </text:span><text:span text:style-name="T52">затылком и плечами об каменный пол. Открыл глаза, тщётно пытаясь вдохнуть. Образ, </text:span><text:span text:style-name="T2">который я </text:span><text:span text:style-name="T52">пару мгновений назад </text:span><text:span text:style-name="T2">видел на фоне </text:span><text:span text:style-name="T52">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text:span text:style-name="T2">атый</text:span><text:span text:style-name="T52"> нос, венчающая голову </text:span><text:span text:style-name="T2">высокая тиара</text:span><text:span text:style-name="T52">.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6">Единорог поднял голову и оглянулся куда-то назад.</text:p>
      <text:p text:style-name="P36"><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text:soft-page-break/>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 да и не должно быть —это же не ЛСД какой-нибудь</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text:p>
      <text:p text:style-name="P1"><text:span text:style-name="T1">– Потерпи. – обратилась она ко мне. – </text:span>Я избавлю тебя от боли.</text:p>
      <text:p text:style-name="P1">Единорожих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О<text:span text:style-name="T1">ткрыв глаза, я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2">…</text:span><text:span text:style-name="T1"> Как ты живёшь со всем этим? – тихо произнесла она.</text:span></text:p>
      <text:p text:style-name="P1">Наконец-то стало немного понятно, где я лежу <text:span text:style-name="T1">—</text:span> когда-то тут был красивый высокий зал с колоннами. Теперь же это место было руинами в крайне жалком состоянии. Каменная кладка проглядывала сквозь обвалившуюся штукатурку. Паутина свешивалась с факела, забытого кем-то в стене. Древесные лианы проникли в зал через огромные стрельчатые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span text:style-name="T11"> Воздух вокруг меня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1">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text:p>
      <text:p text:style-name="P1"><text:soft-page-break/>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и детский сюжет не вызвали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8"><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потёр виски.</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виновато отвернулась.</text:p>
      <text:p text:style-name="P3">– Мне нужно восстановиться после заклинания. Сейчас я слаба и не могу качественно исцелить тебя. Потерпи немного, в королевской больнице Кантерлота тебе помогут, дорогая.</text:p>
      <text:p text:style-name="P3">Я потёр виски и сделал вторую попытку.</text:p>
      <text:p text:style-name="P1"><text:span text:style-name="T1">–</text:span> Я не “она”, а “он”. <text:span text:style-name="T1">–</text:span> пробормотал я, кривясь от боли.</text:p>
      <text:p text:style-name="P38"><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Селестия. <text:span text:style-name="T1">– Стар Свирл в пророчестве описывал совсем друге. </text:span>Очевидно, в заклинание закралась ошибка. <text:span text:style-name="T1">Мне кажется, в размытом абзаце всё же речь шла о чиз-кейке, а не о кросс-магии.</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Голов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text:soft-page-break/>–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с лёгким позвякиваньем.</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какую-то полудохлую обезьяну вместо с<text:span text:style-name="T31">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4">Jack of Hearts</text:span><text:span text:style-name="T54"><text:note text:id="ftn7" text:note-class="footnote"><text:note-citation>7</text:note-citation><text:note-body><text:p text:style-name="Footnote"><text:bookmark text:name="result_box1"/><text:span text:style-name="T54">Jack of Hearts</text:span> <text:span text:style-name="T1">– Червовый валет (фр.)</text:span></text:p></text:note-body></text:note></text:span><text:span text:style-name="T54"> , </text:span><text:span text:style-name="T1">Сахарная Ватка</text:span><text:span text:style-name="T54">!</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Я смутился и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oft-page-break/><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text:soft-page-break/>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4">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text:soft-page-break/>–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9">Спи, сестра моя родная,<text:line-break/>Спи. Усни.<text:line-break/>Крыльями тебя укрою,<text:line-break/>Спи. Усни.</text:p><text:p text:style-name="P139"><text:tab/>В чаще тёмной волки воют,<text:line-break/>Спи. Усни.</text:p><text:p text:style-name="P139"><text:tab/>В мрачном замке духи ноют,<text:line-break/>Спи. Усни.</text:p><text:p text:style-name="P139"><text:tab/>Сказки вечность нам читает,<text:line-break/>Спи. Усни.<text:line-break/>День осенний угасает,<text:line-break/>Спи. Усни.<text:line-break/>Помни только в сне глубоком,</text:p><text:p text:style-name="P139"><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text:soft-page-break/>–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5"><text:soft-page-break/>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4">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5">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5">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4">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4">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text:soft-page-break/>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1">,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text:soft-page-break/>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1">–</text:span> <text:span text:style-name="T24">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4">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0"/>
      <text:h text:style-name="Heading_20_2" text:outline-level="2"><text:span text:style-name="T11">3. </text:span>Кантерлот</text:h>
      <text:p text:style-name="P79">Музыка медленная, фэнтезийная, средневековая, изысканая, дворцовая (стиль Dire Straits “Coyote”)</text:p>
      <text:p text:style-name="P79">&lt;Эркеры и ризалиты&gt;</text:p>
      <text:p text:style-name="P22">Глава IV. Пределы магии</text:p>
      <text:p text:style-name="P19"/>
      <text:p text:style-name="P22">Вашему покорному слуге известны четыре предела магии: </text:p>
      <text:list xml:id="list1230887627043036538" text:style-name="L4">
        <text:list-item>
          <text:p text:style-name="P15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0">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text:span><text:soft-page-break/><text:span text:style-name="T1">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6"><text:s/>Сколько страниц сегодня нахреначили?</text:p><text:p text:style-name="P138">– <text:span text:style-name="T1">Восемь, учитель!</text:span></text:p><text:p text:style-name="P138">–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6">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6">Дискорд исчез. Последний раз драконикуса видели, когда он на своей <text:span text:style-name="T1">золотой барже</text:span> удалялся в сторону Жеребячьих<text:span text:style-name="T24"> </text:span>гор.</text:p>
      <text:p text:style-name="P7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6">Я потянулся. Хватит на сегодня чтения. Настало время ежедневной прогулки по городу. Тем более, что у меня есть деньги.</text:p>
      <text:p text:style-name="P7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6">Так что даже на ремонт одежды и покупку необходимых в повседневной жизни мелочей у меня финансов не было. До недавнего времени. </text:p>
      <text:p text:style-name="P76">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6"><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76"><text:soft-page-break/><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17">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text:soft-page-break/>–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Лорен” я сделал на базе <text:span text:style-name="T31">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1">парящие платформы.</text:span> Но дворцовым бюрократам необязательно ж знать, КАК я их уничтожаю, хе-хе! Некоторые из <text:span text:style-name="T31">платформ </text:span><text:span text:style-name="T32">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1"> И никто ж не догадывался, что она </text:span><text:span text:style-name="T32">сделана по королевскому заказу</text:span><text:span text:style-name="T31">! Её </text:span><text:span text:style-name="T32">Солнечное </text:span><text:span text:style-name="T31"><text:s/>Высочеств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5">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text:soft-page-break/></text:p>
      <text:h text:style-name="Heading_20_2" text:outline-level="2"><text:span text:style-name="T11">4. </text:span>Библиотека</text:h>
      <text:p text:style-name="P18">&lt;<text:span text:style-name="T55">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1">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4">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38">На трактат упала тень.</text:p>
      <text:p text:style-name="P39">– Эй, нельзя ли не заслонять …</text:p>
      <text:p text:style-name="P39">Я поперхнулся словом, упёршись носом в покрытую белой шерстью грудь. Селестия оступила, извиняясь.</text:p>
      <text:p text:style-name="P39">– Извини за беспокойство. Просто стало интересно, что ты так увлечённо читаешь? Стража докладывала, что ты днюешь и ночуешь в библиотеке.</text:p>
      <text:p text:style-name="P38"><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9">– Эээ…</text:p>
      <text:p text:style-name="P39">–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9">Она потянулась за спину, сжала зубами зажим, и, после негромкого щелчка, экзоскелет “разошёлся” в стороны.</text:p>
      <text:p text:style-name="P39">– Вот, так лучше. – улыбнулась она, вышагивая из него. – Доктор Плантаго Майор был уверен, что я не дотянусь до замка.</text:p>
      <text:p text:style-name="P66"><text:soft-page-break/>Экзоскелет, лишившись хозяйки, переключил цвет лампочки с зелёного на оранжевый.</text:p>
      <text:p text:style-name="P39">– Насколько я знаю, тебе было прописано два месяца постельного режима. Сейчас и недели не прошло...</text:p>
      <text:p text:style-name="P39">– Не волнуйся, аликорны куда крепче единорогов, по стандартам которых меня лечат.</text:p>
      <text:p text:style-name="P38">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8">Она, почувствовав мой взгляд, подняла нос <text:span text:style-name="T1">из</text:span> книги и <text:s/>посмотрела на меня, насторожив уши.</text:p>
      <text:p text:style-name="P38"><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0">– А по-моему, ты не…</text:p>
      <text:p text:style-name="P38"><text:span text:style-name="T12">– Так, я попрошу! – перебила меня венценосная кобыла. – Давай, ты не будешь лезть в мои дела, а я не буду</text:span><text:span text:style-name="T4">… эээ… ммм…</text:span></text:p>
      <text:p text:style-name="P40">– Не будешь что?</text:p>
      <text:p text:style-name="P50">Селестия нахмурилась и угрожающе подняла крылья.</text:p>
      <text:p text:style-name="P50"><text:span text:style-name="T11">– </text:span>Не забывай, человек, я — могущественный маг и правитель Эквестрии. Ко мне нужно относиться с должным уважением!</text:p>
      <text:p text:style-name="P50"><text:span text:style-name="T11">– </text:span>А то что? Превратишь в жабу? Сошлёшь на Луну? Убьёшь нахер?</text:p>
      <text:p text:style-name="P50">Аликорница сникла. Уши её опустились.</text:p>
      <text:p text:style-name="P50"><text:span text:style-name="T11">– </text:span>Макс, не надо... Ты же знаешь, я этого не сделаю.</text:p>
      <text:p text:style-name="P50"><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0">Селестия приложила копыто ко лбу и издала протяжный стон.</text:p>
      <text:p text:style-name="P40">– О, небо! Я забыла распорядиться насчёт тебя! Какая же я тупая! Макс, извини, пожалуйста!</text:p>
      <text:p text:style-name="P50"><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50"><text:span text:style-name="T11">Аликорница уселась н</text:span>а пол <text:span text:style-name="T11">и прижала копыто к груди.</text:span></text:p>
      <text:p text:style-name="P40">– Да будет так! Сим заявляю, что отныне и впредь буду общаться с тобой на равных, человек Макс. Слово Селестии <text:span text:style-name="T1">Эквестрийской</text:span>!</text:p>
      <text:p text:style-name="P50">Закончив фразу, аликорница вскинула копыто вперёд и вверх. Я чуть не подавился нервным смешком, настолько это напоминало зигу<text:tab/>.</text:p>
      <text:p text:style-name="P50"><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50"><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0"><text:span text:style-name="T11">– </text:span>Вот, читай отсюда. <text:span text:style-name="T11">– а</text:span>ликорница подчеркнула абзац копытом.</text:p>
      <text:p text:style-name="P50"/>
      <text:p text:style-name="P51">***</text:p>
      <text:p text:style-name="P51"><text:soft-page-break/></text:p>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0">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Но величайшая справедливость юниверсума заключается в том, что не существует безвыходных положений. Всегда есть надежда.</text:p>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60">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0"/>
      <text:p text:style-name="P50">В ухе стало щекотно от тёплого дуновения.</text:p>
      <text:p text:style-name="P40">– Теперь ты понимаешь, почему мы не ожидали увидеть тебя? Мы, вообще-то, вызывали сверхаликорна…</text:p>
      <text:p text:style-name="P40">Я повернулся к Селестии.</text:p>
      <text:p text:style-name="P40">–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0">Аликорница отвернулась.</text:p>
      <text:p text:style-name="P40">– Это очень чувствительная тема. – сказала она после недолгой заминки. – <text:s/>Постыдная для нас.</text:p>
      <text:p text:style-name="P40">– Какая тема?</text:p>
      <text:p text:style-name="P40">Селестия повернулась, но старалась избегать меня взглядом.</text:p>
      <text:p text:style-name="P40">– Магия.</text:p>
      <text:p text:style-name="P40">– Что?</text:p>
      <text:p text:style-name="P40">–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0">Я посмотрел на аликорницу. Та старательно делала вид, что интересуется состоянием лака на копыте.</text:p>
      <text:p text:style-name="P40">– То есть, вы почувствовали ослабление своих магических способностей, и решили, что миру приходит конец?</text:p>
      <text:p text:style-name="P40">–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text:soft-page-break/>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0">– Ээээ… ммм… А вы пробовали обратиться к врачу? – начал я как можно мягче.</text:p>
      <text:p text:style-name="P40">БАЦ!</text:p>
      <text:p text:style-name="P40">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0">– Это бесполезно… Он не верит мне. У меня нет времени его переубедить.</text:p>
      <text:p text:style-name="P40">Потом она обратилась ко мне.</text:p>
      <text:p text:style-name="P40">– <text:s/>Извини, <text:span text:style-name="T1">с</text:span>орвалась. Мне очень стыдно. Последнее время всё идёт наперекосяк, совсем не так, как мы планировали.</text:p>
      <text:p text:style-name="P40"><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0">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0">–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0">Я снял её копыто со своего плеча и осторожно поставил на пол.</text:p>
      <text:p text:style-name="P40"><text:span text:style-name="T1">– Зачем? </text:span>– спросил я. – Что это за театр, твоё… Ваше Высочество? Во-первых, я не давал своё согласие на чтение моих мыслей. Во-вторых…</text:p>
      <text:p text:style-name="P40">Я присел на корточки, раздвинул гриву и снизу вверх заглянул в морду аликорнице.</text:p>
      <text:p text:style-name="P5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0"><text:soft-page-break/>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0">Я протянул руку, вытер ей слёзы и погладил по шее.</text:p>
      <text:p text:style-name="P50">– Не плачь. Я не отказываюсь. Хотя, скорее всего, Стар Свирл что-то напутал в заклинании, потому что я человек, а не сверхаликорн.</text:p>
      <text:p text:style-name="P5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0">Селестия успокоилась и смущённо потёрлась носом мне о плечо.</text:p>
      <text:p text:style-name="P50">– <text:s/>И я не читала твои мысли. У тебя на лице и так всё написано — ты не умеешь скрывать эмоции.</text:p>
      <text:p text:style-name="P50">Наружная дверь заскрипела, после чего коридор наполнился топотом множества копыт и шумом голосов.</text:p>
      <text:p text:style-name="P40">Аликорница <text:span text:style-name="T1">прислушалась, </text:span>всполошилась и стала носиться по читальному залу с загнанным видом.</text:p>
      <text:p text:style-name="P40">– <text:s/><text:span text:style-name="T1">Дискордовы</text:span> яйца! Они нашли меня!</text:p>
      <text:p text:style-name="P40">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0">– <text:s/>Ты! Чего! Делаешь! Твоё, <text:span text:style-name="T1">блин,</text:span> высочество!!! – <text:s/>я едва уберёг <text:span text:style-name="T1">своё </text:span>естество от острого рога.</text:p>
      <text:p text:style-name="P40">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0">– Помоги! Мне самой не закрыть замок, – <text:s/>обратилась аликорница ко мне, тщётно пытаясь охватить зубами раскрытую защёлку.</text:p>
      <text:p text:style-name="P40"><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0">–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0">– <text:s/><text:span text:style-name="T1">Я</text:span> помогу! – <text:s/>Селестия изогнула шею и стала зубами сжимать защёлку.</text:p>
      <text:p text:style-name="P40">ШЛОП!</text:p>
      <text:p text:style-name="P40">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0">Увидев Селестию, толпа замерла. Та в попытке спрятать меня, раскрыла крылья.</text:p>
      <text:p text:style-name="P50">В наступившей тишине аликорница прошептала мне убито:</text:p>
      <text:p text:style-name="P40">– <text:s/><text:span text:style-name="T1">Что-то мне не хочется оборачиваться.</text:span></text:p>
      <text:p text:style-name="P50">– <text:s/>А придётся. Кстати, крылья можешь опустить. Всё равно видна табуретка и мои ноги.</text:p>
      <text:p text:style-name="P50">Селестия закрыла глаза и медленно обернулась к толпе.</text:p>
      <text:p text:style-name="P40">–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0"><text:span text:style-name="T1">– Занавес. </text:span>– <text:s/><text:span text:style-name="T1">подытожил я.</text:span></text:p>
      <text:p text:style-name="P40"/>
      <text:h text:style-name="Heading_20_2" text:outline-level="2"><text:soft-page-break/>4.5 Нерадивый ученик</text:h>
      <text:p text:style-name="P33"/>
      <text:p text:style-name="P50">– Это очень просто, уверяю тебя. Даже совсем маленькие жеребята единорогов способны на столь простую магию. Сконцентрируйся…</text:p>
      <text:p text:style-name="P50">– Ыыых… !!!</text:p>
      <text:p text:style-name="P50">Я покраснел от натуги, но этот блядский листочек даже не шелохнулся!</text:p>
      <text:p text:style-name="P50">– Давай попробуем ещё раз. Сосредоточься на объекте. Высвободи силу. Ты можешь это, я вижу в тебе большой потенциал!</text:p>
      <text:p text:style-name="P50"/>
      <text:p text:style-name="P50">Куда уж больше! Эти медицинские каракули мне теперь месяц сниться будут!</text:p>
      <text:p text:style-name="P50">– Фффу-у-у! – листок закружился в воздухе от моего сердитого дуновения.</text:p>
      <text:p text:style-name="P50">Я отвернулся. Если она хочет выставить меня на посмешище, ей и напрягаться не нужно!</text:p>
      <text:p text:style-name="P50"/>
      <text:p text:style-name="P50">– Анон…</text:p>
      <text:p text:style-name="P50">С лёгким вздохом аликорница положила голову мне на плечо.</text:p>
      <text:p text:style-name="P50">– Не сердись. Это моя вина. Я пытаюсь вести тебя ускоренным курсом.</text:p>
      <text:p text:style-name="P50">Я скосил на неё взгляд. Аликорница прикрыла глаза, наслаждаясь покоем. Солнечный луч зажёг золотистые искорки на её ресницах.</text:p>
      <text:p text:style-name="P50">– Не понимаю, куда ты так гонишь? Мы вполне можем заняться этим через пару недель, когда ты окрепнешь.</text:p>
      <text:p text:style-name="P50">Селестия открыла глаза и нехотя оторвала голову от моего плеча.</text:p>
      <text:p text:style-name="P50">– Нам нужно торопиться. У меня есть нехорошее чувство, а я привыкла доверять своим ощущениям.</text:p>
      <text:p text:style-name="P50">Листок с рецептом вернулся на место.</text:p>
      <text:p text:style-name="P50">– На это раз мы поступим по-другому. Есть способ ускорить процесс. – аликорница отвернулась в смятении.</text:p>
      <text:p text:style-name="P50">Я ждал.</text:p>
      <text:p text:style-name="P50">–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50">– То есть, ты хочешь сказать, что не вполне им владеешь? – помог я аликорнице. – Не волнуйся, я не буду над тобой смеяться.</text:p>
      <text:p text:style-name="P50">–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50">Аликорница взглянула на меня со смущением.</text:p>
      <text:p text:style-name="P50">–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50">Я с сомнением почесал в затылке.</text:p>
      <text:p text:style-name="P50">–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50">Я вздохнул.</text:p>
      <text:p text:style-name="P50"><text:soft-page-break/>– Ну хорошо, хорошо, не волнуйся. Я готов. Можно только просить тебя об одолжении?</text:p>
      <text:p text:style-name="P50">– Да?</text:p>
      <text:p text:style-name="P50">Аликорница с тревогой взглянула на меня.</text:p>
      <text:p text:style-name="P50">– Всё, что в моих силах, Анонимус.</text:p>
      <text:p text:style-name="P50">В её голосе сквозила едва сдерживаемая дрожь.</text:p>
      <text:p text:style-name="P50">«Она думает, я сейчас загадаю себе полцарства, корону и мороженное в придачу!» – усмехнулся я.</text:p>
      <text:p text:style-name="P50">– Можно всё же не стирать мне память? Я, со своей стороны, даю слово не болтать о том, что узнаю, если тебя это беспокоит.</text:p>
      <text:p text:style-name="P50">Аликорница воззрилась на меня с нечитаемым выражением на морде.</text:p>
      <text:p text:style-name="P50">– Я слишком многого прошу? – вздохнул я. – Ладно, не важно…</text:p>
      <text:p text:style-name="P50">Аликорница спрятала морду в одеяле. Холка её подёргивалась.</text:p>
      <text:p text:style-name="P50">Я опешил.</text:p>
      <text:p text:style-name="P50">– Ты чего? – я присел на постель и осторожно отвернул край одеяла. – Эй, есть кто-нибудь в домике? Если я что-то не то сказал, забей…</text:p>
      <text:p text:style-name="P50">Селестия подняла голову и я увидел, что у неё текут слёзы из глаз от беззвучного смеха. Я озадаченно почесал затылок.</text:p>
      <text:p text:style-name="P50">–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50">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50">–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50">Аликорница кивнула, соглашаясь.</text:p>
      <text:p text:style-name="P50">– Теперь позволь мне начать заклинание.</text:p>
      <text:p text:style-name="P50">Аликорница высунула из-под одеяла передние ноги и притянула меня к себе.</text:p>
      <text:p text:style-name="P50">–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50">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50">Моей?!! Э-э-э, позвольте…</text:p>
      <text:p text:style-name="P50">…</text:p>
      <text:p text:style-name="P50">Я открыла глаза.</text:p>
      <text:p text:style-name="P50">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50"><text:soft-page-break/>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0">Я закрыла глаза.</text:p>
      <text:p text:style-name="P50">…</text:p>
      <text:p text:style-name="P50">– Анонимус! Анон…</text:p>
      <text:p text:style-name="P50">Тёплое дуновение растрепало волосы на лбу. Я открыл глаза.</text:p>
      <text:p text:style-name="P50">– Как ты себя чувствуешь?</text:p>
      <text:p text:style-name="P50">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50">– Я старалась провести всё как можно быстрее. С тобой всё в порядке? – в голосе Селестии появились нотки паники.</text:p>
      <text:p text:style-name="P50">Я успокаивающе похлопал аликорницу по шее не глядя.</text:p>
      <text:p text:style-name="P50">–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50">Аликорница громко воскликнула, просунула морду под подушку, насколько позволял рог, и застонала от досады.</text:p>
      <text:p text:style-name="P50">–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8">сли бы я вспомнила вовремя, я бы предупредила тебя, чтобы ты смог сконцентрироваться.</text:span></text:p>
      <text:p text:style-name="P50">Я вымучено рассмеялся.</text:p>
      <text:p text:style-name="P50">– Спасибо за комплимент, твоё высочество! Никогда не сомневался, что я — та ещё тряпка! Я даже новую кошку не смог завести после смерти старой.</text:p>
      <text:p text:style-name="P50">Аликорница виновато пробормотала из-под подушки:</text:p>
      <text:p text:style-name="P50">– Прости меня, Анонимус.</text:p>
      <text:p text:style-name="P50">Я помотал головой, вытряхивая остатки сонливости.</text:p>
      <text:p text:style-name="P50">– Надо повторить.</text:p>
      <text:p text:style-name="P50">– Что?</text:p>
      <text:p text:style-name="P50">– Надо повторить урок. Я почти усвоил технику.</text:p>
      <text:p text:style-name="P50">Аликорница выглянула одним глазом из-под подушки.</text:p>
      <text:p text:style-name="P50">– И ты не боишься?</text:p>
      <text:p text:style-name="P50">Я стянул подушку с Селестии и легонько щёлкнул её по носу.</text:p>
      <text:p text:style-name="P50">–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50">Аликорница слабо улыбнулась.</text:p>
      <text:p text:style-name="P50">– Не будем медлить, Анонимус.</text:p>
      <text:p text:style-name="P50">Я вновь растворился в сине-зелёной гриве.</text:p>
      <text:p text:style-name="P50"><text:soft-page-break/>…</text:p>
      <text:p text:style-name="P50">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8">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8">Тумбочка.</text:span> Листок… <text:span text:style-name="T88">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89">Всё пошло не так. Не могу уловить точку концентрации. Сила приложена к чему-то большему, чем лист бумаги. К чему-то неизмеримо большему. </text:span><text:span text:style-name="T88">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89">Сила уходит бесконтрольно. Нужно прервать урок. Нет! Нет! О-О-О-О-О, НЕ-Е-Е-Е-Е-Т!!!</text:span></text:p>
      <text:p text:style-name="P50">…</text:p>
      <text:p text:style-name="P50">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50">Тумбочка стояла на месте, не сдвинувшись ни на волос.</text:p>
      <text:p text:style-name="P50">С улицы доносились возгласы удивления, страха и ожесточённые споры. Я подошёл к окну и выругался ещё сильнее.</text:p>
      <text:p text:style-name="P50">По голубому небу к дневному светилу взмывала Луна.</text:p>
      <text:p text:style-name="P50">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50">Я бросился к постели и стал что есть силы тормошить бесчувственную аликорницу.</text:p>
      <text:p text:style-name="P50">– Вставай! Эй, вставай, твоё высочество! Беда! Там сейчас<text:span text:style-name="T11"> </text:span>Луна в Солнце врежется!</text:p>
      <text:p text:style-name="P50">Аликорница что-то невнятно говорила себе под нос, но глаз не открывала. Я вслушался в её бормотание.</text:p>
      <text:p text:style-name="P50">– …всегда говорила, что сестра не умеет пить…</text:p>
      <text:p text:style-name="P50">Проклятье! Эту кобылу можно разбудить только ведром воды!</text:p>
      <text:p text:style-name="P50">Я бросил взгляд на тумбочку. Нет, стакан пуст.</text:p>
      <text:p text:style-name="P74">Ох, нет! Нет-нет-нет!!!</text:p>
      <text:p text:style-name="P74">Мой взгляд был прикован к дверце с изображением Луны, а душу леденил ужас осознания.</text:p>
      <text:p text:style-name="P74">Анон, если ты станешь виновником смерти миллионов невинных пони, тебе лучше удавиться прямо сейчас!</text:p>
      <text:p text:style-name="P50">Я бросился к окну, намереваясь позвать кого-нибудь на помощь. И замер с отвалившейся челюстью.</text:p>
      <text:p text:style-name="P50">Мне уже было понятно, что Луна перепутала пору суток и выскочила на небосвод в полдень по моей вине. Но, блин, я точно не мог исписать её поверхность громадными буквами, словно стену лифта! 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50">«С-Е-Л-Е-С-Т-И-Я … — … П-И-З-…» </text:p>
      <text:p text:style-name="P50">– ЧТО ТУТ ПРОИСХОДИТ???</text:p>
      <text:p text:style-name="P50">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50">– Мы …э-э-э… изучали левитацию предметов посредством переплетения сознаний. – промямлил я наконец. – Кажись, я чего-то накосячил.</text:p>
      <text:p text:style-name="P50">Тёмная аликорница перевела взгляд на Селестию, всё так же лежащую на постели разметав крылья.</text:p>
      <text:p text:style-name="P50"><text:soft-page-break/>–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50">Белоснежная аликорница чуть шевельнула крыльями и натянула одеяло на голову.</text:p>
      <text:p text:style-name="P50">– Уйдите все… – пробормотала Селестия сквозь одеяло. – Я умираю.</text:p>
      <text:p text:style-name="P50">«-ДА» — мельком прочитал я окончание текста, появившееся на спутнике.</text:p>
      <text:p text:style-name="P50">Тёмная аликорница проследила мой взгляд и ухмыльнулась.</text:p>
      <text:p text:style-name="P50">–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50">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50">–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50">Я, конечно, побаивался тёмной фурии, но её отношение задело меня за живое.</text:p>
      <text:p text:style-name="P50">– Эй, что ты там про улитку сказала? Я ведь не напрашивался, в конце-концов! Я оказался тут с твоей помощью, в том числе!</text:p>
      <text:p text:style-name="P50">Луна не удостаивая меня взглядом, прошествовала к выходу, попутно нажав кнопку экстренного вызова.</text:p>
      <text:p text:style-name="P50">–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50">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50">Через мгновение палата заполнилась оханьем, аханьем и звоном склянок с микстурами. Я оказался в окружении злобных медсестёр.</text:p>
      <text:p text:style-name="P50">–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50">Передо мной захлопнулась дверь в палату.</text:p>
      <text:p text:style-name="P50">Ну охренеть! Я же ещё и виноват!</text:p>
      <text:p text:style-name="P50"/>
      <text:h text:style-name="P164" text:outline-level="2"><text:span text:style-name="T11">5. </text:span>Индиго</text:h>
      <text:p text:style-name="P40"/>
      <text:p text:style-name="P40">Я шёл в королевскую столовую, поигрывая <text:span text:style-name="T1">увесистой </text:span>ручкой в пальцах. <text:span text:style-name="T1">Со вчерашнего дня</text:span> жизнь пошла круто в гору. Не знаю, успела ли распорядиться Селестия насчёт меня, или нет, прежде чем её <text:span text:style-name="T1">заперли</text:span> в больниц<text:span text:style-name="T1">е</text:span>, но отношение ко мне резко изменилось.</text:p>
      <text:p text:style-name="P40">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0">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примата. Клипса-<text:soft-page-break/>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0">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0"><text:span text:style-name="T1">– </text:span>А-а-апчхииии! – раздалось прямо у меня под ногами.</text:p>
      <text:p text:style-name="P5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0">– Ты кто? – машинально спросил я.</text:p>
      <text:p text:style-name="P50">– Индиго. – ответили глаза.</text:p>
      <text:p text:style-name="P50">Ответ не прояснил ситуацию ни на йоту, так что я продолжил.</text:p>
      <text:p text:style-name="P50">– А чего ты под лавкой делаешь?</text:p>
      <text:p text:style-name="P50">– Прячусь.</text:p>
      <text:p text:style-name="P50">Поняв, что расспросами ничего не добьёшься, я предложил прямо:</text:p>
      <text:p text:style-name="P50">– Может, ты вылезешь? Меня можно не бояться. Я не страшный.</text:p>
      <text:p text:style-name="P50">Под лавкой началась <text:s/>возня и сопение, потом наружу вылез жеребёнок-единорог насыщенного синего цвета.</text:p>
      <text:p text:style-name="P50">– А я тебя вовсе и не боюсь. Вот ещё! Я в прятки играла.</text:p>
      <text:p text:style-name="P50">–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0">– Ничо страшного! – малютка вытерла нос. – Меня всё равно искать некому.</text:p>
      <text:p text:style-name="P50">– Это как? Ты же с кем-то в прятки играешь? – продолжал допытываться я.</text:p>
      <text:p text:style-name="P50">– Сама с собой и играю. – хмуро ответила кобылка. – А тебе чего, дяденька?</text:p>
      <text:p text:style-name="P50">Я понял, что жеребёнок не настроен на беседу. Пожал плечами <text:s/>и повернулся было уходить.</text:p>
      <text:p text:style-name="P50">– Эээ, гм-м…</text:p>
      <text:p text:style-name="P50">Я повернулся обратно.</text:p>
      <text:p text:style-name="P50">– Что?</text:p>
      <text:p text:style-name="P50">Единорожка ковыряла копытом землю и шмыгала носом, не смотря на меня. Я терпеливо ждал.</text:p>
      <text:p text:style-name="P50">– Дяденька, а ты не мог бы спросить принцессу Селестию, куда девалась Шейла Блюскай? А то мне играть не с кем.</text:p>
      <text:p text:style-name="P50">– При случае спрошу. Если встречу.</text:p>
      <text:p text:style-name="P50">– Встретишь, канешн! Скажи ей, что у меня сегодня день рождения, и я здоровски обиделась, когда она на него не пришла!</text:p>
      <text:p text:style-name="P50"><text:s/>Такая уверенность кобылки меня заинтриговала. Я пригляделся к жеребёнку повнимательнее. Да нет, вроде, раньше её не встречал.</text:p>
      <text:p text:style-name="P50">– Позволь поинтересоваться, откуда у тебя такая уверенность, что я встречусь с Селестией? Я ей, знаешь ли, свиданий не назначаю.</text:p>
      <text:p text:style-name="P50">– Да ладно-о-о, брось заливать-то! – скептически протянуло юное создание. – Все знают, что вы встречаетесь. Вот и спроси её, пажалста, когда увидишь.</text:p>
      <text:p text:style-name="P50">– Кто это «все»?</text:p>
      <text:p text:style-name="P50"><text:soft-page-break/>– Ну, прислуга, стража, мой па…</text:p>
      <text:p text:style-name="P50">Ох! Во что же это такое я вляпался, а? За кого они меня, чёрт побери, принимают?</text:p>
      <text:p text:style-name="P50">Я присел на лавочку и наклонился пониже, чтобы наши головы были на одном уровне.</text:p>
      <text:p text:style-name="P50">– А твоего «па» не смущает, что я и Селестия м-м-м… немного разных видов? Точнее, совсем разных?</text:p>
      <text:p text:style-name="P50">– И чо? – без малейшего замешательства спросила кроха.</text:p>
      <text:p text:style-name="P5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0">– <text:s/>Кха-кхе-гррхмм... Э-э-э... м-м-м... ну-у-у...</text:p>
      <text:p text:style-name="P50">У меня в голове произошло короткое замыкание. Слова пропали. Уши начали гореть.</text:p>
      <text:p text:style-name="P50">– <text:s/>Как, ты говоришь, тебя зовут? – в конце-концов выдавил осипшим голосом я, стараясь перевести тему. – Про чей день рождения я должен рассказать?</text:p>
      <text:p text:style-name="P5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0">У меня в памяти зажглась лампочка.</text:p>
      <text:p text:style-name="P50">– Постой-постой, не части. Твой отец, случайно, не Хорст Мэдтроттер?</text:p>
      <text:p text:style-name="P50">– Агась. А ты откудова знаешь?</text:p>
      <text:p text:style-name="P50">– Да так, один пони сказал. – я полез за пазуху и достал красную коробочку. – Вот тебе подарок.</text:p>
      <text:p text:style-name="P50">–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0">– Вообще-то, это не мой подарок. Его просил передать один старик, Норф Каррус из каретной мастерской.</text:p>
      <text:p text:style-name="P50">– Аааа, знаю его! Мы с Шейлой ходили к нему играть, пока она не пропала. У Норфа здоровски интересно!</text:p>
      <text:p text:style-name="P50">Индиго открыла коробочку. Внутри на подстилке из тырсы лежала крохотная модель кареты в мельчайших подробностях.</text:p>
      <text:p text:style-name="P50">– Ух ты! – благоговейно прошептала Индиго. – Королева Лорен! Я даже управляла ею немножко.</text:p>
      <text:p text:style-name="P50">– Как ею можно управлять, если она не запряжена? Уж не Норф ли таскал её? – усомнился я.</text:p>
      <text:p text:style-name="P50">–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0">Я остался сидеть в полнейшем замешательстве. </text:p>
      <text:p text:style-name="P50"/>
      <text:p text:style-name="P51"><text:soft-page-break/>***</text:p>
      <text:p text:style-name="P50">&lt;<text:span text:style-name="T55">Depeche Mode - Painkiller</text:span>&gt;</text:p>
      <text:p text:style-name="P6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0"/>
      <text:p text:style-name="P50">В дверях библиотеки появился знакомый силуэт.</text:p>
      <text:p text:style-name="P50">– Привет, твоё высочество! Тебя уже выпустили, или опять от докторов смылась?</text:p>
      <text:p text:style-name="P50">Аликорница прошла в комнату и устало уселась рядом со мной.</text:p>
      <text:p text:style-name="P5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50">Я с подозрением посмотрел на Селестию. Где-то я уже видел эту улыбочку на хитрой роже.</text:p>
      <text:p text:style-name="P5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0">– Вот ещё! – возмущению Селестии не было предела. Аликорница встала и демонстративно повернулась ко мне задом.</text:p>
      <text:p text:style-name="P5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0">Я подёргал замок на накрупнике. Таки не врёт.</text:p>
      <text:p text:style-name="P50">– Убедился? Вообще-то, такое недоверие меня оскорбляет. Ни один пони так бы себя не вёл со мной. – Селестия улеглась возле кресла и надулась.</text:p>
      <text:p text:style-name="P50">– Разумеется, твои подданные вели бы себя с большим пиететом. Но я же не твой подданный, твоё высочество!</text:p>
      <text:p text:style-name="P50">Аликорница вскинула копыто к виску.</text:p>
      <text:p text:style-name="P5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0">– Окей, как хочешь. Никаких больше высочеств.</text:p>
      <text:p text:style-name="P50">–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4">расписать сложности общения и мороку с этикетом</text:span>&gt;</text:p>
      <text:p text:style-name="P50">Селестия сморщила нос в улыбке и спросила, прикрывшись крылом:</text:p>
      <text:p text:style-name="P50">– К слову, а что говорят мои подданные про нас? Что означает «чёрте-что»?</text:p>
      <text:p text:style-name="P50">Я вспомнил разговор с Индиго и почувствовал, как снова начинают гореть уши.</text:p>
      <text:p text:style-name="P50">– Чёрте-что — это значит «ерунда». Большая ерунда.</text:p>
      <text:p text:style-name="P50">– Оу, как интересно! – Селестия приблизила ко мне морду и повернула уши. – Расскажи-ка поподробнее. Я вся во внимании.</text:p>
      <text:p text:style-name="P50"><text:soft-page-break/>–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0">Аликорница, широко раскрыв глаза, медленно тянула ко мне морду. Наконец, когда наши носы почти соприкоснулись, она не выдержала.</text:p>
      <text:p text:style-name="P50">– А-ха-ха-ха-ха-ха-ха!!! О-у-у-у-у-у-ха-ха-ха! И-и-и-и-ха-ха-ха! – Селестия перевернулась на спину и дёргала от смеха копытами.</text:p>
      <text:p text:style-name="P50">– <text:s/>Очень смешно! Ей говорят, что она подозревается в сексуальных извращениях, а она регочет! Мне-то пофиг, а тебе ещё править придётся!</text:p>
      <text:p text:style-name="P50">– <text:s/>И-и-изви-ни, Макс, не-мо-гу-у-у-у… Ох! Давненько я так не смеялась! Лет двести — так точно!</text:p>
      <text:p text:style-name="P50">Я потянул её за копыто и перевернул обратно на живот.</text:p>
      <text:p text:style-name="P50">– Что смешного-то?</text:p>
      <text:p text:style-name="P50">Аликорница вытерла крылом выступившие слёзы и объяснила:</text:p>
      <text:p text:style-name="P50">–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50">– Ты не видишь ничего странного в межвидовых спариваниях? – охренел я. – Куда я, блин, попал???</text:p>
      <text:p text:style-name="P50">Селестия развернула моё кресло к себе и задумчиво посмотрела мне в глаза.</text:p>
      <text:p text:style-name="P50">– Очевидно, мне стоит рассказать тебе, Макс, откуда произошли пегасы и единороги.</text:p>
      <text:p text:style-name="P5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0">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0">– А как выглядят сами истинные единороги? – спросил я.</text:p>
      <text:p text:style-name="P50">–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0">– Ха! – ответил я. – В моём мире они также известны. Правда, как несуществующий, сказочный вид.</text:p>
      <text:p text:style-name="P5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0">– Хм. А что было дальше?</text:p>
      <text:p text:style-name="P50"><text:soft-page-break/>–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0">Селестия встала и принялась по очереди поднимать ноги, разминая суставы. Потом направилась к выходу. У двери аликорница обернулась ко мне.</text:p>
      <text:p text:style-name="P50">– Сто лет не гуляла по парку. Составишь мне компанию?</text:p>
      <text:p text:style-name="P50">Я поднялся с кресла, гадая, шутила Селестия про сто лет, или нет?</text:p>
      <text:p text:style-name="P50"/>
      <text:p text:style-name="P51">***</text:p>
      <text:p text:style-name="P50"/>
      <text:p text:style-name="P50">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50">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50">– Ну что? Догонялки?</text:p>
      <text:p text:style-name="P50">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50"/>
      <text:p text:style-name="P50">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50">– Анон?..</text:p>
      <text:p text:style-name="P50">Я намеренно не оборачивался на шелест кустов за спиной. Нерешительное топтание на месте сменилось шагами. На меня упала тень.</text:p>
      <text:p text:style-name="P50">–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50">Обида и разочарование в голосе аликорницы были столь искренними, что я рассмеялся.</text:p>
      <text:p text:style-name="P50">–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50">За спиной раздался стон.</text:p>
      <text:p text:style-name="P50">– О-о-о, моя сестра была права, мои мыслительные способности в последнее время оставляют желать лучшего! Я же узнала о твоём ужасном физическом состояние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50"><text:soft-page-break/>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50">– Расслабься, Анонимус. Позволь мне избавить тебя от недугов.</text:p>
      <text:p text:style-name="P50">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50">– Засыпай, Анон. Когда ты проснёшься, ты будешь чувствовать себя намного лучше. Целительство — не моя специализация, но кое-что мне по силам.</text:p>
      <text:p text:style-name="P50"/>
      <text:p text:style-name="P50">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50">Я попытался поднять голову, но липкое оцепенение сковало все мои члены. Веки опустились на глаза и я провалился в бездонный колодец забытья.</text:p>
      <text:p text:style-name="P50"/>
      <text:p text:style-name="P50">…</text:p>
      <text:p text:style-name="P60"/>
      <text:p text:style-name="P60">– Эй, мужик, тебе плохо?</text:p>
      <text:p text:style-name="P60">На меня озабоченно уставилась парочка, ещё недавно сидевшая ко мне спиной на скамейке.</text:p>
      <text:p text:style-name="P60">Я принял сидячее положение, беспомощно хлопая глазами. Что? Где? Как?</text:p>
      <text:p text:style-name="P60">– Сам домой доберёшься? Может, вызвать скорую?</text:p>
      <text:p text:style-name="P60">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0">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60">Я перегнулся через перила и меня стошнило.</text:p>
      <text:p text:style-name="P60">Красавец! Мало тебе проблем с сердцем, так ты и печень, похоже, гробанул. Молодец, Анон, пей дальше!</text:p>
      <text:p text:style-name="P60">Спустившись в квартиру, я лёг на диван, натянул наушники и закрыл глаза.</text:p>
      <text:p text:style-name="P60">К чёрту всё, кроме Пинк Флойдов!</text:p>
      <text:p text:style-name="P50"/>
      <text:p text:style-name="P50">…</text:p>
      <text:p text:style-name="P50"/>
      <text:p text:style-name="P50">– Анонимус? Просыпайся же!</text:p>
      <text:p text:style-name="P50">Копыто энергично растирало мне грудь круговыми движениями. Селестия встревоженно склонилась ко мне.</text:p>
      <text:p text:style-name="P50">– Ты испугал меня, Анон! Цвет твоей кожи сейчас не сильно отличается от цвета моей шерсти — настолько ты бледный. Как ты себя чувствуешь?</text:p>
      <text:p text:style-name="P50">Я молча отодвинул её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text:soft-page-break/>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50">– Как?.. – я не мог отыскать подходящих слов, чтобы высказать обуревавшие меня чувства. Из глаз потекли слёзы радости.</text:p>
      <text:p text:style-name="P50">–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40">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 Охренеть! Как новенький! Да что там <text:span text:style-name="T1">— я и есть новенький! Крутотень!</text:span></text:p>
      <text:p text:style-name="P50">– Анонимус, прекращай висеть на ветке! – со смехом произнесла Селестия и опять закашлялась. – Нам нужно торопиться. Кое-кто ждёт нас.</text:p>
      <text:p text:style-name="P50">Я спрыгнул вниз. Селестия лёгкой трусцой бежала по парку и я без труда успевал за ней. Лёгкие работали ритмично, как <text:span text:style-name="T24">кузнечные меха</text:span>.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50">Хм. Совпадение? Не могла она видеть мою попытку, у неё глаз на затылке нет.</text:p>
      <text:p text:style-name="P50">Я снова попытался догнать аликорницу, но в последний момент та зачастила всеми четырьмя и снова оторвалась вперёд на корпус. В этот раз я успел заметить её лучащийся весельем глаз и уголок ухмыляющегося рта.</text:p>
      <text:p text:style-name="P50">Ах ты ж!!!</text:p>
      <text:p text:style-name="P50">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50">–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50">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50">Скоро 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50">Я помотал головой, отгоняя непристойности. Блядь! О чём ты думаешь, Анон? Ты же не конеёб! В пекло такие мысли! Мне уже тесно в штанах!</text:p>
      <text:p text:style-name="P50">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50">– Мы на месте, Анон! Луна ждёт нас.</text:p>
      <text:p text:style-name="P50">Луна? Вот уж с кем бы я хотел встречаться меньше всего!</text:p>
      <text:p text:style-name="P50">Мы вышли на небольшую полянку, окружённую кипарисами. В центре стояла тёмная аликорница и хмуро смотрела на нас.</text:p>
      <text:p text:style-name="P50"><text:soft-page-break/>– Мы надеемся, что это будет Нашим последним одолжением тебе, Сестра, относительно сего примата! Мы делаем это только из Нашей к тебе привязанности!</text:p>
      <text:p text:style-name="P50">– Обещаю тебе, Луна. – склонила голову Селестия. – Я уверена, что ты не пожалеешь об этой уступке. Если Анон — тот, кого мы ищем, ему не составит труда найти Великое Откровение в мире грёз.</text:p>
      <text:p text:style-name="P50">Аликорны повернулись ко мне. Мне стало дико неуютно.</text:p>
      <text:p text:style-name="P50">Что ещё за хрень они придумали творить со мной? Я было попятился, но остановился под ясным взглядом солнечной принцессы. 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я могу поднять небо и свернуть гору! Как будто я — именно тот мудак, которого они ищут!</text:p>
      <text:p text:style-name="P50">Я сдался.</text:p>
      <text:p text:style-name="P50">– Готов ли ты проследовать с Нами, Анонимус, и обучиться древнему искусству сновидений? – склонила голову в вопросе Луна.</text:p>
      <text:p text:style-name="P50">Я сглотнул и коротко кивнул.</text:p>
      <text:p text:style-name="P50">– Тогда следуй за Нами!</text:p>
      <text:p text:style-name="P50">Левитационная магия вновь укладывает меня на землю. Селестия ложится рядом и закрывает глаза. Луна медленно приближается ко мне до тех пор, пока её васильковые глаза не заслоняют небо…</text:p>
      <text:p text:style-name="P50"/>
      <text:p text:style-name="P51">***</text:p>
      <text:p text:style-name="P50"/>
      <text:p text:style-name="P50">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50">Луна остановилась.</text:p>
      <text:p text:style-name="P50">–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как Мы. Мы будем ждать тебя на той стороне.</text:p>
      <text:p text:style-name="P50">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50">Окей, я пошёл!</text:p>
      <text:p text:style-name="P50">Я надавил дверь и уверенно шагнул в светящийся проём.</text:p>
      <text:p text:style-name="P50"/>
      <text:p text:style-name="P50">БЛЯ-А-А-А-А-А-А-А-А-А-А-А-А!!!</text:p>
      <text:p text:style-name="P50"/>
      <text:p text:style-name="P50">Падение было быстрым и ошеломляющим. Я гро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им спящим телом, я на этом не остановился, а низвергся дальше, через толщу земли, через последовавшую затем сеть пещер с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50"><text:soft-page-break/>Осмотреться я не успел — очертания пещеры расплылись и резкий переход от полутьмы к яркому свету заставил меня закрыть глаза.</text:p>
      <text:p text:style-name="P50">– Опять я чего-то накосячил! Блядь, как меня это уже заебало! – выругался я в сердцах.</text:p>
      <text:p text:style-name="P50">– Что означает «заебало», дядя? – спросил меня тоненький голосок.</text:p>
      <text:p text:style-name="P50">– Уело. Достало. Надоело в высшей степени. – по инерции ответил я. После чего открыл глаза.</text:p>
      <text:p text:style-name="P50">Тёплый ветерок ласково трепал футболку. Цепь гор на горизонте курилась дымом из нескольких действующих вулканов. Перистые облака парили в недосягаемой высоте над скалистым плато, на котором стоял я. Внизу раскинулась холмистая долина, заросшая джунглями.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50">– Кхм!</text:p>
      <text:p text:style-name="P50">Я опустил глаза.</text:p>
      <text:p text:style-name="P50">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50">«Вот блядь, научил кроху ругаться! Молодец, Анон, возьми пирожок!» – пронеслась у меня досадная мысль. Чтобы скрыть стыд, я спросил первое пришедшее в голову:</text:p>
      <text:p text:style-name="P50">– Эм-м-м… Как тебя зовут, малыш?</text:p>
      <text:p text:style-name="P50">– Агамемнон. – важно ответила кроха. – И я не малыш! Я — древнейший дракон из живущих! Торч ещё из яйца не вылупился, когда я уже обрёл мудрость.</text:p>
      <text:p text:style-name="P50">Я смерил дракончика взглядом и снисходительно улыбнулся.</text:p>
      <text:p text:style-name="P50">– Мой сон! – насупился дракончик. – Как хочу, так и снюсь!</text:p>
      <text:p text:style-name="P50">Я начал догадываться.</text:p>
      <text:p text:style-name="P50">– Так это я в твоём сне? Наверное, это ты спишь в той пещере? Ну, знаешь, под заброшенными шахтами с вагонетками? Я, кажись, в неё влетел.</text:p>
      <text:p text:style-name="P50">– Угу. – хмуро ответил Агамемнон. – И теперь, похоже, мне придётся искать новую. Не люблю, когда мешают спать. Мне из-за этого с лёжки в Северных горах уйти пришлось.</text:p>
      <text:p text:style-name="P50">Я смутился.</text:p>
      <text:p text:style-name="P50">–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то, может, ты знаешь, что такое «Великое Откровение»?</text:p>
      <text:p text:style-name="P50">Дракончик почесал лопаткой гребень на голове и ответил:</text:p>
      <text:p text:style-name="P50">–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пожирало. Нет, я не люблю Откровение. – помотал отрицательно головой дракончик для вящей убедительности.</text:p>
      <text:p text:style-name="P50">– Что за «Чёрный Экран»? – продолжил интересоваться я.</text:p>
      <text:p text:style-name="P50">Дракончик насупился.</text:p>
      <text:p text:style-name="P50">–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50">Я хлопнул себя ладонью по лбу.</text:p>
      <text:p text:style-name="P50">– Ой, извини! Я — Анонимус. Прилетел из далёких краёв по приглашению принцессы Селестии.</text:p>
      <text:p text:style-name="P50"><text:soft-page-break/>Кроха насупилась ещё больше.</text:p>
      <text:p text:style-name="P50">– А-а-а, так ты из п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50">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появлялись, меняли течение и исчезали реки и ручьи, появлялись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50">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50">А прямо подо мной, на отроге скалы, раскинулся Кантерлот…</text:p>
      <text:p text:style-name="P50">– <text:span text:style-name="T29">ТЕПЕРЬ ТЫ ПОНИМАЕШЬ, ЧТО НЕ МОГУ ЛЮБИТЬ Я ТЕХ, КТО СРЫЛ ГНЕЗДО МОЁ ПОЧТИ ДО ОСНОВАНИЯ?</text:span> – громыхнуло у меня в ухе, я аж подпрыгнул.</text:p>
      <text:p text:style-name="P50">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50">– <text:span text:style-name="T29">И ТЫ ЖЕЛАЕШЬ, ЧТОБ Я ОТКРЫЛ ТЕБЕ ТАЙНУ ЧЁРНОГО ЭКРАНА? ТЕБЕ, ПРИЯТЕЛЮ НАДОЕДЛИВЫХ ПОНИ? ПРИЯТЕЛЮ ГНУСНОЙ ПРОВОЗВЕСТНИЦЫ СОЛНЦА?</text:span></text:p>
      <text:p text:style-name="P53">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50">– <text:span text:style-name="T29">ВЫ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0">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им фонтаном.</text:p>
      <text:p text:style-name="P50">Я закрыл лицо руками и<text:span text:style-name="T72"> </text:span>выбрал единственный способ выиграть несколько секунд жизни — спрыгнул со скалы вниз, к Кантерлоту.</text:p>
      <text:p text:style-name="P70">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50">Чуть раздвинув пальцы, я взглянул на обстановку — и тут же снова сжал их что есть мочи. Надо мной стояла разъярённая Луна.</text:p>
      <text:p text:style-name="P50">–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50">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50">–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50">Постояв ещё немного и не добившись от меня ни звука, Луна вздохнула.</text:p>
      <text:p text:style-name="P50"><text:soft-page-break/>– Следуй за мной, примат! Нам нужно вернуть тебя Сестре.</text:p>
      <text:p text:style-name="P50"/>
      <text:h text:style-name="Heading_20_2" text:outline-level="2">5.5 Желание</text:h>
      <text:p text:style-name="P51"/>
      <text:p text:style-name="P50">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ом расслабляющий фон.</text:p>
      <text:p text:style-name="P50">– Он что-то говорил про Чёрный Экран. Про то, что Откровение пожирает пони. А потом захотел меня сжечь. К счастью, вовремя подоспела Луна.</text:p>
      <text:p text:style-name="P50">Селестия смущённо отвернулась, прижав уши к голове.</text:p>
      <text:p text:style-name="P50">–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50">– Ничего. – усмехнулся я. – Я собираюсь купить себе беруши специально для общения с твоей сестрой. Назову их «Коммуникационный Интерфейс «Анонимус-Луна» ».</text:p>
      <text:p text:style-name="P50">Аликорница мягко рассмеялась. Я пожал плечами.</text:p>
      <text:p text:style-name="P50">–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50">Селестия вздохнула.</text:p>
      <text:p text:style-name="P50">–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кьютимарки у тебя нет. Но он лежит глубже, намного глубже чем я могу рассмотреть. Мне очень жаль, что я подвергла тебя столь большим неприятностям.</text:p>
      <text:p text:style-name="P50">Аликорница с печалью отвернулась. Она лежала вполоборота ко мне, чуть отстранив хвост, и я почувствовал возвращение вчерашней проблемы.</text:p>
      <text:p text:style-name="P50">Нет! Только не это!!! Я отвёл глаза и стал вспоминать в уме таблицу умножения.</text:p>
      <text:p text:style-name="P50">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50">–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50">Жжение в паху усиливалось. Я заёрзал на месте, стараясь скрыть постыдный аспект. Селестия с удивлением взглянула на меня.</text:p>
      <text:p text:style-name="P50">– Анонимус, …?</text:p>
      <text:p text:style-name="P50">Я стремительно сунул голову в пруд. Мне казалось, вода сейчас закипит от моих пылающих ушей.</text:p>
      <text:p text:style-name="P50">Блядь! Мы так не договаривались! Какого хера? Что ли попросить её вернуть моё привычное физическое состояние?</text:p>
      <text:p text:style-name="P50">Золотые рыбки опасливо таращились на меня с противоположного края озерца. Древняя черепаха ненадолго высунула голову, окинула меня <text:s/>брезгливым <text:s/>взглядом и вновь скрылась в панцире.</text:p>
      <text:p text:style-name="P50">Я высунул голову из воды, отфыркиваясь по-собачьи. О-о-о-о-о! Так намного лучше!</text:p>
      <text:p text:style-name="P50"><text:soft-page-break/>– Анонимус, с тобой всё в порядке? – обеспокоенно спросила Селестия. – Ты выглядишь несколько… возбуждённым?</text:p>
      <text:p text:style-name="P50">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50">–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50">–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50">–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50">Я фейспалмнул.</text:p>
      <text:p text:style-name="P50">– Забудь, принцесса. Просто забудь. Это была неудачная шутка.</text:p>
      <text:p text:style-name="P50">Аликорница взглянула на меня с нечитаемым выражением на морде и поднялась.</text:p>
      <text:p text:style-name="P50">–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50"/>
      <text:p text:style-name="P51">***</text:p>
      <text:p text:style-name="P30"/>
      <text:p text:style-name="P50">Дворцов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50">– Как давно я тут не была… О, небо, как тут всё изменилось!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покрытыми мхом и лишайниками, валунами и старым разлапистым можжевельником с четвёртой.</text:p>
      <text:p text:style-name="P5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спокой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0">Селестия грустно засмеялась своим мыслям.</text:p>
      <text:p text:style-name="P5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0">– А о чём ты грустила?</text:p>
      <text:p text:style-name="P50">Селестия вздохнула.</text:p>
      <text:p text:style-name="P50">– О жизни. Многие думают, что бессмертие — великий дар. На самом деле это тяжкая ноша. Чем больше лет проходит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0">Я настороженно посмотрел на аликорницу.</text:p>
      <text:p text:style-name="P50"><text:soft-page-break/>– Но ты не выглядишь сумасшедшей.</text:p>
      <text:p text:style-name="P5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0">Мы очень одиноки, Анониму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0">– Постой, а как же Луна? Мне показалось, она питала тёплые чувства к Кимеринну?</text:p>
      <text:p text:style-name="P50">Селестия задумалась, машинально ковыряя копытом ямку под валуном.</text:p>
      <text:p text:style-name="P50">– Луна ещё свежа чувствами, поскольку только недавно возвратилась из ссылки.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0">– А Дискорд? Он, вроде, не моложе вас. Тем-не-менее, он определённо «подъезжал» к Луне тогда, в развалинах.</text:p>
      <text:p text:style-name="P50">Селестия саркастически фыркнула.</text:p>
      <text:p text:style-name="P5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0">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50"/>
      <text:p text:style-name="P60">День 137344</text:p>
      <text:p text:style-name="P60">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0">…</text:p>
      <text:p text:style-name="P60">День 287651</text:p>
      <text:p text:style-name="P60">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0">…</text:p>
      <text:p text:style-name="P60">День 364886</text:p>
      <text:p text:style-name="P60">О небо, как я мечтаю, чтобы это поскорее закончилось! Сестра, приди скорей!</text:p>
      <text:p text:style-name="P50"/>
      <text:p text:style-name="P50">Селестия со вздохом захлопнула книгу и вернула её на место.</text:p>
      <text:p text:style-name="P50">–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0"><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0">Селестия мелодично рассмеялась.</text:p>
      <text:p text:style-name="P5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50">Селестия вскочила с места.</text:p>
      <text:p text:style-name="P50">– АЙ-Я-Я-Я-Я-Й!</text:p>
      <text:p text:style-name="P50">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50">– Раньше тут не было муравейника!!! – Селестия с мольбой взглянула на меня и загарцевала на месте. – Ано-о-он!! Помоги! ОНИ КУСАЮТСЯ! Я <text:s/>сейчас <text:span text:style-name="T90">сойду с ума</text:span> <text:span text:style-name="T90">сильнее</text:span> Дискорда!</text:p>
      <text:p text:style-name="P50">Аликорница подпрыгнула и, взбрыкнув, начала кружиться в обратную сторону.</text:p>
      <text:p text:style-name="P50">Это было до того забавно, что я неприлично заржал.</text:p>
      <text:p text:style-name="P50">– Вот нечего землю ковырять там, где не надо! Стой!!! – я схватил её за хвост, останавливая. Затем осторожно завёл руку под накрупник.</text:p>
      <text:p text:style-name="P50"/>
      <text:p text:style-name="P50">…</text:p>
      <text:p text:style-name="P50"/>
      <text:p text:style-name="P50">–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50">– Да ладно! Мне это ничего не стоило.</text:p>
      <text:p text:style-name="P50">Я вытащил руку из-под накрупника. Селестия прижала уши к голове и с обидой покосилась на меня. </text:p>
      <text:p text:style-name="P50">– Анонимус! Ты убрал муравьёв отнюдь не повсюду! Некоторые участки ты обошёл.</text:p>
      <text:p text:style-name="P50">Я застыл на месте.</text:p>
      <text:p text:style-name="P50">О боги! Неужели она имеет ввиду…?</text:p>
      <text:p text:style-name="P50">– Принцесса… Я старался не наглеть. – пролепетал я чуть живой.</text:p>
      <text:p text:style-name="P50">Селестия глубоко вздохнула и повернула ко мне голову.</text:p>
      <text:p text:style-name="P50">–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50">Я покрылся потом. Аликорница отвернулась от меня и стояла ровно, ожидая от меня действий.</text:p>
      <text:p text:style-name="P50">– Т-ты хочешь, чтобы я…</text:p>
      <text:p text:style-name="P50">– Да! – твёрдо сказала Селестия. – Прогони их и там, куда боишься касаться. Мне нужна твоя помощь.</text:p>
      <text:p text:style-name="P50">М-м-мамочки! Я почуствовал, как краска заливает моё лицо. Селестия, что ты со мной творишь?</text:p>
      <text:p text:style-name="P50"><text:soft-page-break/>Стараясь унять дрожь, я снова просунул руку под накрупник и коснулся святая-святых…</text:p>
      <text:p text:style-name="P50"/>
      <text:p text:style-name="P50">…</text:p>
      <text:p text:style-name="P50"/>
      <text:p text:style-name="P50">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было неясно, где у пони проходят рамки дозволенного и перешёл ли я эти рамки, или ещё нет? И можно ли двигаться дальше?</text:p>
      <text:p text:style-name="P50">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Онанируй, Анонимус, и будет тебе счастье!!!</text:p>
      <text:p text:style-name="P50">– Благодарю тебя, мой друг! – Селестия чуть кивнула мне, показывая, что ей достаточно. – Это был замечательный пикник!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50">Селестия подхватила магией корзинку для пикника и скатерть,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50">Принцесса уже скрылась за густым можжевельником, когда мне пришла в голову мысль, заставившая меня ожесточённо чесать затылок.</text:p>
      <text:p text:style-name="P50">А почему, собственно, ей нужно было бежать двадцать минут до доктора Плантаго, чтобы снять накрупник? Она же могла телепортироваться? Место отправки ей знакомо, место назначения — тоже. Из того, что я знаю, этого достаточно. Гм. Надо будет почитать про технику телепортации, наверняка я чего-то не учёл.</text:p>
      <text:p text:style-name="P50"/>
      <text:h text:style-name="P163" text:outline-level="2">6. Стыд</text:h>
      <text:p text:style-name="P50">&lt;<text:span text:style-name="T85">Mylene Farmer — L`Ame-Stram-Gram</text:span>&gt;</text:p>
      <text:p text:style-name="P60">~~~ Завтра на семь в библиотеке ~~~</text:p>
      <text:p text:style-name="P60"/>
      <text:p text:style-name="P50">–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0">Норф носился по мастерской, окрылённый новообретённым учеником.</text:p>
      <text:p text:style-name="P5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text:soft-page-break/>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0">–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0">Я посмотрел на часы. До семи оставалось двадцать минут — как раз, чтоб успеть дойти до библиотеки. Я намеренно уронил на пол тяжёлый рашпиль.</text:p>
      <text:p text:style-name="P50">– На сегодня довольно. Я ж вижу, ты торопишься. – заметил Норф, просыпаясь.</text:p>
      <text:p text:style-name="P50">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0">Я закрыл пенал и сунул его во внутренний карман куртки.</text:p>
      <text:p text:style-name="P50">– Завтра будешь? – спросил Норф. – Надо бы закончить заказ из <text:s/>Троттингема.</text:p>
      <text:p text:style-name="P50">– В это же время. – подтвердил я.</text:p>
      <text:p text:style-name="P50"/>
      <text:p text:style-name="P51">***</text:p>
      <text:p text:style-name="P50"/>
      <text:p text:style-name="P50">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0">– Здрасьте!</text:p>
      <text:p text:style-name="P50">Аликорница не ответила, всматриваясь в глобус.</text:p>
      <text:p text:style-name="P50">– Привет, говорю! – я подошёл вплотную и легонько похлопал её по холке.</text:p>
      <text:p text:style-name="P50">– А, это ты, Макс? Привет. – аликорница, наконец, оторвалась от разноцветной сферы. – Как осваиваешься?</text:p>
      <text:p text:style-name="P50">– Нормально осваиваюсь. Работу себе нашёл. К <text:s/>Норфолку Каррусу в ученики записался.</text:p>
      <text:p text:style-name="P5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0">–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0">– Да, уже пять дней. Так здорово снова чувствовать свои мышцы! Корсет был ужасен.</text:p>
      <text:p text:style-name="P50"><text:soft-page-break/>Аликорница прошлась передо мной с раскрытыми крыльями, демонстрируя восстановленную работоспособность.</text:p>
      <text:p text:style-name="P50">– Ну что же, и я рад за тебя. – я отвернулся, присел на край стола и стал изучать потолок. – Зачем вызывала?</text:p>
      <text:p text:style-name="P50">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0">– Ты сердишься?</text:p>
      <text:p text:style-name="P50">Её ресницы щекотали мне щёку. Я отодвинул её морду от лица и сказал скучающим тоном:</text:p>
      <text:p text:style-name="P50">– Та не, с чего бы? За что мне на тебя сердиться?</text:p>
      <text:p text:style-name="P50">– Но ты ведёшь себя как чужой. Как будто мы незнакомы! Ещё чуть-чуть, и станешь называть меня на «Вы» и «Ваше Высочество».</text:p>
      <text:p text:style-name="P50">Меня прорвало.</text:p>
      <text:p text:style-name="P50">–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0">Я вытащил из заднего кармана брюк смятую записку с королевскими вензелями и бросил её под ноги Селестии.</text:p>
      <text:p text:style-name="P5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0">Наконец Селестия развернулась и глубоко выдохнула.</text:p>
      <text:p text:style-name="P5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0">Я подошёл к аликорнице и прикоснулся к её шее.</text:p>
      <text:p text:style-name="P50">– Всё в порядке. Я тебя понимаю — и ценю твоё признание. Сам бы ещё и не так себя повёл на твоём месте.</text:p>
      <text:p text:style-name="P50">– Да? А как бы ты себя повёл? – заинтересовалась Селестия.</text:p>
      <text:p text:style-name="P50">Я вспомнил свои неудачные попытки завязать личную жизнь с девушками. Конечно, те были далеки от совершенства. Но так ли безгрешен был я сам?</text:p>
      <text:p text:style-name="P50">– Я бы не извинился. Огрызался бы и считал себя правым до последнего. Ещё и послал бы подальше.</text:p>
      <text:p text:style-name="P50">Аликорница насмешливо покачала головой.</text:p>
      <text:p text:style-name="P5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0">Я снова присел на столик, теперь уже лицом к аликорнице.</text:p>
      <text:p text:style-name="P50">– Так что случилось? Куда ты пропадала? Рассказывай.</text:p>
      <text:p text:style-name="P50">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0"><text:soft-page-break/>– Что ты видишь? – спросила она напряжённо.</text:p>
      <text:p text:style-name="P5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0">–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0">– Ты не ошиблась? Нет тут никакого города.</text:p>
      <text:p text:style-name="P50">– Сейчас нет. Раньше был. – еле слышно прошептала аликорница.</text:p>
      <text:p text:style-name="P50">– Чего ты так волнуешься? Может, на более подробной карте есть? Я бы на точность глобуса не слишком полагался.</text:p>
      <text:p text:style-name="P5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0">– Так, может, его и не было? – заметил я цинично.</text:p>
      <text:p text:style-name="P50">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0">– Ты прав. Теперь уже не было. Было когда-то такое страшное заклинание — &lt;<text:span text:style-name="T18">Абсолютного забвения</text:span>&gt;Стирание из бытия. Точнее, его нет и не было после того, как я замкнула его на его создателя, Иггуса. Суть заклинания <text:span text:style-name="T72">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2">ни в настоящем, ни в прошлом, ни в будущем</text:span>.</text:p>
      <text:p text:style-name="P50">– А как ты сама помнишь о том заклинании, если оно стёрто из бытия? – резонно подметил я.</text:p>
      <text:p text:style-name="P50">– У меня <text:span text:style-name="T72">стоит</text:span> защита памяти. Я поставила её, когда сражалась с Иггусом… Правда, защита еле действует, так как прошло очень много времени.</text:p>
      <text:p text:style-name="P50">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0">Аликорница потёрла висок и растерянно посмотрела на меня.</text:p>
      <text:p text:style-name="P50">–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0">Я обнял аликорницу, успокаивая.</text:p>
      <text:p text:style-name="P50"><text:soft-page-break/>– Не волнуйся, принцесса. Ты делаешь всё, что от тебя зависит. Не твоя вина, если это происходит.</text:p>
      <text:p text:style-name="P50">Селестия рассеянно мотнула головой, не соглашаясь со мной.</text:p>
      <text:p text:style-name="P5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0">Она проследовала к выходу, кивком головы приглашая меня следовать за ней.</text:p>
      <text:p text:style-name="P5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0">– Да так, ни о чём. – покраснел я, вернувшись на дорожку.</text:p>
      <text:p text:style-name="P50">Селестия всмотрелась в меня внимательно и всё поняла.</text:p>
      <text:p text:style-name="P50">– <text:s/>Нам не туда. Не сейчас. Я хочу показать тебе Эквестрию. – тихо сказала она.</text:p>
      <text:p text:style-name="P50">&lt;<text:span text:style-name="T57">Pet Shop Boys — A Man Could Get Arrested</text:span>&gt;</text:p>
      <text:p text:style-name="P5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0">Она ещё сочувствует! Я старался не смотреть в её сторону, отводя глаза. Так мы дошли до городской стены.</text:p>
      <text:p text:style-name="P5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0">Взобравшись на галерею по винтовой лестнице крохотной сторожевой башенки, мы остановились у зубца.</text:p>
      <text:p text:style-name="P50">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0">– Что ты чувствуешь? – спросила аликорница.</text:p>
      <text:p text:style-name="P50">– У меня нет слов. Ничего прекраснее я в жизни не видел! – только и смог выговорить я.</text:p>
      <text:p text:style-name="P50"><text:soft-page-break/>Селестия склонила голову, соглашаясь.</text:p>
      <text:p text:style-name="P5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0">– Прошлогодний выпуск. – заметила Селестия. – Отличная работа, хотя жеребячливости хватает. Что неудивительно, учитывая их возраст.</text:p>
      <text:p text:style-name="P5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50">–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0">– Проблемы? Что за проблемы? Извини, я таки прослушал.</text:p>
      <text:p text:style-name="P50">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0">– Когда твоя жизнь длится тысячи лет, начинаешь тонко чувствовать гармонию мира. – начала она.</text:p>
      <text:p text:style-name="P50"/>
      <text:h text:style-name="Heading_20_2" text:outline-level="2"><text:span text:style-name="T1">7</text:span>. Нелетающие пегасы</text:h>
      <text:p text:style-name="P53">&lt;<text:span text:style-name="T24">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3">—</text:span> осень, за осенью <text:span text:style-name="T33">—</text:span> зима. <text:s/>Если пошёл дождь, должно быть мокро, если выпал снег <text:span text:style-name="T3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oft-page-break/><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8">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text:soft-page-break/>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3">— о</text:span>н искренне в это верили.</text:p>
      <text:p text:style-name="P1"><text:span text:style-name="T1">–</text:span> Кто рассказал вам это? Эту… глупость?</text:p>
      <text:p text:style-name="P3"><text:soft-page-break/>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text:soft-page-break/>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0">–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0">Ну что же, основное искусство правления <text:span text:style-name="T11">— умение делегировать полномочия. Вечером того же дня я села за письменный стол.</text:span></text:p>
      <text:p text:style-name="P40">“<text:span text:style-name="T2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0"/>
      <text:p text:style-name="P51">***</text:p>
      <text:p text:style-name="P50"/>
      <text:p text:style-name="P50">– Так ты поручила Твайлайт Спаркл расследование необычных снов жеребят?</text:p>
      <text:p text:style-name="P50">–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50">– А что стало с жеребятами? – спросил я. – Они перестали бояться экзаменов?</text:p>
      <text:p text:style-name="P50">–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0">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text:soft-page-break/>желания и просто любовался её профилем в оранжевой полосе заката. Она же, как будто позируя, тянулась наиболее эффектным образом.</text:p>
      <text:p text:style-name="P5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0">Описав круг, Селестия перелетела через стену и приземлилась в парке. Я скатился на траву, пытаясь вдохнуть.</text:p>
      <text:p text:style-name="P50">– Что... Это... Было?</text:p>
      <text:p text:style-name="P50">Селестия осторожно, но настойчиво повалила меня на траву и принялась ощупывать рёбра.</text:p>
      <text:p text:style-name="P50">– Так больно? А так?</text:p>
      <text:p text:style-name="P50">–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0">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0">– Не могу поверить. В Кантерлоте никогда не было землетрясений. Это неестественно. – пробормотала аликорница растерянно. – Слишком быстро.</text:p>
      <text:p text:style-name="P50">– Что <text:span text:style-name="T11">— </text:span>быстро? – не выдержал я.</text:p>
      <text:p text:style-name="P5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0">– Нет проблем, Селестия. Я всё понимаю.</text:p>
      <text:p text:style-name="P50">Аликорница приготовилась было взлетать, но в последний момент, приняв какое-то решение, остановилась.</text:p>
      <text:p text:style-name="P50">– Макс?</text:p>
      <text:p text:style-name="P50">– Да?</text:p>
      <text:p text:style-name="P50">– Мы уже достаточно неплохо знаем друг друга. Могу сказать, что ты меня знаешь лучше, чем кто-либо ещё во дворце, за исключением Луны.</text:p>
      <text:p text:style-name="P50">– Да?</text:p>
      <text:p text:style-name="P50">– Да. Зови меня Селли. Если хочешь.</text:p>
      <text:p text:style-name="P50">– Хорошо. До встречи, Селли.</text:p>
      <text:p text:style-name="P50">– До встречи, Макс.</text:p>
      <text:p text:style-name="P50"><text:soft-page-break/></text:p>
      <text:h text:style-name="Heading_20_2" text:outline-level="2"><text:span text:style-name="T1">8</text:span>. (40*<text:span text:style-name="T11">ctg(Pi/4)-6)/(ln(e)-sin(0))</text:span></text:h>
      <text:p text:style-name="P82">Mark Knopfler — Hill Farmers Blues — или на следующую главу (прощание)</text:p>
      <text:p text:style-name="P50"/>
      <text:p text:style-name="P6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60"><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0"><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0">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60">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40">…</text:p>
      <text:p text:style-name="P40"/>
      <text:p text:style-name="P50">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9"> </text:span><text:span text:style-name="T42">— вся архитектура явно </text:span><text:span text:style-name="T33">была </text:span><text:span text:style-name="T42">заточена под крылатых. Таких, для которых приземлиться на балкон в тронном </text:span><text:soft-page-break/><text:span text:style-name="T42">зале или уйти через портик на крыше</text:span><text:span text:style-name="T59"> </text:span><text:span text:style-name="T42">— обычное дело. </text:span><text:span text:style-name="T59">Хорошо, что ежедневные посещения каретной мастерской подняли мой тонус, изрядно посаженный сидячим образом жизни.</text:span></text:p>
      <text:p text:style-name="P1"><text:span text:style-name="T59">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2">— книжный шкаф и напольная подставка для чтения с </text:span><text:span text:style-name="T33">упором в виде </text:span><text:span text:style-name="T42">голов</text:span><text:span text:style-name="T33">ы</text:span><text:span text:style-name="T42">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3">Каменный пол комнаты был покрыт розовым ковром с длиннейшим ворсом.</text:span><text:span text:style-name="T42"> </text:span><text:span text:style-name="T33">Его центр занимал высокий </text:span><text:span text:style-name="T42">кругл</text:span><text:span text:style-name="T33">ый</text:span><text:span text:style-name="T42"> </text:span><text:span text:style-name="T33">футон</text:span><text:span text:style-name="T42"> </text:span><text:span text:style-name="T33">с</text:span><text:span text:style-name="T42"> велик</text:span><text:span text:style-name="T33">им</text:span><text:span text:style-name="T42"> множество</text:span><text:span text:style-name="T33">м</text:span><text:span text:style-name="T42"> подушек. Среди них я с удивлением заметил плюшевую единорожку </text:span><text:span text:style-name="T33">фиолетового</text:span><text:span text:style-name="T42"> цвета. За полускрытым гардинами проёмом виднелся широкий балкон с низенькими пузатыми перилами. Пахло лавандовым маслом.</text:span></text:p>
      <text:p text:style-name="P40">– Рада тебя видеть, Макс. – знакомый силуэт на балконе повернулся в мою сторону. Гардины раздвинулись и Селестия вошла в комнату.</text:p>
      <text:p text:style-name="P40"><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0">Аликорница смотрела на меня из под чёлки с фирменной саркастической улыбочкой.</text:p>
      <text:p text:style-name="P40">– <text:span text:style-name="T1">Такое впечатление, что ты увидел не меня, а василиска! Отомри!</text:span></text:p>
      <text:p text:style-name="P50">Я выдохнул.</text:p>
      <text:p text:style-name="P40">– <text:span text:style-name="T1">Как ты это делаешь? Я видел тебя и раньше, но ты никогда не была такой... Такой...</text:span></text:p>
      <text:p text:style-name="P40">–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0">–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0">Селестия тихо рассмеялась.</text:p>
      <text:p text:style-name="P40">– <text:span text:style-name="T1">Могу же я расслабиться хотя бы раз в сто лет? Я тоже живое существо, что бы там ни говорили подпольщики.</text:span></text:p>
      <text:p text:style-name="P50">Она кивком указала мне на тапочки в углу рядом с накопытниками. Я переобулся и вошёл в комнату.</text:p>
      <text:p text:style-name="P40">– <text:span text:style-name="T1">О каких подпольщиках ты говоришь? В Эквестрии зреет революция?</text:span></text:p>
      <text:p text:style-name="P40"><text:soft-page-break/>Селестия подошла к фонтанчику и начала набирать воду в серебряный чайник.</text:p>
      <text:p text:style-name="P40">–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5">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0"><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0">Аликорница смутилась.</text:p>
      <text:p text:style-name="P50">– Да, ты прав. Всё немного не так, как представляется со стороны. Хотя… С одной стороны, мы с Лулу корректируем курс и вращение Эквуса <text:span text:style-name="T11">—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40">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0"><text:span text:style-name="T1">–</text:span> Спасибо, Селестия. Пожалуй, буду “кантерлотский королевский”.</text:p>
      <text:p text:style-name="P50">Аликорница искоса зыркнула на меня, недовольно сморщив нос.</text:p>
      <text:p text:style-name="P40"><text:span text:style-name="T1">–</text:span> Мы же договорились! <text:span text:style-name="T1">Селли</text:span>! Не хватало мне ещё слышать официоз у себя дома. Его в моей жизни и так хватает.</text:p>
      <text:p text:style-name="P40">Она открыла шкафчик и, потянув зубами золотой шнурок, вытащила чёрный с золотом пакетик.</text:p>
      <text:p text:style-name="P40"><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0">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0"><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0"><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text:soft-page-break/>залила кипятком заварку и укутала заварник полотенцем.<text:span text:style-name="T1"> Потом она устроилась на тюфяке и похлопала копытом рядом с собой.</text:span></text:p>
      <text:p text:style-name="P40"><text:span text:style-name="T1">–</text:span> Не стой столбом, Макс! Об тебя можно взгляд поцарапать!</text:p>
      <text:p text:style-name="P40">Я присел на краешек. Она немного придвинулась ко мне и смешливо сощурилась.</text:p>
      <text:p text:style-name="P40"><text:span text:style-name="T1">–</text:span> Ты не против, если мы продолжим знакомство? Я хотела пригласить тебя на чай ещё вчера, но землетрясение…</text:p>
      <text:p text:style-name="P40">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0"><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0"><text:span text:style-name="T1">Селестия</text:span> виновато сморщила нос.</text:p>
      <text:p text:style-name="P40"><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0">Я молчал, раздумывая, чтобы такое остроумное ляпнуть в ответ, когда аликорница шутливо ткнула меня копытом в плечо. </text:p>
      <text:p text:style-name="P40"><text:span text:style-name="T1">–</text:span> Ну же, Макс, ты как деревянный! Расслабься! Можно подумать, тебя никогда раньше не приглашали на свидания!</text:p>
      <text:p text:style-name="P40">От неожиданности я повалился на ложе.</text:p>
      <text:p text:style-name="P40"><text:span text:style-name="T1">–</text:span> Эй, полегче! Ты пихаешься, как бульдозер!</text:p>
      <text:p text:style-name="P40"><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0">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0"><text:span text:style-name="T1">–</text:span> Ты чего??? <text:span text:style-name="T1">–</text:span> я непонимающе уставился на аликорницу.</text:p>
      <text:p text:style-name="P40"><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0">Мне печалиться не стоит</text:p><text:p text:style-name="P140">Жизнь прекрасна и ярка</text:p><text:p text:style-name="P140">Телом молода, душою —</text:p><text:p text:style-name="P140">Как дракон морской мудра</text:p><text:p text:style-name="P140"/><text:p text:style-name="P140">Я видала взлёт империй,</text:p><text:p text:style-name="P140">Я жила среди легенд,</text:p><text:p text:style-name="P140">Древней магии мистерий</text:p><text:p text:style-name="P140">Я прилежнейший студент</text:p><text:p text:style-name="P140"/><text:p text:style-name="P140">Обожаема народом,</text:p><text:p text:style-name="P140">Уважаема врагом,</text:p><text:p text:style-name="P140">Но друзей моих немного,</text:p><text:p text:style-name="P140">Гложет душу холодом</text:p><text:p text:style-name="P140"/><text:p text:style-name="P140">Одинока и печальна,</text:p><text:p text:style-name="P140">Недоступна и строга,</text:p><text:p text:style-name="P140">Потеряла изначальный</text:p><text:p text:style-name="P140">Смысл жизни навсегда</text:p><text:p text:style-name="P140"/><text:p text:style-name="P140">Жизнь моя теперь публична,</text:p><text:p text:style-name="P140">Жизнь моя теперь для всех,</text:p><text:p text:style-name="P140">В этом — горе, в этом — счастье,</text:p><text:p text:style-name="P140">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0">–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0">Аликорница поводила носом над чашками и заметила:</text:p>
      <text:p text:style-name="P40">–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0">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0">Я трогал пальцем ноги воду, сидя на бортике бассейна, когда дверь открылась и внутрь сунулся нос аликорницы.</text:p>
      <text:p text:style-name="P40">– Тебе в чай класть мёд или сахар? – спросила она, невинно наблюдая за моими тщётными попытками прикрыться.</text:p>
      <text:p text:style-name="P40">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0">– Ты бы предупреждала, прежде чем войти, что ли? – просипел я. </text:p>
      <text:p text:style-name="P40"><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0">– Мёд. Или сахар. На твоё усмотрение.</text:p>
      <text:p text:style-name="P40">– Как скажешь. – нос <text:span text:style-name="T1">Селестии</text:span> скрылся за дверью.</text:p>
      <text:p text:style-name="P40"><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0">– О, ты уже?</text:p>
      <text:p text:style-name="P40">Аликорница поставила на поднос чашки и плетёнку с бубликами и подошла с ним к тюфяку.</text:p>
      <text:p text:style-name="P40">– А почему ты опустила жалюзи на окне в ванной? Оттуда такой прекрасный вид!</text:p>
      <text:p text:style-name="P40">–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0"><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0">– Примерно такие. – расхохоталась Селестия. <text:span text:style-name="T11">– С</text:span>пасибо, мнет хоть инвалидное кресло не пририсовали!</text:p>
      <text:p text:style-name="P40">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0">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0">–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0">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0">Я повернулся к <text:span text:style-name="T1">Селестии</text:span>. Мне пришлось осторожно напрягать мускулы шеи, чтобы они случайно не отвернули голову нафиг.</text:p>
      <text:p text:style-name="P40">– Это просто бомба! Я чувствую себя богом! Кажется, я понял секрет вашей силы и долголетия: вы пьёте эту траву каждый день.</text:p>
      <text:p text:style-name="P40">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0">Копыто легло мне на плечо и мягко повалило на постель. Селестия легла рядом и тепло дунула мне в ухо.</text:p>
      <text:p text:style-name="P40">– <text:span text:style-name="T1">Ты готов познакомиться поближе? Совсем близко?</text:span></text:p>
      <text:p text:style-name="P40">–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0">Тия фыркнула.</text:p>
      <text:p text:style-name="P50"><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50">Её ресницы щекотали мне щеку. Я повернулся к ней и буквально растворился в ласковом взгляде огромных фиалковых глаз.</text:p>
      <text:p text:style-name="P50">– Ты предлагаешь мне заняться сексом? С тобой? Но... как?</text:p>
      <text:p text:style-name="P40"><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0">Тия подняла голову.</text:p>
      <text:p text:style-name="P5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0">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0">Как во сне я разделся и зашёл к ней сзади. "Это неправильно!» – пискнули во мне остатки ханжества и замолкли, раздавленные желанием.</text:p>
      <text:p text:style-name="P50">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0">Через некоторое время Тия осторожно высвободилась из-под меня и встала с постели. </text:p>
      <text:p text:style-name="P50">– Лежи спокойно, я сейчас. – муркнула она, поцеловав меня в ухо.</text:p>
      <text:p text:style-name="P5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0">В открывшемся мини-баре я углядел ряд вычурных бутылок и пузатых графинчиков. Их содержимое не вызывало у меня никаких сомнений.</text:p>
      <text:p text:style-name="P38"><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8"><text:span text:style-name="T11">–</text:span> А водку у вас принято пить?</text:p>
      <text:p text:style-name="P38"><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0">Достав из шкафчика пузатую заплесневевшую бутылку, Тия что-то прикинула и наполнила её содержимым два бокала на полуметровых ножках.</text:p>
      <text:p text:style-name="P50">–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0"><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0">Тия покачала головой и прошла с бокалами в ванную, кивком пригласив меня следовать за ней.</text:p>
      <text:p text:style-name="P5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50"><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0">Наконец, я со вздохом отпрянул.</text:p>
      <text:p text:style-name="P50"><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5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0"><text:span text:style-name="T11">– Это ты называешь “дружбой”? – с </text:span>улыбкой хмыкнул<text:span text:style-name="T11"> я. – </text:span>Мне нравится твоё чувство юмора.</text:p>
      <text:p text:style-name="P50">Аликорница нахмурилась.</text:p>
      <text:p text:style-name="P50"><text:span text:style-name="T11">– </text:span>Тебе не нравится моя дружба? Ты не принимаешь её? Ты чем-то недоволен?</text:p>
      <text:p text:style-name="P50">Я расхохотался, чуть не поперхнувшись водой, плескавшейся у подбородка.</text:p>
      <text:p text:style-name="P50"><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50">Копыто аликорницы закрыло мне рот прежде чем я успел договорить заветное слово.</text:p>
      <text:p text:style-name="P40">– Макс, не надо! – умоляюще произнесла аликорница. – Не продолжай! Пожалуйста!</text:p>
      <text:p text:style-name="P40">Слова встали у меня поперёк горла. Я медленно отодвинул копыто от лица и потрясённо уставился на неё.</text:p>
      <text:p text:style-name="P40">– Но почему? – в конце-концов выдавил я. – Что не так? Это из-за того, что я — человек?</text:p>
      <text:p text:style-name="P40">Тия виновато закусила губу и отвернулась.</text:p>
      <text:p text:style-name="P40">–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0"><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0">– Макс… Я не смогу сделать тебя бессмертным… Мне очень жаль… Извини…</text:p>
      <text:p text:style-name="P40">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0">Слёзы злости душили меня, но я сдержался.</text:p>
      <text:p text:style-name="P40">– Охренеть. – сказал я холодно. – А я прям напрашивался!</text:p>
      <text:p text:style-name="P40">Одиночество, отступившее перед мягким, но настойчивым натиском аликорницы в последние <text:span text:style-name="T1">дни</text:span>, снова сковало душу стужей.</text:p>
      <text:p text:style-name="P40">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0">“...пожалуйста, останься...”</text:p>
      <text:p text:style-name="P40">Где этот чёртов носок?</text:p>
      <text:p text:style-name="P40">“...пойми, это эффект лазурного вина...”</text:p>
      <text:p text:style-name="P40">Джинсы узкие, блядь! На мокрое тело хрен натянешь...</text:p>
      <text:p text:style-name="P40">“...ох, я глупая...”</text:p>
      <text:p text:style-name="P40">Так, всё. Шмотки на мне, вроде, ничего не забыл.</text:p>
      <text:p text:style-name="P50">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0"/>
      <text:h text:style-name="Heading_20_2" text:outline-level="2">9. <text:span text:style-name="T1">Прощание</text:span></text:h>
      <text:p text:style-name="P50"/>
      <text:p text:style-name="P40">– <text:span text:style-name="T1">Норф!.. Эй, Норф! Ты где?..</text:span></text:p>
      <text:p text:style-name="P50">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0"/>
      <text:p text:style-name="P51">***</text:p>
      <text:p text:style-name="P40"/>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2">– </text:span><text:span text:style-name="T33">Говорят, в Додж-сити почти не осталось жителей. В местном депо перестали обслуживать паровозы из-за отсутствия рабочих. Старик </text:span><text:span text:style-name="T42">–</text:span><text:span text:style-name="T33">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2">– </text:span><text:span text:style-name="T47">А из Пинто Крика уже месяц нет новостей...</text:span></text:p>
      <text:p text:style-name="P3"><text:span text:style-name="T42">– </text:span><text:span text:style-name="T4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0">…</text:p>
      <text:p text:style-name="P15"><text:span text:style-name="T47">– </text:span>“<text:span text:style-name="T1">Что я могу сделать, чтобы вернуть всё назад?</text:span>”</text:p>
      <text:p text:style-name="P15"><text:span text:style-name="T47">– </text:span><text:span text:style-name="T33">Так и сказала?</text:span></text:p>
      <text:p text:style-name="P1"><text:span text:style-name="T42">– </text:span><text:span text:style-name="T33">Да, </text:span><text:span text:style-name="T34">Фэнси</text:span><text:span text:style-name="T3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7">– </text:span><text:span text:style-name="T33">Что бы это значило, Флер?</text:span></text:p>
      <text:p text:style-name="P15"><text:span text:style-name="T47">– </text:span><text:span text:style-name="T33">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0">…</text:p>
      <text:p text:style-name="P66">–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text:p>
      <text:p text:style-name="P66"/>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6">– Леди и джентльпони! Приём окончен! Её Высочество Принцесса Селестия будет рада видеть <text:s/>вас в следующую среду!</text:p>
      <text:p text:style-name="P66">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39">– Привет, Селестия. – подчёркнуто нейтрально обратился я. – Как дела?</text:p>
      <text:p text:style-name="P39">– Привет… Макс. <text:s/>Не очень, мягко говоря.</text:p>
      <text:p text:style-name="P38"><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9">–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1">— </text:span><text:span text:style-name="T3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1">—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39">–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9">Селестия подошла к фонтанчику, обмакнула в него копыто и провела им по лбу.</text:p>
      <text:p text:style-name="P39">–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9">Я сделал вид, что не заметил полунамёка в последнем предложении. Выяснять отношения и мириться мне не хотелось.</text:p>
      <text:p text:style-name="P39">– Порадовать, к сожалению, нечем. Твой приятель, Норфолк Каррус, исчез. Судя по всему, во сне.</text:p>
      <text:p text:style-name="P39">– И Норф? О-о-о, нет!</text:p>
      <text:p text:style-name="P39">Селестия в отчаянии села на пол, прижав копыто к виску и опустошенно качая головой.</text:p>
      <text:p text:style-name="P39">–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9">Аликорница подняла голову и <text:span text:style-name="T1">удручённо</text:span> посмотрела на меня.</text:p>
      <text:p text:style-name="P39">–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9">– Может, спросишь Луну, куда деваются пони? Сон по её части.</text:p>
      <text:p text:style-name="P38"><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9">– Может, мне поговорить с ней?</text:p>
      <text:p text:style-name="P38"><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40">– Ну ок. Тогда она обрадуется следующей новости: я ухожу.</text:p>
      <text:p text:style-name="P40"><text:soft-page-break/>Селестия еле заметно дрогнула ушами. Она отвернулась и молча смотрела в окно, не выказывая эмоций.</text:p>
      <text:p text:style-name="P40">Я продолжил.</text:p>
      <text:p text:style-name="P40">–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0">Поза аликорницы стала чуть менее скованной. На грани слышимости я уловил её вздох. Она наконец повернулась ко мне и слабо улыбнулась.</text:p>
      <text:p text:style-name="P40">–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0">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0">– А в мешочке что?</text:p>
      <text:p text:style-name="P40">–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0">Я хотел было оскорбиться такой опекой со стороны аликорницы, но, глянув в её глаза, передумал.</text:p>
      <text:p text:style-name="P40">– Твоё высочество<text:span text:style-name="T1">, ты, вообще, спишь по ночам? У тебя глаза красные, как у кролика-альбиноса.</text:span></text:p>
      <text:p text:style-name="P40">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0">–<text:span text:style-name="T1"> Отправляйся, Макс. Очень надеюсь на успех твоей миссии.</text:span></text:p>
      <text:p text:style-name="P50">Она повернулась и вышла из зала, почти подметая хвостом пол.</text:p>
      <text:p text:style-name="P40"/>
      <text:p text:style-name="P1"><text:span text:style-name="T43">&lt;</text:span><text:span text:style-name="T64">Mark Knopfler - </text:span><text:span text:style-name="T63">Hill Farmer's Blues</text:span><text:span text:style-name="T43">&gt;</text:span></text:p>
      <text:p text:style-name="P42">***</text:p>
      <text:p text:style-name="P40"/>
      <text:p text:style-name="P47">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7">–<text:span text:style-name="T1"> Но магия есть и сейчас, мам!</text:span></text:p>
      <text:p text:style-name="P47"><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7"><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и многие другие.</text:p>
      <text:p text:style-name="P47"><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7">–<text:span text:style-name="T1"> Весь мир как Вечнодикий лес?</text:span></text:p>
      <text:p text:style-name="P60">–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0">– Ма-а-ам, а со мной связан элементаль?</text:p>
      <text:p text:style-name="P60">– Конечно, Эйприл. В каждом из нас есть её бессмертная искорка.</text:p>
      <text:p text:style-name="P1"><text:span text:style-name="T3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7"><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0">Так возникли аликорны.</text:p>
      <text:p text:style-name="P60">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60">Имя её было Селестия.</text:p>
      <text:p text:style-name="P60">За ней последовала и сестра её, <text:span text:style-name="T11">Луна</text:span>.</text:p>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0">То есть, всегда.</text:p>
      <text:p text:style-name="P60">Тут и сказке конец. А теперь, Эйприл, залазь на полку и закрывай глазки.</text:p>
      <text:p text:style-name="P60">– Ну ма-а-ам! Раскажи ещё что-нибудь! Про Сомбру!</text:p>
      <text:p text:style-name="P60">–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72">мино</text:span>тавра?</text:p>
      <text:p text:style-name="P60">– <text:s/>Тебя забрать я ему не дам. А в дядю не тыкай копытом, это невежливо! Спи уже, моя маленькая!</text:p>
      <text:p text:style-name="P60"><text:soft-page-break/>– Поцелуй меня на ночь, мам!</text:p>
      <text:p text:style-name="P60">– Конечно, моя хорошая...</text:p>
      <text:p text:style-name="P60"/>
      <text:p text:style-name="P40">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3">&lt;https://www.youtube.com/watch?v=Py9SDdYGFrQ&gt;</text:p>
      <text:h text:style-name="Heading_20_2" text:outline-level="2">10. Понивилль</text:h>
      <text:p text:style-name="P40"/>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7">—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47">—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0">–<text:span text:style-name="T1"> Вот этот подойдёт. </text:span>–<text:span text:style-name="T1"> ткнул я в квадратик на карте, расположенный на окраине.</text:span></text:p>
      <text:p text:style-name="P50">Уплатив в городской бюджет скромную арендную плату и получив ключ, я отправился обживаться.</text:p>
      <text:p text:style-name="P15"/>
      <text:p text:style-name="P21">***</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2">–</text:span><text:span text:style-name="T33">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0">– Ты что, как-тя-там, впервые на базаре? Так таращишься по сторонам, как будто морковку с картохой впервые в жизни увидел.</text:p>
      <text:p text:style-name="P40">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0">Я перегнулся через прилавок, стараясь рассмотреть кьютимарку кобылки. </text:p>
      <text:p text:style-name="P40">–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0">Так и есть! На крупе кобылки красовались три яблока. Вот только, блин, как её звали-то?</text:p>
      <text:p text:style-name="P40">– <text:s/>Прошу прощения, Аппл... Эппл... Эпплхэт?</text:p>
      <text:p text:style-name="P40">– Ща залеплю оплеуху. – мрачно процедила пони. – Мало того, что таращится, как василиск, так ещё и издевается!</text:p>
      <text:p text:style-name="P40">– Да ладно тебе, Эй-Джей! Вполне милое имя. – хихикнул дракончик с кукурузой, проходя мимо.</text:p>
      <text:p text:style-name="P40">Ага, вот!</text:p>
      <text:p text:style-name="P40">– Извините меня пожалуйста, Эй-Джей, просто мне показалось, что вы напоминаете одну мою знакомую.</text:p>
      <text:p text:style-name="P40">– Эй-Джей я для друзей! – сварливо заметила поняха, – А для всех остальных — тебя тоже! — Эпплджек.</text:p>
      <text:p text:style-name="P40">Блин, опять облажался. Как-то хреново начинается знакомство с Понивиллем.</text:p>
      <text:p text:style-name="P40">– Понял. А меня зовут Макс. Приятно было познакомиться, Эпплджек.</text:p>
      <text:p text:style-name="P40">Я повернулся было уходить.</text:p>
      <text:p text:style-name="P40">– Э-э-э… Макс?</text:p>
      <text:p text:style-name="P40">– Да? – я повернулся обратно.</text:p>
      <text:p text:style-name="P40">Поняха водила копытом по прилавку. Надвинутая на лоб шляпа скрывала выражение мордочки. </text:p>
      <text:p text:style-name="P40">–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0">Я вернулся к прилавку.</text:p>
      <text:p text:style-name="P40">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0">– Сколько стоят вот эти? – указал я на пирамидку красных яблок размером с <text:span text:style-name="T1">четверть</text:span> арбуза каждое.</text:p>
      <text:p text:style-name="P40">– Ред <text:span text:style-name="T1">Гала</text:span>? Две серебряшки.</text:p>
      <text:p text:style-name="P40">– Куча?</text:p>
      <text:p text:style-name="P40"><text:soft-page-break/>– Ну ты даёшь! – хмыкнула Эпплджек. – Даже не смешно.</text:p>
      <text:p text:style-name="P40">– Неужели штука?</text:p>
      <text:p text:style-name="P40">Поня<text:span text:style-name="T1">х</text:span>а выпрыгнула из-за прилавка и смерила меня долгим взглядом.</text:p>
      <text:p text:style-name="P40">–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0">Я улыбнулся и кивнул в ответ. Ситуация начала выправляться.</text:p>
      <text:p text:style-name="P40">–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0">– А сколько стоит вот это? – указал я на небольшую прикрытую от солнца мешковиной баночку с содержимым удивительной радужной расцветки.</text:p>
      <text:p text:style-name="P40">–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0">Поняшка набрала ложечку джема и предложила мне. </text:p>
      <text:p text:style-name="P40">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0">– Это просто восхитительно! Чудесно! Никогда такого не пробовал! И даже представить не мог, что такая вкуснотень существует!</text:p>
      <text:p text:style-name="P40">Эпплджек просто расцвела от моих дифирамбов.</text:p>
      <text:p text:style-name="P40">– Тебе, сахарок, как гостю города, сделаю скидку. Забирай за шестьдесят. Раньше меньше чем золотой не отдавала.</text:p>
      <text:p text:style-name="P40">Расплачиваясь, я спросил:</text:p>
      <text:p text:style-name="P40">– Ты, случаем, не знаешь, как пройти к городской библиотеке?</text:p>
      <text:p text:style-name="P40">Эпплджек, вскинув копыто ко лбу, запричитала:</text:p>
      <text:p text:style-name="P40">–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0">Тут Эпплджек прервалась и что есть силы замахала кому-то:</text:p>
      <text:p text:style-name="P40">– Рэр! Эй! Рэр! Давай к нам!</text:p>
      <text:p text:style-name="P40">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0">–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0"><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0">– Эпплджек! Сколько можно повторять: модельер, а не рукодельница! Проведу, конечно. – устало произнесла Рэрити.</text:p>
      <text:p text:style-name="P40">– А какая разница? – беспечно махнула копытом Эпплджек, не обращая внимание на нахмурившуюся единорожку. – Шмотки — они и в Эппллузе шмотки.</text:p>
      <text:p text:style-name="P40">– Разница, как если бы тебя вместо огородницы назвали… ммм… <text:s/>реднеком. Пойдёмте, Макс.</text:p>
      <text:p text:style-name="P40">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0">–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0">–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0">– Огородница!.. Ишь, чего выдумала! По мне, так уж лучше “реднек”, чем “огородница”! – слышалось бурчание Эпплджек нам вдогонку.</text:p>
      <text:p text:style-name="P40">Единорожка с серьёзным видом завела меня за угол и только после этого звонко расхохоталась.</text:p>
      <text:p text:style-name="P40">– Я думал, вы друзья. – заметил я.</text:p>
      <text:p text:style-name="P40">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0">–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0">– Буду только рад. Сам бы предложил, да не успел.</text:p>
      <text:p text:style-name="P40">–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0">– Не сомневаюсь. Мы в конце-концов неплохо поладили и она даже сделала мне скидку на вольт-яблочн<text:span text:style-name="T1">ый</text:span> джем.</text:p>
      <text:p text:style-name="P40">– А почём продала, если не секрет?</text:p>
      <text:p text:style-name="P40">– За шестьдесят бит.</text:p>
      <text:p text:style-name="P40">–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0">–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0">Единорожка чуть не подпрыгивала от любопытства. Заметив мою отвалившуюся челюсть, она вновь рассмеялась.</text:p>
      <text:p text:style-name="P40">–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0">–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0">–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0">–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0">– От недосыпа. – перебил я Рэрити. – Красные от недосыпа глаза я не спутаю ни с чем. Сам такие двадцать лет наблюдал в зеркале.</text:p>
      <text:p text:style-name="P40">–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0">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0">–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0">Мы остановились перед деревом.</text:p>
      <text:p text:style-name="P40">Даже не так. </text:p>
      <text:p text:style-name="P40">Мы остановились перед ДЕРЕВОМ!</text:p>
      <text:p text:style-name="P40">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0">–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0">Единорожка удалилась, оставив <text:span text:style-name="T1">после себя лёгкий запах жасмина.</text:span></text:p>
      <text:p text:style-name="P40"><text:soft-page-break/></text:p>
      <text:h text:style-name="Heading_20_2" text:outline-level="2">11. Библиотека Золотого Дуба</text:h>
      <text:p text:style-name="P40"/>
      <text:p text:style-name="P40">– Э-э-э… Добрый день?</text:p>
      <text:p text:style-name="P40">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0">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0">Мне показалось, единорожка смотрела на меня малость раздражённо. Фолиант с громким стуком хлопнулся на пол.</text:p>
      <text:p text:style-name="P40">–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0">Йопт! Ещё один Шерлок Холмс на мою голову!</text:p>
      <text:p text:style-name="P40">– Извиняюсь за нескромность, а откуда тебе про меня известно?</text:p>
      <text:p text:style-name="P1"><text:span text:style-name="T4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3">пони-</text:span><text:span text:style-name="T42">исчезновений уже год. Почту за честь работать </text:span><text:span text:style-name="T33">под твоим руководством</text:span><text:span text:style-name="T42">. Подожди немного, я </text:span><text:span text:style-name="T33">от</text:span><text:span text:style-name="T42">систематизирую нужную информацию и расскажу тебе, насколько далеко смогла продвинуться.</text:span></text:p>
      <text:p text:style-name="P38">“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0">–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0">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0">–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0">Твайлайт аж затопала на месте.</text:p>
      <text:p text:style-name="P40">–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0">…</text:p>
      <text:p text:style-name="P40">– И оборудовать подвал библиотеки бронекапсулой для безопасных испытаний!</text:p>
      <text:p text:style-name="P40"><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0">–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0"><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0">–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0">– Хм. Странно. А я помню, как ты, вертясь перед зеркалом, говорила: ну почему я не…</text:p>
      <text:p text:style-name="P50">–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0"/>
      <text:p text:style-name="P41">***</text:p>
      <text:p text:style-name="P40"/>
      <text:p text:style-name="P134"><text:tab/>Свеча отбрасывала мягкие тени на книжные полки. Спайк положил обглоданную кочерыжку на горку и принялся облизывать пальцы.</text:p>
      <text:p text:style-name="P50">– Так. – <text:s/>я ткнул в позицию в длинном списке оснащения. – Зачем тебе преобразователь пси-поля?</text:p>
      <text:p text:style-name="P50">–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0">–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0">– Спайк! Ковыряться когтем в зубах некрасиво! Тем более, при посторонних!</text:p>
      <text:p text:style-name="P50"><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0">– СПАЙК!!! Откуда ты взял этот листок?!! – Твайлайт покраснела, как варёный рак и выхватила бумажку у меня из рук.</text:p>
      <text:p text:style-name="P50">– У тебя в черновиках, естественно. Ты сама сказала экономить бумагу. – пожал плечами дракончик.</text:p>
      <text:p text:style-name="P50">Я осторожно взял следующий листок.</text:p>
      <text:p text:style-name="P50">– Электростимулятор гипоталамуса. Драконий. В комплекте с усиленной больничной койкой и набором фиксаторов.</text:p>
      <text:p text:style-name="P50">– Это ещё чего??? – удивился Спайк. – я что-то не помню, чтоб ты такое хотела!</text:p>
      <text:p text:style-name="P50">–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50"><text:span text:style-name="T11">– Вот ещё! </text:span>– возмутился дракончик. – Никогда на такое не соглашусь!</text:p>
      <text:p text:style-name="P50"><text:soft-page-break/>– Но ты сам подумай, как было бы здорово обладать крыльями! – мечтательно возразила Твайлайт.</text:p>
      <text:p text:style-name="P50">–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0">– Угу. Только шар ты же и прожёг, соревнуясь с Рэйнбоу Дэш в силе отрыжки.</text:p>
      <text:p text:style-name="P50">–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0">–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50">– А почему тебя отстранили?</text:p>
      <text:p text:style-name="P50">– Из-за первых результатов. – единорожка насупилась ещё больше. – Они были ужасными.</text:p>
      <text:p text:style-name="P50"/>
      <text:p text:style-name="P51">***</text:p>
      <text:p text:style-name="P40"/>
      <text:p text:style-name="P40">...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0">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0">Со слов Луны, оболочка реальности истончилась и начала прорываться. И первой она начала рваться во снах, где она и так тонка.</text:p>
      <text:p text:style-name="P40">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0">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доем только и иду.</text:p>
      <text:p text:style-name="P60">– Кстати, а почему Индрэ считали одержимым?</text:p>
      <text:p text:style-name="P60">–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60">– Так у вас знают про людей? Вот это новость!. В Кантерлоте, да и в Понивилле все обращаются со мной, как с диковинкой.</text:p>
      <text:p text:style-name="P60"><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0">– Хм. Ясно. Продолжай, Твайлайт.</text:p>
      <text:p text:style-name="P50"/>
      <text:p text:style-name="P50">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0">–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0">–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0">–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0">– Так давай сюда весь Понивилль притащим! Это ж будет на 20% круче! Представляю себе видок Биг Мака в теле мисс Черили, гы-гы!</text:p>
      <text:p text:style-name="P50">–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0">–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0">–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0">–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0">– Скажи уж прямо, поближе к королевскому дворцу, Рэр! Все в курсе твоих интересов, сахарок!</text:p>
      <text:p text:style-name="P50">– Эпплджек, я попрошу! Я же никому не говорю, ЧТО ты делаешь с огурцами!</text:p>
      <text:p text:style-name="P50">– !!!</text:p>
      <text:p text:style-name="P50">–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50">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
      <text:p text:style-name="P61">***</text:p>
      <text:p text:style-name="P79">&lt;Seal — Amazing <text:span text:style-name="T1">(T</text:span><text:span text:style-name="T11">hin White Duke Remix)</text:span>&gt;</text:p>
      <text:p text:style-name="P60">Дата: 12.04.1003 А.С.</text:p>
      <text:p text:style-name="P60">Эксперимент: заклинание Воплощения Индрэ</text:p>
      <text:p text:style-name="P60">Испытуемая: Эпплджек</text:p>
      <text:p text:style-name="P60">Синопсис: запись сна со слов испытуемой</text:p>
      <text:p text:style-name="P60">Замечания: замечаний нет</text:p>
      <text:p text:style-name="P60"/>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6">— солнце. Моё Солнце.</text:span><text:span text:style-name="T8">»</text:span></text:p>
      <text:p text:style-name="P10">Я остановилась перед дверью. Четыре ярда брони отделяли меня от Эквестрии. Четыре ярда и двадцать пять лет.</text:p>
      <text:p text:style-name="P22"><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1">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0"/>
      <text:p text:style-name="P60">Примечания: ПипБак? Стойло? Двойники?</text:p>
      <text:p text:style-name="P1"/>
      <text:p text:style-name="P2">***</text:p>
      <text:p text:style-name="P1"/>
      <text:p text:style-name="P60">Дата: 12.04.1003 А.С.</text:p>
      <text:p text:style-name="P60">Эксперимент: заклинание Воплощения Индрэ</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4">—</text:span><text:span text:style-name="T15"> </text:span><text:span text:style-name="T67">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0">&lt;<text:span text:style-name="T66">d.notive — Talking Flight</text:span>&gt;</text:p>
      <text:p text:style-name="P60">Дата: 12.04.1003 А.С.</text:p>
      <text:p text:style-name="P60">Эксперимент: заклинание Воплощения Индрэ</text:p>
      <text:p text:style-name="P60">Испытуемая: Рэрити</text:p>
      <text:p text:style-name="P60"><text:soft-page-break/>Синопсис: запись сна со слов испытуемой</text:p>
      <text:p text:style-name="P60">Замечания: замечаний нет</text:p>
      <text:p text:style-name="P60"/>
      <text:p text:style-name="P1"><text:span text:style-name="T33">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2">Примечания: <text:span text:style-name="T46">чёрный экран?</text:span></text:p>
      <text:p text:style-name="P48"/>
      <text:p text:style-name="P51">***</text:p>
      <text:p text:style-name="P50"/>
      <text:p text:style-name="P60">Дата: 12.04.1003 А.С.</text:p>
      <text:p text:style-name="P60">Эксперимент: заклинание Воплощения Индрэ</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60">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я: через месяц волосы Пинки пришли в обычное состояние, хотя при встрече с Рэйнбоу Дэш она по прежнему прячет глаза.</text:p>
      <text:p text:style-name="P60"/>
      <text:p text:style-name="P61">***</text:p>
      <text:p text:style-name="P60"/>
      <text:p text:style-name="P60">Дата: 12.04.1003 А.С.</text:p>
      <text:p text:style-name="P60">Эксперимент: заклинание Воплощения Индрэ</text:p>
      <text:p text:style-name="P60"><text:soft-page-break/>Испытуемая: Флаттершай</text:p>
      <text:p text:style-name="P60">Синопсис: описание пробуждения испытуемой</text:p>
      <text:p text:style-name="P60">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я: при виде кексиков истерика случилась с Пинки Пай.</text:p>
      <text:p text:style-name="P60"/>
      <text:p text:style-name="P2">***</text:p>
      <text:p text:style-name="P1"/>
      <text:p text:style-name="P22">Сим повелеваем прекратить дальнейшие эксперименты<text:span text:style-name="T31">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3">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1"/>
      <text:h text:style-name="Heading_20_2" text:outline-level="2">11.5 Знакомство с Дэш</text:h>
      <text:h text:style-name="Heading_20_2" text:outline-level="2"/>
      <text:p text:style-name="P55">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5">Обмакнув перо в чернила, я вернулся к письму.</text:p>
      <text:p text:style-name="P60"/>
      <text:p text:style-name="P60">Привет, Сел (несмотря ни на что, мне всё же хочется называть тебя так).</text:p>
      <text:p text:style-name="P60">У меня есть прорыв по расследованию! Твайлайт Спаркл вышла на Откровение с помощью заклинания <text:span text:style-name="T24">&lt;&gt;</text:span>. Оно непосредственно связано с Чёрным Экраном. Эта дрянь таки жрёт пони, как и говорил Агамемнон. Посылаю тебе дневник эксперимента, это лучше всяких словесных описаний.</text:p>
      <text:p text:style-name="P50"/>
      <text:p text:style-name="P50">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0"/>
      <text:p text:style-name="P60">К сожалению, Луна запретила Твайлайт дальнейшие эксперименты в этой сфере, что создало юридическую преграду для исследований.</text:p>
      <text:p text:style-name="P50"/>
      <text:p text:style-name="P50">…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50"/>
      <text:p text:style-name="P60"><text:soft-page-break/>Кроме того, Твайлайт сожгла кучу оборудования, что обусловило невозможность дальнейших исследований физически.</text:p>
      <text:p text:style-name="P60"/>
      <text:p text:style-name="P50">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50">Ась? Секунду назад там никого не было!</text:p>
      <text:p text:style-name="P50">Я моргнул, но пегаска не исчезла.</text:p>
      <text:p text:style-name="P50">–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50">Лёгкой хрипотцой и короткой стрижкой пегаска напоминала мальчишку.</text:p>
      <text:p text:style-name="P50">– А что такого с твоим домом? – поинтересовался я.</text:p>
      <text:p text:style-name="P50">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50">– Он опускается. – нехотя ответила пегаска и спрыгнула с подоконника. – Ещё пару месяцев — и я буду жить на земле, как какая-нибудь земнопони!</text:p>
      <text:p text:style-name="P50">Пегаска подошла к столу, встала на задние ноги и положила передние на столешницу.</text:p>
      <text:p text:style-name="P50">– Рэйнбоу Дэш! – отрекомендовалась пегаска. – А ты Анон, верно?</text:p>
      <text:p text:style-name="P50">Пегаска протянула мне копыто.</text:p>
      <text:p text:style-name="P50">Я уже протянул было руку, но тут увидел нечто, после чего мне на глаза медленно опустилась красная пелена.</text:p>
      <text:p text:style-name="P50">Бля-а-а!</text:p>
      <text:p text:style-name="P50">Пегаска поставила передние ноги прямо на моё письмо! Разумеется, чернила не успели просохнуть! Разумеется, теперь свиток украшал чернильный отпечаток копыта! Полчаса работы к чёрту!</text:p>
      <text:p text:style-name="P50">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50">– Так это… Я могу чем-нибудь помочь?</text:p>
      <text:p text:style-name="P50">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50">– Можешь! – наконец придумал ответ я. – Надо принести кое-чего.</text:p>
      <text:p text:style-name="P50">–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50">– Не, так далеко не надо. – остановил я её с ухмылкой. – Сгоняй-ка за пивом. У меня как раз закончилось.</text:p>
      <text:p text:style-name="P50">Пегаска застыла на месте, не веря услышанному.</text:p>
      <text:p text:style-name="P50">– Ты посылаешь меня, лучшего летуна Эквестрии, без-пяти-минут Чудо-Молнию, суперкрутую Рэйнбоу Дэш, ЗА ПИВОМ?!! Как какого-то несмышлёного жеребёнка? Пф-ф-ф!!!</text:p>
      <text:p text:style-name="P50">Пегаска крутанулась на месте и молнией вылетела из комнаты — аж окно хлопнуло.</text:p>
      <text:p text:style-name="P50">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50"><text:soft-page-break/></text:p>
      <text:p text:style-name="P60">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0"/>
      <text:p text:style-name="P50">БАЦ!</text:p>
      <text:p text:style-name="P50">Бутылка с пивом шлёпнулась прямо по центру свитка. Брызнувшие во все стороны тучи мелких клякс не оставляли надежды: чернила под бутылкой высохнуть НЕ успели.</text:p>
      <text:p text:style-name="P50">– Вот тебе твоё пиво, Анон! В жизни меня так не унижали!</text:p>
      <text:p text:style-name="P50">Пегаска смотрела на меня с вызовом и осуждением.</text:p>
      <text:p text:style-name="P50">– Извини, если пиво <text:span text:style-name="T93">не</text:span> <text:span text:style-name="T93">той</text:span> марки, но ты не удосужился назвать мне свою любимую! – съязвила пегаска.</text:p>
      <text:p text:style-name="P50">Я набрал воздуха в грудь побольше, чтобы взорваться гневной отповедью, но, неожиданно для себя рассмеялся.</text:p>
      <text:p text:style-name="P50">Представляю себе Сел, читающую этот украшенный копытами и пивными бутылками «шедевр»! А ведь переписывать его я не собираюсь, <text:span text:style-name="T93">с меня довольно этого мучения с пером</text:span>!</text:p>
      <text:p text:style-name="P50">Смех рвался наружу мощым потоком, я просто ухахатывался, упав на стол.</text:p>
      <text:p text:style-name="P50">– Странный ты какой-то! – заявила пегаска, озадаченно потирая затылок. – Сначала даёшь дурацкие задания, а потом сам же с них смеёшься.</text:p>
      <text:p text:style-name="P50">Дэш сложила передние ноги на груди и продолжила.</text:p>
      <text:p text:style-name="P50">– А знал бы ты, между прочим, чего мне стоило разбудить Пинки и заставить её спуститься в винный погреб. Она этому была совсем НЕ РАДА! <text:span text:style-name="T90">Н</text:span>е придумывай такую фигню <text:span text:style-name="T90">больше</text:span>!</text:p>
      <text:p text:style-name="P50">Я отсмеялся, наклонился через стол и потрепал пегаску <text:span text:style-name="T100">по голове</text:span>. <text:span text:style-name="T99">Та в ответ довольно прядала ушами.</text:span></text:p>
      <text:p text:style-name="P50">– Не сердись, Рэйнбоу Дэш! Задание, действительно, было дурацким.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50">–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text:span text:style-name="T99">В этом Зекору никто не переплюнет.</text:span></text:p>
      <text:p text:style-name="P50">…</text:p>
      <text:p text:style-name="P50">А ведь пегаска говорит дело! <text:span text:style-name="T91">Из того, что я помню, эта зебра-шаманка иногда даже выручала Твайлайт. Визит к ней будет совсем не лишним.</text:span></text:p>
      <text:p text:style-name="P153">– <text:span text:style-name="T92">Ты права. Буду тебе признателен, если покажешь мне завтра утром, где живёт Зекора.</text:span></text:p>
      <text:p text:style-name="P153"><text:span text:style-name="T92">Пегаска отрицательно помотала головой.</text:span></text:p>
      <text:p text:style-name="P153">– <text:span text:style-name="T92">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span></text:p>
      <text:p text:style-name="P154">Во<text:span text:style-name="T94">т</text:span> чёрт! Сон на сегодня отменяется. <text:span text:style-name="T94">Я спрятал письмо в стол, накинул на плечи куртку и пошёл к выходу.</text:span></text:p>
      <text:p text:style-name="P154"><text:span text:style-name="T94">Пегаска по-прежнему стояла у стола, делая вид, что её это не касается.</text:span></text:p>
      <text:p text:style-name="P154">– <text:span text:style-name="T94">Эмм. Так мы идём к Зекоре, или нет? Я думал, ты хотела помочь.</text:span></text:p>
      <text:p text:style-name="P155"><text:soft-page-break/>Пегаска скорчила недовольную морд<text:span text:style-name="T96">очку</text:span>.</text:p>
      <text:p text:style-name="P155">– <text:span text:style-name="T95">Вы, человеки, все такие неклёвые?</text:span></text:p>
      <text:p text:style-name="P156">– ?</text:p>
      <text:p text:style-name="P159">Пегаска принялась загибать копыта.</text:p>
      <text:p text:style-name="P156">– <text:span text:style-name="T97">Я тебе принесла пиво — это раз! Подала идею с Зекорой — это два! А где моё вознаграждение???</text:span></text:p>
      <text:p text:style-name="P160">Мне на голову как будто вылили ведро холодной воды. Весёлость улетучилась вмиг. Я подошёл к тумбочке, выудил из неё мешочек Селестии и подошёл к пегаске.</text:p>
      <text:p text:style-name="P157">– <text:span text:style-name="T98">Сколько ты хочешь за помощь? </text:span>– <text:span text:style-name="T98">спросил я ровным голосом и звякнул монетами.</text:span></text:p>
      <text:p text:style-name="P160">Пегаска скривила губы и отодвинула от себя мешочек.</text:p>
      <text:p text:style-name="P157">– <text:span text:style-name="T98">Какой ты глупый! А ещё из Кантерлота! Мне не нужны твои серебряшки!</text:span></text:p>
      <text:p text:style-name="P158">– <text:span text:style-name="T99">Чего же ты хочешь? Золотяшек? </text:span>– <text:span text:style-name="T99">саркастически спросил я.</text:span></text:p>
      <text:p text:style-name="P161">Пегаска уселась вплотную ко мне и поддела головой мою руку.</text:p>
      <text:p text:style-name="P158">– <text:span text:style-name="T99">Почесушек! И не говори, что не умеешь! Ты только что делал это совершенно бесплатно!</text:span></text:p>
      <text:p text:style-name="P162">Тепло разлилось по груди <text:span text:style-name="T101">мягкой волной. Я положил мешок с деньгами на стол и принялся почесывать пегаску между ушей.</text:span></text:p>
      <text:p text:style-name="P152"/>
      <text:p text:style-name="P40"/>
      <text:p text:style-name="P50"><text:span text:style-name="T11">&lt;в </text:span>награду пегаска требует почесать её ещё. Анон чухает голову и переходит на спину. Пегаска жмурится от удовольствия<text:span text:style-name="T11">&gt;</text:span></text:p>
      <text:p text:style-name="P50"/>
      <text:p text:style-name="P50">– Ага. – подтвердил я. – Так это ты сожгла воздушный шар Твайлайт?</text:p>
      <text:p text:style-name="P60"/>
      <text:p text:style-name="P60"/>
      <text:p text:style-name="P60"/>
      <text:p text:style-name="P27">&lt;Глава в Понивилле — знакомство с Дэш. Анон чухает пегаску по холке и хлопает по крупу. Она говорит ему, что не любит ждать&gt;</text:p>
      <text:p text:style-name="P95">… нам необходим некоторый список оборудования.</text:p>
      <text:p text:style-name="P95"/>
      <text:p text:style-name="P95">&lt;Так это ты соревновалась со Спайком по силе отрыжки?&gt;</text:p>
      <text:p text:style-name="Text_20_body"/>
      <text:h text:style-name="Heading_20_2" text:outline-level="2">12. День сурка</text:h>
      <text:p text:style-name="P15">&lt;<text:span text:style-name="T57">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text:soft-page-break/>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50">– Здравствуй, Макс.</text:p>
      <text:p text:style-name="P50">Я молча смотрел на неё, слегка пошатываясь. В голове воцарилась звенящая пустота.</text:p>
      <text:p text:style-name="P50">Селестия шагнула мне навстречу.</text:p>
      <text:p text:style-name="P50">– Пожалуйста, прошу тебя, не думай так. Мы — не плод твоего воображения, мы — живые, мы — существуем! Когда ты так думаешь, я чувствую, как мир тает.</text:p>
      <text:p text:style-name="P50">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0">– <text:s/>Думаю как?</text:p>
      <text:p text:style-name="P50">– Думаешь, что мы — плод твоего воображения, отравленного наркотиком. Это не так. Прошу тебя...</text:p>
      <text:p text:style-name="P50">– А если ты — действительно мой бред? – съязвил я. – Вот сейчас протрезвею, и ты исчезнешь.</text:p>
      <text:p text:style-name="P50">Порыв ветра скрыл аликорницу в вихре снежинок. Её очертания расплылись.</text:p>
      <text:p text:style-name="P50">– Эй, постой, ты куда? Я пошутил! Погоди, не исчезай! Стой! Не оставляй меня здесь!!! Я пошутил!!!</text:p>
      <text:p text:style-name="P50">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0">– Ты напугала меня! – пожаловался я ей. – Не исчезай больше!</text:p>
      <text:p text:style-name="P50">Аликорница прижала меня к себе крыльями и устало усмехнулась.</text:p>
      <text:p text:style-name="P50">–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7">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0">– Знаешь, я всё думал над твоими словами тогда, ну, ты помнишь... В бассейне. Они всё ещё в силе? Я могу быть твоим другом?</text:p>
      <text:p text:style-name="P50">Аликорница тихо засмеялась, защекотав мне ухо.</text:p>
      <text:p text:style-name="P50">–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0">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0">– Времени осталось немного. Мне надо, чтобы ты запомнил одну вещь.</text:p>
      <text:p text:style-name="P50">– А?</text:p>
      <text:p text:style-name="P50">–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0"><text:soft-page-break/>– Я доведу! Обещаю! Но что может случиться с тобой, Селли?</text:p>
      <text:p text:style-name="P3">Стук стал громче.</text:p>
      <text:p text:style-name="P50">–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0">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50">–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0">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0">– Что за ерунда? – Я схватился за голову, пытаясь не дать ей взорваться. Потом взглянул вниз и схватился за другое. – Что за херня??!</text:p>
      <text:p text:style-name="P50">Я вскочил и в спешке начал одеваться.</text:p>
      <text:p text:style-name="P50">БАЦ-БАЦ-БАЦ!!!</text:p>
      <text:p text:style-name="P50">– Уже бегу!</text:p>
      <text:p text:style-name="P50">Одевая штаны, я попрыгал к двери на одной ноге. На пороге стояла серая пегаска с косящим взглядом.</text:p>
      <text:p text:style-name="P50">– Привет, Макс. Тебе корреспонденция. – пегаска порылась в сумке и выудила зубами пухлый пакет.</text:p>
      <text:p text:style-name="P50">– «Особенности поведения, питания и размножения приматов». – прочитал я на стикере.</text:p>
      <text:p text:style-name="P50">–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2">—</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text:soft-page-break/>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0">– Но нигде не сказано, какие частицы надо ускорять! Мне за эти самоцветы от сестры влетит!</text:p>
      <text:p text:style-name="P50">–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40">– Эээ! Это что же получается? Выходит, зря я яблоки <text:span text:style-name="T1">притащила</text:span>? Нам же не сидр нужен?</text:p>
      <text:p text:style-name="P40">–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0">–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0">– Эээ! Я не собираюсь ни с чем сталкивать свои яблоки! И перегонять тоже! Давайте лучше их съедим.</text:p>
      <text:p text:style-name="P50">– Тише, поняши! Нас могут услышать! Зачем сейчас спорить о том, о чём мы уже спорили вчера и позавчера?</text:p>
      <text:p text:style-name="P50">– Тебе легко говорить, Ску! Ты никакой своей особенной частицы не притащила! Давай мы твой скутер к ускорителю пришпандорим?</text:p>
      <text:p text:style-name="P40"><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0">– Так причём тут ускоритель, Скуталу?! Говорю ж, это для заклинания Индрэ...</text:p>
      <text:p text:style-name="P50"/>
      <text:p text:style-name="P50">…</text:p>
      <text:p text:style-name="P50"/>
      <text:p text:style-name="P50">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0">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0">Закрыв дверь, я отправился в город.</text:p>
      <text:p text:style-name="P50"/>
      <text:p text:style-name="P50">…</text:p>
      <text:p text:style-name="P50"/>
      <text:p text:style-name="P50">–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0"><text:soft-page-break/>– Ну, если по аналогии с садовым шлангом, струя воды сметёт весь песок и может облить всех рядом присутствующих.</text:p>
      <text:p text:style-name="P50">–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0">– А ты неопытный маг? – парировал я.</text:p>
      <text:p text:style-name="P50">–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3">–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2"> </text:span><text:span text:style-name="T33">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3"><text:span text:style-name="T42">– Я </text:span><text:span text:style-name="T47">всегда буду оставаться в тени. </text:span><text:span text:style-name="T42">– </text:span><text:span text:style-name="T47">хлюпала единорожка. </text:span><text:span text:style-name="T42">– </text:span><text:span text:style-name="T47">Мне не хватает сил, чтобы воспользоваться всеми знаниями, которые я освоила. Ведь даже заклинание «Последнего Шанса» я нашла!</text:span></text:p>
      <text:p text:style-name="P95"><text:span text:style-name="T11">– </text:span>Ты?!</text:p>
      <text:p text:style-name="P95"><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5"><text:span text:style-name="T11">– М</text:span>ожет тогда, ты скажешь, что в нём пошло не так и почему к вам попал я, а не сверхаликорн?</text:p>
      <text:p text:style-name="P95"><text:span text:style-name="T11">– </text:span>Не скажу. Заклинания Стар Свирла Бородатого обычно если срабатывают, то без ошибок.</text:p>
      <text:p text:style-name="P50"><text:span text:style-name="T11">– Если </text:span>только <text:span text:style-name="T11">их правильно вызывают. – </text:span>пробурчал Спайк, возвращаясь в корзинку.</text:p>
      <text:p text:style-name="P38"><text:span text:style-name="T11">–</text:span> <text:span text:style-name="T1">Эмм. </text:span>Что он имел ввиду?</text:p>
      <text:p text:style-name="P38"><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6">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8"><text:span text:style-name="T11">– </text:span><text:span text:style-name="T1">Да, завершилось всё препаршиво. Принцесса Луна сказала, лучше бы её обратно на Луну закинули.</text:span></text:p>
      <text:p text:style-name="P38"><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38"><text:soft-page-break/><text:span text:style-name="T11">– </text:span><text:span text:style-name="T1">Хм. Нет.</text:span></text:p>
      <text:p text:style-name="P38"><text:span text:style-name="T11">– </text:span><text:span text:style-name="T1">А друзья?</text:span></text:p>
      <text:p text:style-name="P38"><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2">— </text:span><text:span text:style-name="T33">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2">.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3">.</text:span></text:p>
      <text:p text:style-name="P50"/>
      <text:p text:style-name="P50">…</text:p>
      <text:p text:style-name="P50"/>
      <text:p text:style-name="P50">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0">«<text:span text:style-name="T29">Чужестранец-примат разбил сердце нашей обожаемой Селестии! Двор в отчаянии </text:span><text:span text:style-name="T14">— </text:span><text:span text:style-name="T29">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50">Папарацци хреновы!</text:p>
      <text:p text:style-name="P50">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0"><text:span text:style-name="T11">– </text:span>Привет, Эй-Джей! У тебя проблемы?</text:p>
      <text:p text:style-name="P50"><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0">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0"><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50">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0"><text:span text:style-name="T11">– </text:span>Думаю, я могу починить телегу. Только больших нагрузок эта ось уже не выдержит. Но до фермы худо-бедно доедете.</text:p>
      <text:p text:style-name="P50"><text:soft-page-break/>Эпплджек с сомнением посмотрела на меня.</text:p>
      <text:p text:style-name="P50"><text:span text:style-name="T11">– </text:span>Хошь сказать, ты в Кантерлоте у Селестии под крылышком телеги чинил? Или Рэр сбрехала про Селестию?</text:p>
      <text:p text:style-name="P50">Я мысленно ругнулся на языкатую единорожку и молча достал пенал с инструментами.</text:p>
      <text:p text:style-name="P50"/>
      <text:p text:style-name="P50">…</text:p>
      <text:p text:style-name="P50"/>
      <text:p text:style-name="P50">Собрав инструмент, я потолкал тележку назад-вперёд.</text:p>
      <text:p text:style-name="P50"><text:span text:style-name="T11">– Г</text:span>отово. Принимай работу, хозяйка!</text:p>
      <text:p text:style-name="P50">Эпплджек стиснула меня в сокрушающих объятиях.</text:p>
      <text:p text:style-name="P50"><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0">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0"><text:span text:style-name="T11">– </text:span>Этой... Бери... Сам делал... Ток не говори никому, лады?</text:p>
      <text:p text:style-name="P50">Я сунул флягу за пазуху. Биг Мак молниеносно накрыл дерюгой подсумок и через мгновение за телегу заглянула Эпплджек.</text:p>
      <text:p text:style-name="P50"><text:span text:style-name="T11">– </text:span>Чегой-то вы тут скрытничаете, а?</text:p>
      <text:p text:style-name="P50">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0"><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50">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7">именно в такой последовательности.</text:span></text:p>
      <text:p text:style-name="P50">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7">объявляла вывеска.</text:span></text:p>
      <text:p text:style-name="P50">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0"><text:span text:style-name="T11">– </text:span>Свободно? <text:span text:style-name="T11">– </text:span>спросил я у единственной пони, сидящей за столиком.</text:p>
      <text:p text:style-name="P50"><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0"><text:span text:style-name="T11">– <text:s/></text:span>Пирог с грибами, яишницу и чизкейк<text:span text:style-name="T11"> – </text:span>сообщил я подошедшей официантке.</text:p>
      <text:p text:style-name="P50"><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50"><text:span text:style-name="T11">– </text:span>И салат «по-Кантерлотски».</text:p>
      <text:p text:style-name="P52">Пока я ел, пони мрачно смотрела на меня, положив голову на стол. Мне стало неловко от её тяжёлого взгляда и я попытался завести разговор.</text:p>
      <text:p text:style-name="P52"><text:soft-page-break/><text:span text:style-name="T11">– </text:span>Вы, наверное, ждёте кого-то?</text:p>
      <text:p text:style-name="P52"><text:span text:style-name="T11">– </text:span>Неа.</text:p>
      <text:p text:style-name="P52"><text:span text:style-name="T11">– </text:span>Просто обедаете?</text:p>
      <text:p text:style-name="P52"><text:span text:style-name="T11">– </text:span>Неа.</text:p>
      <text:p text:style-name="P52"><text:span text:style-name="T11">– </text:span>Просто сидите и мрачно смотрите на меня?</text:p>
      <text:p text:style-name="P52"><text:span text:style-name="T11">– </text:span>Неа.</text:p>
      <text:p text:style-name="P52">Хм, а эта пони не из разговорчивых. Ну ладно.</text:p>
      <text:p text:style-name="P52"><text:span text:style-name="T11">– </text:span>А что же вы делаете?</text:p>
      <text:p text:style-name="P52"><text:span text:style-name="T11">– </text:span>Веселюсь. <text:span text:style-name="T11">– </text:span>мрачно заявила пони.</text:p>
      <text:p text:style-name="P52"><text:span text:style-name="T11">– </text:span>Если я вас достал, то так и скажите. Извините.</text:p>
      <text:p text:style-name="P52">Я продолжил есть молча.</text:p>
      <text:p text:style-name="P52">Неожиданно пони улыбнулась и подмигнула мне. Её сморщенная мордочка разгладилась и стала весьма милой.</text:p>
      <text:p text:style-name="P52"><text:span text:style-name="T11">– </text:span>Привет, Анон!</text:p>
      <text:p text:style-name="P52">Вот дискорд! То есть, чёрт! Обитатели этого городка в который раз поражали меня своей проницательностью. У меня на лбу написано, что ли?!</text:p>
      <text:p text:style-name="P52"><text:span text:style-name="T11">– </text:span>Мы с вами раньше встречались?</text:p>
      <text:p text:style-name="P52"><text:span text:style-name="T11">– </text:span>Неа! <text:span text:style-name="T11">– </text:span>пони улыбалась уже широкой улыбкой от уха и до уха. <text:span text:style-name="T11">– </text:span>&lt;<text:span text:style-name="T24">Мне Дэш сказала, что к нам приехал офигенский человек-Анон из Кантерлота, и он ходит на двух ногах и прикольно чешет спинку</text:span>&gt;</text:p>
      <text:p text:style-name="P46"/>
      <text:p text:style-name="P46"/>
      <text:p text:style-name="P52">Это моя пинки-чуйка! Она вернулась!! И поэтому я знаю, что тебя зовут Макс,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2">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2"><text:span text:style-name="T11">– </text:span>Оставь, Салвер.<text:span text:style-name="T11"> </text:span>Ему за счёт заведения.</text:p>
      <text:p text:style-name="P50"><text:span text:style-name="T11">– </text:span>Ясно, мисс Пинки. <text:span text:style-name="T11">– </text:span>официантка кивнула и ушла.</text:p>
      <text:p text:style-name="P50"><text:span text:style-name="T11">– Ч</text:span>его-о-о?<text:span text:style-name="T11"> </text:span>Так это твой бар?</text:p>
      <text:p text:style-name="P50"><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0">Говоря это, кобылка оттянула передними копытами нижние веки, став похожей на маньяка.</text:p>
      <text:p text:style-name="P50"><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50"><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50"><text:soft-page-break/>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0"><text:span text:style-name="T11">– </text:span>У меня есть идея получше. <text:span text:style-name="T11">– </text:span>на свет показалась фляга Большого Макинтоша.</text:p>
      <text:p text:style-name="P50"><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0"><text:span text:style-name="T11">– </text:span>Починил телегу. Только молчок про самогон, раз уж ты в курсе. <text:span text:style-name="T11">– </text:span>я разлил сидр по чашкам.</text:p>
      <text:p text:style-name="P50"><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0"><text:s/>Сидр Биг Мака на вкус был безобидным, чуть забродившим яблочным соком. Я выпил полную чашку и заявил Пинки:</text:p>
      <text:p text:style-name="P50"><text:span text:style-name="T11">– </text:span>Эт-то ты наззваешь ссуфер-ддуфер-ссильн...?</text:p>
      <text:p text:style-name="P50">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0"><text:span text:style-name="T11">– У </text:span>тебя такая смешная мордочка! <text:span text:style-name="T11">– </text:span>захихикали Пинки, покачиваясь. <text:span text:style-name="T11">– </text:span>Как будто ты <text:span text:style-name="T67">подкову </text:span>в пироге обнаружил. Или Селестию в ванной.</text:p>
      <text:p text:style-name="P50">Это сравнение пробудило во мне полузабытое воспоминание.</text:p>
      <text:p text:style-name="P50"><text:span text:style-name="T11">– </text:span>Эммм... Скажи-ка мне, мой друг П-п-пинки... Легенда про фаэри <text:span text:style-name="T15">— </text:span><text:span text:style-name="T67">эт правда?</text:span></text:p>
      <text:p text:style-name="P50"><text:span text:style-name="T15">– </text:span><text:span text:style-name="T67">Какая из? Их много, вообще-то. Ик!</text:span></text:p>
      <text:p text:style-name="P50"><text:span text:style-name="T15">– </text:span><text:span text:style-name="T67">Про принцесс. Про то, что они фаэри, спустившиеся с неба во плоти, чтоб помогать пони управлять Эквестрией?</text:span></text:p>
      <text:p text:style-name="P50"><text:span text:style-name="T15">– </text:span><text:span text:style-name="T67">Макс, </text:span><text:span text:style-name="T15">– </text:span><text:span text:style-name="T67">захихикала Пинки, взъерошив копытами розовые кудряшки и попытавшись соорудить из них бороду, </text:span><text:span text:style-name="T15">– </text:span><text:span text:style-name="T67">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0"><text:span text:style-name="T15">– </text:span><text:span text:style-name="T67">Да так. Всё думаю, насколько это одиноко — быть бессмертной в мире смертных. Когда сам никого не любишь, и тебя никто не любит...</text:span></text:p>
      <text:p text:style-name="P50"><text:span text:style-name="T15">– </text:span><text:span text:style-name="T67">Ты что-о-о! Нельзя любить фаэри! Она похитит твоё сердце, и ты будешь искать её, пока не... </text:span><text:span text:style-name="T15">– </text:span><text:span text:style-name="T67">Пинки погрузилась в так и не съеденный салат «по-Кантерлотски» и захрапела.</text:span></text:p>
      <text:p text:style-name="P50"><text:span text:style-name="T15">– </text:span><text:span text:style-name="T67">Пока не умру?</text:span></text:p>
      <text:p text:style-name="P50"><text:span text:style-name="T15">– </text:span><text:span text:style-name="T67">Нет, глупенький, </text:span><text:span text:style-name="T15">– </text:span><text:span text:style-name="T67">пробулькала Пинки из миски. </text:span><text:span text:style-name="T15">– </text:span><text:span text:style-name="T67">Пока не найдёшь.</text:span></text:p>
      <text:p text:style-name="P53">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3">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3"><text:soft-page-break/>Холодок незаметно прокрался мне в душу и прояснил мозги. Я кинул взгляд на часы на стене. Было без десяти шесть.</text:p>
      <text:p text:style-name="P53">Бля!</text:p>
      <text:p text:style-name="P53">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3">БАМММ!!!</text:p>
      <text:p text:style-name="P53">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3"><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3"><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3"><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3"><text:span text:style-name="T11">– </text:span>У нас?</text:p>
      <text:p text:style-name="P53">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3">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3">Но недостаточное.</text:p>
      <text:p text:style-name="P53">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3"><text:span text:style-name="T11">– </text:span>Сто-о-ой! <text:span text:style-name="T11">– </text:span>заорал я. <text:span text:style-name="T11">– </text:span>Выпрыгивай из бочки!!!</text:p>
      <text:p text:style-name="P53">Кобылка-пилот улыбнулась и постукала копытцем по шлему, показывая, что не слышит меня.</text:p>
      <text:p text:style-name="P53"><text:span text:style-name="T11">– </text:span>Выпрыгива-а-а... <text:span text:style-name="T11">– </text:span>мой крик утонул в рёве рвущихся фейерверков.</text:p>
      <text:p text:style-name="P53">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3"><text:soft-page-break/>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3"><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3">Поняшка ткнула в бок белоснежную пони-единорога. Та раскрыла глаза и осмотрелась.</text:p>
      <text:p text:style-name="P53"><text:span text:style-name="T11">– </text:span>Смотри, вот те и ответ на вопрос, куда деваются пони!</text:p>
      <text:p text:style-name="P53"><text:span text:style-name="T11">– </text:span>Где? <text:span text:style-name="T11">– </text:span>единорожка начала оглядываться.</text:p>
      <text:p text:style-name="P53"><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3"><text:span text:style-name="T11">– </text:span>И что? Я всё равно не пойму, куда пони деваются? И куда пропала Скуталу?</text:p>
      <text:p text:style-name="P53"><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3">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3"/>
      <text:p text:style-name="P54">***<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0"/>
      <text:p text:style-name="P62">Приветствую тебя, мой маленький человек!</text:p>
      <text:p text:style-name="P62">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тпечатка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text:p>
      <text:p text:style-name="P62">Чудесно,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2">И, 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2"><text:soft-page-break/><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6">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5">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2">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2">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text:soft-page-break/>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1">P.S. Н</text:span>е гневите мироздание воровством! <text:span text:style-name="T29">Обмен рулит</text:span>!»</text:p>
      <text:p text:style-name="P6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2">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2"/>
      <text:p text:style-name="P47">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7"/>
      <text:p text:style-name="P47">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
      <text:h text:style-name="Heading_20_2" text:outline-level="2">13. Мэйнхэттен</text:h>
      <text:p text:style-name="P85">ZZ Top – Gimme all your lovin</text:p>
      <text:p text:style-name="P85">Mothley Crue – Kick Start My Heart</text:p>
      <text:p text:style-name="P53"><text:span text:style-name="T11">– </text:span>Попробуй ещё раз. Может, сбой соединения.</text:p>
      <text:p text:style-name="P53">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3"><text:span text:style-name="T11">– </text:span>Не отсылается. Глюк какой-то.</text:p>
      <text:p text:style-name="P53">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3"><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3"><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3"/>
      <text:p text:style-name="P54">***</text:p>
      <text:p text:style-name="P53"/>
      <text:p text:style-name="P3"><text:soft-page-break/>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3"><text:span text:style-name="T11">– </text:span>Это неправильно! <text:span text:style-name="T11">– </text:span>заявила Рэйнбоу Дэш, отвернувшись от окна.</text:p>
      <text:p text:style-name="P53"><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3"><text:span text:style-name="T11">– </text:span>Да я не про то! <text:span text:style-name="T11">– </text:span>отмахнулась пегаска. <text:span text:style-name="T11">– </text:span>Посмотри на поле.</text:p>
      <text:p text:style-name="P53"><text:span text:style-name="T11">– </text:span>И что? Поле как поле.</text:p>
      <text:p text:style-name="P53"><text:span text:style-name="T11">– </text:span>Оно не убрано. <text:span text:style-name="T11">– </text:span>мрачно ответила пегаска. <text:span text:style-name="T11">– </text:span>Ужас, сколько кукурузы пропадает!</text:p>
      <text:p text:style-name="P53">Я присмотрелся получше и указал ей на очередной городок, проносящийся за окном.</text:p>
      <text:p text:style-name="P53"><text:span text:style-name="T11">– </text:span>У самого посёлка поля убраны. Наверняка дойдёт дело и до остальных.</text:p>
      <text:p text:style-name="P53"><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3">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3"><text:span text:style-name="T11">– </text:span>Спасибо, но от пинкиных плюшек у меня фланки округляются.</text:p>
      <text:p text:style-name="P53"><text:span text:style-name="T11">– </text:span>Да ладно тебе, Рэйнбоу Дэш! От одной не округлятся.</text:p>
      <text:p text:style-name="P53"><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53">За окном несколько пони работали на поле. Что-то странное было в их деятельности.<text:span text:style-name="T11"> </text:span>Как будто…</text:p>
      <text:p text:style-name="P53"><text:span text:style-name="T11">– О</text:span>но и понятно, что поля не убраны. Откуда ж им быть убранными, когда на двух работающих пони целая толпа бездельников!</text:p>
      <text:p text:style-name="P53">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3"><text:span text:style-name="T11">– </text:span>Они паслись… Ты можешь себе представить? Макс! Они ПАСЛИСЬ! Ели траву, как какие-то дикари! Фигня какая-то…</text:p>
      <text:p text:style-name="P53">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3">…</text:p>
      <text:p text:style-name="P53">ВЖИИИИИИИИИ!!!</text:p>
      <text:p text:style-name="P53">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3"><text:span text:style-name="T11">– </text:span>Что за…?</text:p>
      <text:p text:style-name="P122">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3"><text:span text:style-name="T11">– </text:span>Леди и джентльпони! Просьба не паниковать! Поезд дальше не идёт: впереди провал! <text:span text:style-name="T11">– </text:span>крикнул проводник.</text:p>
      <text:p text:style-name="P53"><text:span text:style-name="T11">– </text:span>Какой ещё, в дышло, провал? Я проезжал тут два дня назад!</text:p>
      <text:p text:style-name="P53"><text:span text:style-name="T11">– </text:span>Безобразие! Верните мне деньги за билет!</text:p>
      <text:p text:style-name="P53"><text:span text:style-name="T11">– </text:span>Как вы смеете! Я опоздаю в порт! <text:s/><text:span text:style-name="T11">– </text:span>послышались выкрики в толпе.</text:p>
      <text:p text:style-name="P53"><text:soft-page-break/>Проводник — седой земнопони стального цвета — поставил фонарь на пол и вытер со лба пот.</text:p>
      <text:p text:style-name="P53"><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3">Я осторожно подошёл к краю и глянул вниз. </text:p>
      <text:p text:style-name="P53">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3"><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3">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3"><text:span text:style-name="T11">– </text:span>Дэш, нам надо на ту сторону.</text:p>
      <text:p text:style-name="P53"><text:span text:style-name="T11">– </text:span>Нет проблем. Я могу тебя перенести.</text:p>
      <text:p text:style-name="P53">Я с сомнением посмотрел на пегаску. Дэш в холке была мне по пояс.</text:p>
      <text:p text:style-name="P53"><text:span text:style-name="T11">– </text:span>Ты точно в этом уверена?</text:p>
      <text:p text:style-name="P53">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3"><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3">Мля.</text:p>
      <text:p text:style-name="P53"><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3">Пегаска почесала затылок и заметила.</text:p>
      <text:p text:style-name="P53"><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3">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3">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3">…</text:p>
      <text:p text:style-name="P53"><text:soft-page-break/>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3">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3">Разумеется, я посмотрел вниз.</text:p>
      <text:p text:style-name="P53">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3">…</text:p>
      <text:p text:style-name="P53">Я валялся на насыпи и трясся как в лихорадке. От пережитого шока меня тошнило. Ёбаная Селестия!</text:p>
      <text:p text:style-name="P53"><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3">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3"><text:span text:style-name="T11">– </text:span>Я чувствую, что только что упустил отличную возможность отлить на вселенную!</text:p>
      <text:p text:style-name="P53"/>
      <text:p text:style-name="P54">***</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3"><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oft-page-break/><text:span text:style-name="T49">Принцесса Селестия Эквестрийская, Дневная Глава Диархии, Непобедимое Солнце, Защитница Кантерлота, Страж Эверфри и прочая и прочая...» </text:span><text:span text:style-name="T44">– </text:span><text:span text:style-name="T48">прочитал охранник, близоруко щурясь.</text:span></text:p>
      <text:p text:style-name="P53"><text:span text:style-name="T11">– </text:span>Удостоверение личности предъявлять? <text:span text:style-name="T11">– </text:span>осведомился я.</text:p>
      <text:p text:style-name="P53"><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3">Бляяя!!! Ах ты ж!!!</text:p>
      <text:p text:style-name="P53">Хлопнула освобождённая дверь, изнутри клацнула щеколда.</text:p>
      <text:p text:style-name="P53"><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3">Дэш, ни слова не говоря, прислонила ухо к двери.</text:p>
      <text:p text:style-name="P53"><text:span text:style-name="T11">– </text:span>Будешь смеяться, но именно этим он и занят. Вызывает полицию по телефону. <text:span text:style-name="T11">– </text:span>сообщила пегаска.</text:p>
      <text:p text:style-name="P53"><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3">Пегаска продолжала слушать. Потом глаза её округлились от удивления.</text:p>
      <text:p text:style-name="P53"><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3">Ну охренеть! Я что, нанёс моральную травму охраннику своим видом? Добро пожаловать в Эквестрию, страну дружбы и пони!</text:p>
      <text:p text:style-name="P53"><text:span text:style-name="T11">– </text:span>Сколько у нас времени?</text:p>
      <text:p text:style-name="P53">Дэш почесала в затылке.</text:p>
      <text:p text:style-name="P53"><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3">Я с наслаждением захреначил ногой в стеклянную дверь павильона. Осколки стекла брызнули во все стороны.</text:p>
      <text:p text:style-name="P53"><text:span text:style-name="T11">– </text:span>Тогда давай сначала обыщем контору. Если уж полиция всё равно едет сюда, так пусть у них хотя бы будет повод!</text:p>
      <text:p text:style-name="P53"/>
      <text:p text:style-name="P54">***</text:p>
      <text:p text:style-name="P53"/>
      <text:p text:style-name="P53">Разумеется, полиция приехала, как только мы обнаружили эти чёртовы резонаторы — иначе ж и быть не могло!</text:p>
      <text:p text:style-name="P53"/>
      <text:p text:style-name="P53">…</text:p>
      <text:p text:style-name="P53"/>
      <text:p text:style-name="P53">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3"><text:soft-page-break/><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3">Снаружи послышался вой сирены и цокот множества копыт.</text:p>
      <text:p text:style-name="P53"><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3">Пиздец! Мы с Дэш переглянулись.</text:p>
      <text:p text:style-name="P53"><text:span text:style-name="T11">– </text:span>Это твои двадцать минут? <text:span text:style-name="T11">– </text:span>возмутился я. <text:span text:style-name="T11">– </text:span>Да ещё и десяти не прошло!</text:p>
      <text:p text:style-name="P53">Дэш вымучено скривилась.</text:p>
      <text:p text:style-name="P53"><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3">Я разбил топором стеклянные дверцы прибора и вытащил рубины.</text:p>
      <text:p text:style-name="P53"><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3">Пегаска отрицательно помотала головой.</text:p>
      <text:p text:style-name="P53"><text:span text:style-name="T11">– </text:span>Ну уж фигушки. Я тебя тут не оставлю.</text:p>
      <text:p text:style-name="P53"><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3"><text:span text:style-name="T11">– Н</text:span>е тупи! <text:span text:style-name="T11">– </text:span>упрямо мотнула головой пегаска. <text:span text:style-name="T11">– </text:span>Всё изменилось. Никто тебя не вытащит.</text:p>
      <text:p text:style-name="P53">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3"><text:span text:style-name="T11">– </text:span>Быстро за мной! <text:span text:style-name="T11">– </text:span>скомандовала пегаска, помчавшись к лестнице в офисные этажи.</text:p>
      <text:p text:style-name="P53">Я припустил было за ней, потом вернулся и поднял над головой раскуроченный ускоритель.</text:p>
      <text:p text:style-name="P53"><text:span text:style-name="T11">– Ю-</text:span>хууу<text:span text:style-name="T11">!!!</text:span></text:p>
      <text:p text:style-name="P53">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3">На последнем этаже пегаска стояла в коридоре, с сомнением обозревая ряд дверей.</text:p>
      <text:p text:style-name="P53"><text:span text:style-name="T11">– </text:span>Где-то тут должна быть дверь на крышу. Не могли же они залазить туда по пожарной лестнице?</text:p>
      <text:p text:style-name="P53">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3">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3"><text:span text:style-name="T11">– </text:span>Макс, подвинься!</text:p>
      <text:p text:style-name="P53">Пегаска оттеснила меня крупом и повернулась к двери задом.</text:p>
      <text:p text:style-name="P53"><text:span text:style-name="T11">– </text:span>Ю-хууу!</text:p>
      <text:p text:style-name="P53">БАБАХ!!!</text:p>
      <text:p text:style-name="P53">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text:soft-page-break/>ощущениям, Дэш была легче меня раза в полтора, то отношение её силы к её весу приближалось к муравьиному.</text:p>
      <text:p text:style-name="P53"><text:span text:style-name="T11">– </text:span>Ты чего на меня так уставился? <text:span text:style-name="T11">– </text:span>подозрительно спросила пегаска.</text:p>
      <text:p text:style-name="P53"><text:span text:style-name="T11">– </text:span>Да так… Не ожидал, что ты такая…</text:p>
      <text:p text:style-name="P53"><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3">С лестницы донёсся топот копыт, в конце коридора появились пони-полицейские.</text:p>
      <text:p text:style-name="P53">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3"><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3">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3"><text:span text:style-name="T11">– </text:span>Ты! Не! По! Нял! Те! Бе! Не! Льзя! Тут! Ос! Та! ВАТЬСЯ!!! <text:span text:style-name="T11">– </text:span>мощный толчок изнутри катапультировал её с люка.</text:p>
      <text:p text:style-name="P53">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3">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3"><text:span text:style-name="T11">– </text:span>Ты чего делаешь??! Пипец, мы же упадём! Ты ж не удержишь!..</text:p>
      <text:p text:style-name="P53">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3">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3">Некоторое время было тихо. Потом хлопнули ставни и чей-то сонный голос недовольно пробормотал:</text:p>
      <text:p text:style-name="P53"><text:span text:style-name="T11">– </text:span>Кто мешает нам спать после тяжкого выступления?</text:p>
      <text:p text:style-name="P53">Я осторожно выглянул из куста.</text:p>
      <text:p text:style-name="P53">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3">Птицы и цикады продолжили пение, прерванное нашим вторжением. </text:p>
      <text:p text:style-name="P53">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3"><text:span text:style-name="T11">– </text:span>Так вот кто тревожит наш сон!</text:p>
      <text:p text:style-name="P53"><text:soft-page-break/>Дверь дома приоткрылась. Стало видно, что за ней притаилась единорожка, уже спустившаяся с мансарды.</text:p>
      <text:p text:style-name="P53"><text:span text:style-name="T11">– </text:span>Так-так, посмотрим, что тут у нас. Ага. Гм. Это наверняка тот монстр-примат, о котором писали в газетах. Занятно.</text:p>
      <text:p text:style-name="P53">Я крутился в телекинетическом поле перед единорожкой как некий диковинный экспонат шоу уродцев.</text:p>
      <text:p text:style-name="P53"><text:span text:style-name="T11">– </text:span>А это у нас кто? Гмм. Пегаска. Вот так раз! Рэйнбоу Дэш! Какими судьбами?</text:p>
      <text:p text:style-name="P53"><text:span text:style-name="T11">– </text:span>ТРИКСИ! <text:span text:style-name="T11">– <text:s/></text:span>фейсхуфнула Дэш. <text:span text:style-name="T11">– </text:span>Во имя Селестии, ЧТО ты тут делаешь?!!</text:p>
      <text:p text:style-name="P53"><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3">Так как дипломатические таланты пегаски оставляли желать лучшего, я решил взять переговоры в свои руки.</text:p>
      <text:p text:style-name="P53"><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53"><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3"><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3"><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3">Пегаска задумалась. Она обернулась на меня и мрачно спросила:</text:p>
      <text:p text:style-name="P53"><text:span text:style-name="T11">– </text:span>Ей ведь нельзя рассказывать, да?</text:p>
      <text:p text:style-name="P53"><text:span text:style-name="T11">– </text:span>Нельзя. <text:span text:style-name="T11">– </text:span>подтвердил я. <text:span text:style-name="T11">– </text:span>Селестия запретила. Может возникнуть паника и всё такое.</text:p>
      <text:p text:style-name="P53">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3"><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3"><text:span text:style-name="T11">– </text:span>ОГО!</text:p>
      <text:p text:style-name="P53">Единорожка аж уселась на крыльцо от удивления.</text:p>
      <text:p text:style-name="P53"><text:span text:style-name="T11">– </text:span>Представлем себе, ЧТО вы скрываете, если ты готова на ТАКОЕ! Признаюсь, вам удалось нас заинтересовать!</text:p>
      <text:p text:style-name="P53">Единорожка в задумчивости стала ходить по веранде туда-сюда, разговаривая сама с собой.</text:p>
      <text:p text:style-name="P53"><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3">Единорожка встала на задние ноги и захлопала в копыта. После чего она метнулась в дом, потянув нас за собой.</text:p>
      <text:p text:style-name="P53">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3">Единорожка улеглась на диване. Мы с Дэш шмякнулись на ковёр.</text:p>
      <text:p text:style-name="P53"><text:span text:style-name="T11">– </text:span>Мы приняли решение не выдавать вас полиции в обмен на то, что вы расскажете нам о вашей секретной миссии!</text:p>
      <text:p text:style-name="P53"><text:soft-page-break/><text:span text:style-name="T11">– </text:span>Не пойдёт! <text:span text:style-name="T11">– </text:span>заявил я. <text:span text:style-name="T11">– </text:span>Я уже сказал, что это тайна. Мне добавить нечего.</text:p>
      <text:p text:style-name="P53"><text:span text:style-name="T11">– </text:span>Да неужели? <text:span text:style-name="T11">– </text:span>захлопала ресницами Трикси. <text:span text:style-name="T11">– </text:span>Ты хорошо подумал?</text:p>
      <text:p text:style-name="P53">Окно <text:s/>комнаты распахнулось. В комнату ворвался вой сирены. Несколько полицейских фургонов промчались мимо.</text:p>
      <text:p text:style-name="P53">Вот чёрт!!!</text:p>
      <text:p text:style-name="P53"/>
      <text:p text:style-name="P53">…</text:p>
      <text:p text:style-name="P43"/>
      <text:p text:style-name="P53"><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3"><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3"><text:span text:style-name="T11">– </text:span>Стой! Что ты там сказала о Селестии?</text:p>
      <text:p text:style-name="P53">Трикси молча левитировала мне газеты с трюмо.</text:p>
      <text:p text:style-name="P53">…</text:p>
      <text:p text:style-name="P53">Фак! Фак-фак-фак!!!</text:p>
      <text:p text:style-name="P53">«<text:span text:style-name="T29">Исчезновение дневной главы диархии: Эквестрия в панике!</text:span>» (статья двухдневной давности).</text:p>
      <text:p text:style-name="P53">«<text:span text:style-name="T29">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3">«<text:span text:style-name="T29">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9">Да отстаньте же вы от меня! Он сказал, что ест пони, но я этого НЕ ВИДЕЛА!!!</text:span>»).</text:p>
      <text:p text:style-name="P53">«<text:span text:style-name="T29">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3">«<text:span text:style-name="T29">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3">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3"><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3">– <text:span text:style-name="T1">ОНИ ЧТО, ШУТОК НЕ ПОНИМАЮТ?!! </text:span>– <text:span text:style-name="T1">заорал я наконец. </text:span>– <text:span text:style-name="T1">Нашли пониеда, ёбнутые пони!!!</text:span></text:p>
      <text:p text:style-name="P53"><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68">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3">Я зажал голову в ладонях и застонал, покачиваясь из стороны в сторону.</text:p>
      <text:p text:style-name="P53"><text:span text:style-name="T11">– </text:span>Макс? Ты в порядке?</text:p>
      <text:p text:style-name="P53"><text:soft-page-break/>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3">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3">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3"/>
      <text:p text:style-name="P53">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3">И у меня есть кое-какие результаты, чёрт побери!</text:p>
      <text:p text:style-name="P53">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3">Дерьмо! Слишком много «если» и «может быть»!</text:p>
      <text:p text:style-name="P53">Трижды дерьмо!!! Я забыл, что для проведения эксперимента, нам нужна помощь Селестии!</text:p>
      <text:p text:style-name="P53"/>
      <text:p text:style-name="P68"><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3"/>
      <text:p text:style-name="P53">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3">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3">Что ж, вполне привычное для меня состояние. Последний месяц был просто ярким фантастически-нереальным исключением из правила.</text:p>
      <text:p text:style-name="P28">МУ-ХА-ХА!</text:p>
      <text:p text:style-name="P28">Кажется, я знаю, как показать фак провидению! <text:span text:style-name="T11">Show must go on!</text:span></text:p>
      <text:p text:style-name="P53">Я улыбнулся и помахал пегаске рукой, показывая, что в норме. Дэш облегчённо выдохнула.</text:p>
      <text:p text:style-name="P43">– <text:span text:style-name="T1">Так что, мы свободны? </text:span>– <text:span text:style-name="T1">спросил я, поднимаясь с пола.</text:span></text:p>
      <text:p text:style-name="P43">– <text:span text:style-name="T1">О, да! Великая и могучая Трикси держит слово!</text:span></text:p>
      <text:p text:style-name="P53">Единорожка задумалась и продолжила:</text:p>
      <text:p text:style-name="P43"><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5">Трикси в Кантерлоте покупает амулет-усилитель для помощи магией</text:span>&gt;, <text:span text:style-name="T1">но фургон вполне </text:span><text:soft-page-break/><text:span text:style-name="T1">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5"/>
      <text:h text:style-name="Heading_20_2" text:outline-level="2">14. <text:span text:style-name="T1">Деградация</text:span></text:h>
      <text:p text:style-name="P43">&lt;<text:span text:style-name="T70">David Bowie - Lets Dance/ Ashes To Ashes</text:span></text:p>
      <text:p text:style-name="P43"><text:span text:style-name="T70">Roxette – Queen of rain</text:span>&gt;</text:p>
      <text:p text:style-name="P53">– Ы! Ы! Ы! Ы! Ы!</text:p>
      <text:p text:style-name="P53">Дэш стучала лбом о сосну с такой силой, что на неё падали иголки и шишки.</text:p>
      <text:p text:style-name="P53">Я вышел из фургона и присел рядом.</text:p>
      <text:p text:style-name="P53">– Дэш! В конце-концов, мы можем спать днём, а идти ночью. Тогда я могу тащить фургон. Не стоит тебе так мучаться.</text:p>
      <text:p text:style-name="P53">Пегаска стояла, прижавшись лбом к стволу, и молчала. Я продолжил.</text:p>
      <text:p text:style-name="P53">– Или же мы можем нанять земнопони. Я не буду показываться из фургона, а ты строго запретишь ему совать нос внутрь.</text:p>
      <text:p text:style-name="P53">Дэш тяжело вздохнула и закатила глаза.</text:p>
      <text:p text:style-name="P53">–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3">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3">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3">Пегаска пробормотала что-то чуть слышно.</text:p>
      <text:p text:style-name="P53">– Что? – не расслышал я.</text:p>
      <text:p text:style-name="P53">–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3">Я пожал плечами и обнял пегаску.</text:p>
      <text:p text:style-name="P53">– Э, нет, погоди. – Дэш сбросила плащ Трикси, скрывающий её крылья. – Давай!</text:p>
      <text:p text:style-name="P53">Я обнял её повторно. В этот раз пегаска не стояла смирно, а, в свою очередь, обняла меня.</text:p>
      <text:p text:style-name="P53">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3">– Эмм… Ты чего?</text:p>
      <text:p text:style-name="P53"><text:soft-page-break/>Дэш раскрыла глаза. Я упёрся ладонью ей в грудь и осторожно отодвинул от себя. Пегаска разжала обьятия.</text:p>
      <text:p text:style-name="P53">– Йей! Обнимашки таки клёво снимают стресс! Тебе разве не нравится?</text:p>
      <text:p text:style-name="P53">– Нравится. Но ты слишком увлеклась: я чуть не оказался на земле.</text:p>
      <text:p text:style-name="P53">Дэш смутилась.</text:p>
      <text:p text:style-name="P53">– Упс! Забыла, что у тебя только одна пара ног для упора! Не сердись!</text:p>
      <text:p text:style-name="P53">Я покровительно похлопал пегаску по шее.</text:p>
      <text:p text:style-name="P53">–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3">Пегаска немедленно заорала:</text:p>
      <text:p text:style-name="P53">– Обнимашки-и-и!!! – и повалила меня на траву. Сила, таящаяся в её худеньком теле, обескураживала.</text:p>
      <text:p text:style-name="P53">– Дэш! Ну, не воспринимай же всё так буквально, ё-моё!</text:p>
      <text:p text:style-name="P53">– Гы! Что-то ты не слишком был готов к этому разу!</text:p>
      <text:p text:style-name="P53">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3">Наконец она приземлилась, пропахав в дёрне борозды тормозного следа.</text:p>
      <text:p text:style-name="P53">– Ффух! Ещё бы немного, и я бы рехнулась от тоски! Как только Эпплджек эти телеги таскает? Это же офигенно скучно!</text:p>
      <text:p text:style-name="P53">Пегаска накинула на себя плащ, скрыв крылья, и стала впрягаться в фургончик.</text:p>
      <text:p text:style-name="P53">– Макс, залазь в фургон. Там впереди какой-то посёлок. Купим еды и узнаем новости.</text:p>
      <text:p text:style-name="P53"/>
      <text:p text:style-name="P54">***</text:p>
      <text:p text:style-name="P53"/>
      <text:p text:style-name="P53">Три дня спустя…</text:p>
      <text:p text:style-name="P53"/>
      <text:p text:style-name="P53">«<text:span text:style-name="T29">Добро пожаловать в Груммингтон! Вам здесь рады!</text:span></text:p>
      <text:p text:style-name="P53"><text:span text:style-name="T29">Население города </text:span><text:span text:style-name="T71">302 пони</text:span><text:span text:style-name="T29">.</text:span></text:p>
      <text:p text:style-name="P53"><text:span text:style-name="T71">250 пони</text:span><text:span text:style-name="T29">.</text:span></text:p>
      <text:p text:style-name="P53"><text:span text:style-name="T71">125 поней</text:span><text:span text:style-name="T29">.</text:span></text:p>
      <text:p text:style-name="P53"><text:span text:style-name="T29">54 паня.</text:span>»</text:p>
      <text:p text:style-name="P53"/>
      <text:p text:style-name="P53">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text:soft-page-break/>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3">Я вернулся за столик у окна и продолжил писать письмо.</text:p>
      <text:p text:style-name="P53">«<text:span text:style-name="T22">...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3">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3">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3">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3">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3">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9">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8">Крепко обнимаю, чешу холку, хлопаю по шее! Твой Макс. </text:span><text:span text:style-name="T22">Дружба </text:span><text:span text:style-name="T38">—</text:span><text:span text:style-name="T22"> </text:span><text:span text:style-name="T3">э</text:span><text:span text:style-name="T22">то, </text:span><text:span text:style-name="T73">так её </text:span><text:span text:style-name="T3">разэтак</text:span><text:span text:style-name="T73">,</text:span><text:span text:style-name="T22"> магия!</text:span><text:span text:style-name="T59">»</text:span></text:p>
      <text:p text:style-name="P53"/>
      <text:p text:style-name="P53"><text:soft-page-break/>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3">– Всё в порядке, Дэш?</text:p>
      <text:p text:style-name="P53">Пегаска смотрела на язычки огня, танцующие в окошке печной дверцы и молчала. Наконец она отозвалась.</text:p>
      <text:p text:style-name="P53">– Нет. Не всё в порядке.</text:p>
      <text:p text:style-name="P53">Дэш отвернулась от огня и взглянула на меня.</text:p>
      <text:p text:style-name="P53">–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3">Я сел рядом с пегаской, обнял её и легонько встряхнул.</text:p>
      <text:p text:style-name="P53">–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3">Дэш негромко всхлипнула и тут же закашлялась, пытаясь скрыть секундную слабость.</text:p>
      <text:p text:style-name="P53">–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3">Пегаска фейсхуфнула.</text:p>
      <text:p text:style-name="P53">–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3">Я поставил кастрюлю с картошкой на печку.</text:p>
      <text:p text:style-name="P53">– Дэш. Когда ты в последний раз летала?</text:p>
      <text:p text:style-name="P53">– Вчера утром немного. А что?</text:p>
      <text:p text:style-name="P53">– Попробуй взлети сейчас. Просто поднимись к потолку.</text:p>
      <text:p text:style-name="P53">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3">– …Да ладно!</text:p>
      <text:p text:style-name="P53">Пегаска сидела на полу и удивлённо рассматривала свои крылья. Потом для уверенности подёргала зубами за маховые перья.</text:p>
      <text:p text:style-name="P53">– Вроде не сплю — боль чувствуется. Тогда какого сена я падаю?!!</text:p>
      <text:p text:style-name="P53">– Дэш. – мягко сказал я. – Судя по площади крыльев, пегасы держатся в воздухе, в основном, за счёт магии.</text:p>
      <text:p text:style-name="P53">– И?</text:p>
      <text:p text:style-name="P53"><text:soft-page-break/>–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3">– У-у-у-ы-ы-ы-а-а-а!</text:p>
      <text:p text:style-name="P53">Дэш горько, с подвыванием, разрыдалась.</text:p>
      <text:p text:style-name="P53">– Ы-ы-ы! Я не могу без неба-а-а! Мне нужно лета-а-ать! Я пега-а-ас!</text:p>
      <text:p text:style-name="P53">Крутая и тренированная пегаска сотрясалась от плача, как ребёнок. Её депрессия последних дней вырвалась наружу эмоциональным взрывом.</text:p>
      <text:p text:style-name="P53">– Почему всё так… хнык... паршиво? Что мы сделали не так? Хнык… Я даже не знаю, с кем надо подраться, чтобы всё исправить…</text:p>
      <text:p text:style-name="P53">Я сел рядом. Мне нечем было её утешить, я мог лишь молча обнять её, поглаживая по растрёпанной гриве. Пегаска, вхлипывая, прижалась ко мне.</text:p>
      <text:p text:style-name="P53">– Макс?</text:p>
      <text:p text:style-name="P53">– Да?</text:p>
      <text:p text:style-name="P53">–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3">– Дэш, мы дойдём до Понивилля, что бы ни случилось. Обещаю тебе.</text:p>
      <text:p text:style-name="P53">Пегаска утешилась и замерла, глядя в огонь.</text:p>
      <text:p text:style-name="P53">Я мыл тарелки после ужина, когда услышал бормотание Дэш за спиной.</text:p>
      <text:p text:style-name="P53">«И-и-и… о-о-о… эн… а-а-а… И она.. П-э-э-э… о-о-о… Как эта буква называется, забери меня дискорд? Ша? Ша! Эл! А! Мммм… И она пошла... Ы-ы-ы!!!»</text:p>
      <text:p text:style-name="P53">Громкий «бабах» дал понять, что Дэш захлопнула книгу. После короткой паузы взьерошенная пегаска <text:s/>выглянула из-за спины.</text:p>
      <text:p text:style-name="P53">– Макс? Расскажи какую-нибудь сказку на ночь? Что-то спать не хочется.</text:p>
      <text:p text:style-name="P53">Пегаска залезла на диван и похлопала рядом с собой.</text:p>
      <text:p text:style-name="P53">Я поставил тарелку в шкафчик и вытер руки о передник.</text:p>
      <text:p text:style-name="P53">– Дэш, это плохая идея. Давай, я лучше тебе почитаю.</text:p>
      <text:p text:style-name="P53">– Хочу сказку! – пегаска насупилась и отгородилась от меня подушкой. – Ты плохой!</text:p>
      <text:p text:style-name="P53">– Дэш! Я не помню ни черта!</text:p>
      <text:p text:style-name="P53">– Сказку!!! – подушка полетела в меня.</text:p>
      <text:p text:style-name="P53">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3">Дэш повернулась ко мне спиной и стала подозрительно шмыгать носом.</text:p>
      <text:p text:style-name="P53">Я подошёл к дивану и сел рядом, развернув её к себе.</text:p>
      <text:p text:style-name="P53">– Ну ладно. Сама напросилась!</text:p>
      <text:p text:style-name="P53">Я задумался.</text:p>
      <text:p text:style-name="P53">…</text:p>
      <text:p text:style-name="P53">– Вот тебе сказка с моралью. Слушай.</text:p>
      <text:p text:style-name="P53">Я устроился на диване, положив под ноги подушку, на которой тут же примостилась и пегаска.</text:p>
      <text:p text:style-name="P53">– Однажды в кувшин с молоком попали две жабы…</text:p>
      <text:p text:style-name="P53"><text:soft-page-break/>– Бггг! Уже смешно! – заржала Дэш. – <text:s/>Как могли жабы попасть в кувшин? Он же высокий? Жабы прыгают низко. Может, это было блюдце?</text:p>
      <text:p text:style-name="P53">– Нет! – упёрся я. – Кувшин! Иначе морали не получится! Жабы… эээ… свалились в него с кантерлотской скалы.</text:p>
      <text:p text:style-name="P53">– Ух ты! Круто! А что они там делали?</text:p>
      <text:p text:style-name="P53">– Дэш! Как я могу рассказывать, если ты постоянно меня перебиваешь?</text:p>
      <text:p text:style-name="P53">– Ну пожалуйста! Больше не буду, только объясни, как жабы оказались в Кантерлоте?</text:p>
      <text:p text:style-name="P53">–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3">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3">– Вау! Прикольно!</text:p>
      <text:p text:style-name="P53">–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3">– А потом?</text:p>
      <text:p text:style-name="P53">–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3">Пегаска затряслась от смеха. Потом, прервавшись, строго спросила с меня:</text:p>
      <text:p text:style-name="P53">– А какая тут мораль? Ты говорил, в этой сказке будет мораль!</text:p>
      <text:p text:style-name="P53">– Мораль? Э-э-э... Мораль тут такая. – <text:s/>мрачно заявил я. – Не умеешь летать — не суйся к принцессе!</text:p>
      <text:p text:style-name="P53">– Хорошая… ммм… сказка… – пробормотала пегаска сонно. Зевнув во весь рот она потянулась и, прижавшись к моей ноге, заснула.</text:p>
      <text:p text:style-name="P53">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3">Я пожал плечами, устроился поудобнее и укрылся одеялом.</text:p>
      <text:p text:style-name="P53">…</text:p>
      <text:p text:style-name="P53">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3">Скррржжжж… Скррржжж… Скррржжж…</text:p>
      <text:p text:style-name="P53">Снаружи раздался скрежет. В глубокой ночи, посреди абсолютной тишины этот тихий <text:s/>звук таил необъяснимую угрозу.</text:p>
      <text:p text:style-name="P53">Скррржжжж… Скррржжж…</text:p>
      <text:p text:style-name="P53">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3">На земле прямо перед фургоном сидела кобылка-жеребёнок и, зажав в зубах гвоздь, выцарапывала что-то на жестяной крышке коробки из-под конфет.</text:p>
      <text:p text:style-name="P53">– Что ты тут делаешь так поздно? Где твои родители? – вздохнув с облегчением, спросил я.</text:p>
      <text:p text:style-name="P53"><text:soft-page-break/>Выйдя из фургона, я подошёл к жеребёнку и посветил на жестянку.</text:p>
      <text:p text:style-name="P53">– Чем ты тут занимаешься?</text:p>
      <text:p text:style-name="P53">Жеребёнка молча смотрела на меня, зажав гвоздь в зубах. На жестянке были коряво выцарапаны буквы.</text:p>
      <text:p text:style-name="P53">«<text:span text:style-name="T71">37 пни</text:span></text:p>
      <text:p text:style-name="P71">24пн</text:p>
      <text:p text:style-name="P71">15</text:p>
      <text:p text:style-name="P53"><text:span text:style-name="T29">1</text:span>»</text:p>
      <text:p text:style-name="P53">– Что это за цифры? – спросил я.</text:p>
      <text:p text:style-name="P53">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3">«<text:span text:style-name="T29">Добро пожаловать в Груммингтон! Вам здесь рады!</text:span></text:p>
      <text:p text:style-name="P53"><text:span text:style-name="T29">Население города </text:span><text:span text:style-name="T71">302 пони</text:span><text:span text:style-name="T29">.</text:span></text:p>
      <text:p text:style-name="P53"><text:span text:style-name="T71">250 пони</text:span><text:span text:style-name="T29">.</text:span></text:p>
      <text:p text:style-name="P53"><text:span text:style-name="T71">125 поней</text:span><text:span text:style-name="T29">.</text:span></text:p>
      <text:p text:style-name="P53"><text:span text:style-name="T29">54 паня.</text:span>»</text:p>
      <text:p text:style-name="P53">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3">– Ты хочешь сказать, этой ночью из населения осталась ты одна? – хрипло спросил я.</text:p>
      <text:p text:style-name="P53">Кобылка кивнула и снова показала на жестянку и вверх.</text:p>
      <text:p text:style-name="P53">– Макс! Оглянись! – тревожно воскликнула Дэш у меня за спиной.</text:p>
      <text:p text:style-name="P53">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3">– Дэш! Быстро!</text:p>
      <text:p text:style-name="P53">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3">УУУУУУРРРРРРГГГГХХХХХХХ!!!<text:span text:style-name="T11">&lt;</text:span><text:span text:style-name="T58">Metallica-Enter Sandman</text:span><text:span text:style-name="T11">&gt;</text:span></text:p>
      <text:p text:style-name="P53">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3">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3">– Макс, запрыгивай!</text:p>
      <text:p text:style-name="P53">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7"><text:soft-page-break/></text:p>
      <text:p text:style-name="P57">0</text:p>
      <text:p text:style-name="P53"/>
      <text:p text:style-name="P53">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3"/>
      <text:h text:style-name="Heading_20_2" text:outline-level="2">15. Филлидельфия</text:h>
      <text:p text:style-name="P43">&lt;<text:span text:style-name="T57">Kiss – I Was Made For Lovin’ You</text:span>&gt;</text:p>
      <text:p text:style-name="P53">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3">Я поднял кусок газеты, прибитый ветром к ограждению и быстро пробежался по заголовкам.</text:p>
      <text:p text:style-name="P53">«<text:span text:style-name="T29">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9">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2">«</text:span><text:span text:style-name="T30">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2">».</text:span> «<text:span text:style-name="T29">Провинция пустеет: репортаж из обеспоневшего посёлка</text:span>». «<text:span text:style-name="T29">Нехватка пегасов-погодников: указ принцессы Луны разрешает набор в погодные команды пегасов без лётных аттестатов</text:span>». «<text:span text:style-name="T29">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 «<text:span text:style-name="T29">Казус в Мэйнхэттене: неизвестные разбросали по центру города листовки, доказывающие похищение Селестии Найтмэр Мун</text:span>».</text:p>
      <text:p text:style-name="P53">На ближайшем же столбе висело объявление, в котором за мою голову уже предлагалось двадцать пять тысяч.</text:p>
      <text:p text:style-name="P53">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3">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3">–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3">Пегаска взмахнула крыльями для эффекта. Неожиданно для неё и меня, взмах крыльев подбросил её вверх на хороший метр.</text:p>
      <text:p text:style-name="P53">– Какого се… – пегаска приземлилась на круп, изумлённо глядя на свои крылья. – ...на!</text:p>
      <text:p text:style-name="P53">Подумав немного, Дэш выбралась из упряжи и что есть мочи замахала крыльями.</text:p>
      <text:p text:style-name="P53">–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3"><text:soft-page-break/>–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3">Я перевязывал пегаске голову, когда мне в голову пришла идея. Я указал на валяющийся рядом с нами самокат.</text:p>
      <text:p text:style-name="P53">– Дэш, ты ведь сможешь буксировать его на лету?</text:p>
      <text:p text:style-name="P53">– Этот? Конечно могу! Плёвое дело!</text:p>
      <text:p text:style-name="P53">– А со мной?</text:p>
      <text:p text:style-name="P53">– Хмм. Понимаю, к чему ты клонишь.</text:p>
      <text:p text:style-name="P53">Пегаска критически оглядела меня.</text:p>
      <text:p text:style-name="P53">–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3">…</text:p>
      <text:p text:style-name="P53">Когда дорожное покрытие слилось в сплошную серую полосу, а руль самоката начал у меня в руках вибрировать от скорости, я заорал:</text:p>
      <text:p text:style-name="P53">– Дэ-э-э-ш!!! Сто-о-ой!!! Хватит! Испытание пройдено! Не увлекайся!!!</text:p>
      <text:p text:style-name="P53">Пегаска приземлилась и, выплюнув поводья изо рта, встала в гордую позу.</text:p>
      <text:p text:style-name="P53">– Я ещё и не начинала, между прочим! Так, только чуть-чуть размялась!</text:p>
      <text:p text:style-name="P53">Я положил самокат и на трясущихся ногах приближался к ней. Сердце ходило ходуном где-то в районе пяток.</text:p>
      <text:p text:style-name="P53">– Дэш, ты это нарочно? Про «клячу» и всё такое?</text:p>
      <text:p text:style-name="P53">– А что такое? – невинно спросила пегаска, полуобернувшись ко мне задом.</text:p>
      <text:p text:style-name="P53">– А ничего. – нарочито спокойно сказал я, демонстративно закатывая рукава.</text:p>
      <text:p text:style-name="P53">–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3">– <text:s/>А того, что я тебя сейчас!..</text:p>
      <text:p text:style-name="P53">ХЛОП!</text:p>
      <text:p text:style-name="P53">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3">– Бггг! – <text:s/>заржала пегаска. – Макс, не будь нытиком! Прикольная же шутка!</text:p>
      <text:p text:style-name="P53">–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3">–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3"><text:s/>Я потрепал пегаску между ушей.</text:p>
      <text:p text:style-name="P53">– Насчёт шуток я уже заметил. Не парься, я не сержусь. Вдобавок, не такой уж я и хрупкий, просто люблю перестраховаться.</text:p>
      <text:p text:style-name="P53"><text:soft-page-break/>– Да? Это клёво. – успокоилась Дэш. – А можно попросить тебя об одной вещи?</text:p>
      <text:p text:style-name="P53">– Да?</text:p>
      <text:p text:style-name="P53">– Помнишь, я разревелась в Груммингтоне?</text:p>
      <text:p text:style-name="P53">– Ну да, было дело.</text:p>
      <text:p text:style-name="P53">– Забудь про это!</text:p>
      <text:p text:style-name="P53">– Почему? – озадачился я. – Ты тогда была такой милой тогда.</text:p>
      <text:p text:style-name="P53">Дэш насупилась и принялась ковырять копытом асфальт.</text:p>
      <text:p text:style-name="P53">–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3">Я пожал плечами.</text:p>
      <text:p text:style-name="P53">–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3">– Но ты не плачешь.</text:p>
      <text:p text:style-name="P53">Я задумался.</text:p>
      <text:p text:style-name="P53">–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3">– Ни фига себе! Куда ж может быть хуже? – воскликнула Дэш. – У вас что, все поголовно встают в восемь утра и едят сено на завтрак, обед и ужин?</text:p>
      <text:p text:style-name="P53">Я засмеялся.</text:p>
      <text:p text:style-name="P53">– Кто-то встаёт и раньше. Но не в этом проблема. У нас... Как бы это сказать... очень холодно.</text:p>
      <text:p text:style-name="P53">–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3">– Нет, я не то имел ввиду. Холодно не в физическом смысле. В душевном.</text:p>
      <text:p text:style-name="P53">Пегаска всмотрелась мне в лицо, как будто впервые видя его.</text:p>
      <text:p text:style-name="P53">– Ты имеешь ввиду, что тебе утром некому сказать: «Привет, хорошего дня»?</text:p>
      <text:p text:style-name="P53">– Да, примерно это я имел ввиду.</text:p>
      <text:p text:style-name="P53">– Сочувствую. Без друзей не прикольно. Всем нужны друзья. Даже Дискорду, дискорд его забери!</text:p>
      <text:p text:style-name="P53">Пегаска вдруг стала на задние ноги, положив передние мне на плечи.</text:p>
      <text:p text:style-name="P53">– Макс! В Эквестрии у тебя всегда будут друзья, что бы ни случилось!</text:p>
      <text:p text:style-name="P53">Я растроганно обнял пегаску и погладил её по шее.</text:p>
      <text:p text:style-name="P53">– Спасибо, Дэш. Это просто здорово!</text:p>
      <text:p text:style-name="P53">…</text:p>
      <text:p text:style-name="P53">Оставляя на прилавке очередной пустующей филлидельфийской лавки монетку, я озабоченно заметил:</text:p>
      <text:p text:style-name="P53">–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3">– Ты чего? – не поняла шутки пегаска. – А как же твоё участие в эксперименте?</text:p>
      <text:p text:style-name="P53">– Ты меня всё равно как-нибудь вытащишь. – отмахнулся я. – Лучше помоги искать палатку.</text:p>
      <text:p text:style-name="P53"><text:soft-page-break/>–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3">Я пропустил замечание пегаски мимо ушей и продолжил паковать рюкзак.</text:p>
      <text:p text:style-name="P53"/>
      <text:p text:style-name="P55">&lt;<text:span text:style-name="T24">Добавить подбор снаряги. Всю снарягу потом выкинет Дэш</text:span>&gt;</text:p>
      <text:p text:style-name="P55"/>
      <text:p text:style-name="P53">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3">– Надеюсь, с ним ничего не случится. – озабоченно сказал я. – Иначе придётся объясняться с Трикси.</text:p>
      <text:p text:style-name="P53">– Ерунда! В крайнем случае, купишь ей новый. – отмахнулась пегаска. – Ты не представляешь, как я рада, что избавилась от него!</text:p>
      <text:p text:style-name="P53">Пегаска взлетела и осторожно потянула упряжь. Потом приземлилась и недовольно глянула на меня.</text:p>
      <text:p text:style-name="P53">– Скидывай! – скомандовала пегаска, указав на рюкзак.</text:p>
      <text:p text:style-name="P53">– В чём дело?</text:p>
      <text:p text:style-name="P53">Пегаска молча потянула зубами за шлейку рюкзака, сдёргивая его с меня.</text:p>
      <text:p text:style-name="P53">– Дэш, ты чего?</text:p>
      <text:p text:style-name="P53">Пегаска раскрыла рюкзак и стала копаться в нём.</text:p>
      <text:p text:style-name="P53">– Я могу нести тебя, когда ты весишь семьдесят килограмм. – больший из двух котелков отправился в провал.</text:p>
      <text:p text:style-name="P53">– Я могу тянуть тебя, когда ты весишь восемьдесят килограмм. – две трети наших запасов картошки и ухнули следом.</text:p>
      <text:p text:style-name="P53">– Я могу тащить тебя, даже когда ты весишь девяносто! – насос и запасное колесо к самокату улетели туда же.</text:p>
      <text:p text:style-name="P53">– Но мы не договаривались, что ты будешь весить под сто десять только потому, что дорвался до бесплатных магазинов! Лягать, это уже слишком!</text:p>
      <text:p text:style-name="P53">– Погоди, Дэш, консервы-то не выкидывай! Ты ж сама говорила, что только-только размялась и всё такое. <text:span text:style-name="T72">И магазин</text:span>ы вовсе<text:span text:style-name="T72"> не </text:span>бесплатные<text:span text:style-name="T72"> <text:s/></text:span>— я оставлял там деньги — последние, кстати. Дай, я сам отберу припасы...</text:p>
      <text:p text:style-name="P53">…</text:p>
      <text:p text:style-name="P53">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3">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3">– Я уже вижу Кантерлот. Ещё день пути — и сворачиваем к Понивиллю.</text:p>
      <text:p text:style-name="P53">– А ты выдержишь?</text:p>
      <text:p text:style-name="P53">Пегаска фыркнула.</text:p>
      <text:p text:style-name="P53">– Я-то выдержу. Самокат — нет.</text:p>
      <text:p text:style-name="P53"><text:soft-page-break/>–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3">– Я уже думала над этим. Там часто встречаются пони. Тебя узнают.</text:p>
      <text:p text:style-name="P53">–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3">– «Трасса 52» – прочла Дэш на табличке. – Что-то я не помню тут никаких трасс. Наверное, недавно построили.</text:p>
      <text:p text:style-name="P53">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3">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3">– Дэ-э-эш! Тормози-и-и!!!</text:p>
      <text:p text:style-name="P53">– Чего-о-о?! Не слышу!!!</text:p>
      <text:p text:style-name="P53">КРАК!!!</text:p>
      <text:p text:style-name="P53">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3"/>
      <text:p text:style-name="P53">…</text:p>
      <text:p text:style-name="P53"/>
      <text:p text:style-name="P63">Сияние. <text:span text:style-name="T72">Оно п</text:span>овсюду. <text:span text:style-name="T72">Нет верха и низа, нет направлений и расстояний. Нет м</text:span>ыслей. Нет чувств. Нет времени. Есть только бесконечное сияние.</text:p>
      <text:p text:style-name="P63"><text:s/>В какой-то момент пришло осознание.</text:p>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Я открываю глаза и вижу фигуру в голубом.</text:p>
      <text:p text:style-name="P63"><text:soft-page-break/>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Больной, как вы себя чувствуете? Вы можете назвать своё имя?</text:p>
      <text:p text:style-name="P63">Я закрываю глаза и пытаюсь вспомнить.</text:p>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Ма-а-акс! Ма-а-акс! Ма-а-акс!</text:p>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3">Я открываю глаза и вижу фигуру в голубом.</text:p>
      <text:p text:style-name="P63"/>
      <text:p text:style-name="P53">…</text:p>
      <text:p text:style-name="P53"/>
      <text:p text:style-name="P53">Сознание с трудом возвращалось в гудевшую <text:span text:style-name="T72">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3">– Ма-а-акс! Ма-а-акс! Встава-а-ай!</text:p>
      <text:p text:style-name="P53">– И как я, интересно, могу встать, если ты стоишь прямо надо мной? – с трудом отвечаю я.</text:p>
      <text:p text:style-name="P53">– Хорош умничать! – буркнула пегаска сквозь слёзы. – Макс?!!</text:p>
      <text:p text:style-name="P53">Я был полузадушен силой объятий пегаски.</text:p>
      <text:p text:style-name="P53">– Что-то я слишком часто реву с тех пор, как мы познакомились. – пробормотала Дэш, прижавшись ко мне. – Это не круто.</text:p>
      <text:p text:style-name="P53">– Ещё как круто! – утешил пегаску я. – Ты мне всю рубашку промочила. Прямо как водомётная машина.</text:p>
      <text:p text:style-name="P53">– <text:span text:style-name="T72">А т</text:span>ы вставать не хотел! Я очень-очень испугалась. <text:span text:style-name="T72">Всё-таки, д</text:span>урацкая это была затея с самокатом! Если бы можно было вернуться к фургону!</text:p>
      <text:p text:style-name="P53">–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3">Дэш почесала в затылке.</text:p>
      <text:p text:style-name="P53">–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3"><text:soft-page-break/>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3">Вроде, не издевается.</text:p>
      <text:p text:style-name="P53">– Дэш!</text:p>
      <text:p text:style-name="P53">– Ась?</text:p>
      <text:p text:style-name="P53">Пегаска с невинным видом уставилась на меня, практически упёршись своим носом в мой.</text:p>
      <text:p text:style-name="P53">– Я бегаю ещё хуже, чем ты таскаешь фургоны. То есть, чуть лучше, чем никак.</text:p>
      <text:p text:style-name="P53">Пегаска критически осмотрела меня и помотала головой.</text:p>
      <text:p text:style-name="P53">– Фиговые у тебя шутки. Не смешные.</text:p>
      <text:p text:style-name="P53">– Дэш, я не шучу.</text:p>
      <text:p text:style-name="P53">– Не верю. – пегаска провела крылом по моей ноге от пояса до пятки. – У тебя очень длинные ноги. Почти как у аликорнов. Ты не можешь плохо бегать.</text:p>
      <text:p text:style-name="P53">–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3"><text:span text:style-name="T11">–</text:span> А какой у тебя там был образ жизни?</text:p>
      <text:p text:style-name="P53"><text:span text:style-name="T11">–</text:span> Сидячий. Каждый день по восемь-десять часов в день на стуле, перед компьютером. Иногда и по двенадцать.</text:p>
      <text:p text:style-name="P53">У Дэш отвалилась челюсть.</text:p>
      <text:p text:style-name="P53"><text:span text:style-name="T11">–</text:span> Дискордовы яйца! Ты сидел в тюрьме? За что тебя посадили?</text:p>
      <text:p text:style-name="P53"><text:span text:style-name="T11">–</text:span> Я не сидел в тюрьме! У меня работа сидячая. Была. Программисты так работают, понимаешь? Сидя. У нас это в порядке вещей.</text:p>
      <text:p text:style-name="P53">Пегаска неверяще смотрела на меня. Потом её удивление сменилось сочувствием. Она схватилась за голову.</text:p>
      <text:p text:style-name="P53"><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0">о такие… гм… заклинания. Ты </text:span><text:span text:style-name="T40">пишешь</text:span><text:span text:style-name="T50"> программу, запускаешь её, а потом она делает что-то для тебя.</text:span></text:p>
      <text:p text:style-name="P37"><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7"><text:span text:style-name="T1">–</text:span> Вряд ли меня так можно называть. Очень далёкие параллели. <text:span text:style-name="T1">И у</text:span> нас совсем нет магии.</text:p>
      <text:p text:style-name="P53"><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5">– Не парься. Просто исходи из того, что до Понивилля мы доберёмся шагом. И ещё вот что…</text:p>
      <text:p text:style-name="P55">– Да?</text:p>
      <text:p text:style-name="P55">– Слезь с меня наконец!</text:p>
      <text:p text:style-name="P55"/>
      <text:p text:style-name="P54">***</text:p>
      <text:p text:style-name="P53"/>
      <text:p text:style-name="P53"><text:soft-page-break/>Два дня спустя…</text:p>
      <text:p text:style-name="P53"/>
      <text:p text:style-name="P53">Мы стояли на берегу Седлового озера. Дэш озадаченно осматривалась.</text:p>
      <text:p text:style-name="P55">–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5">–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5">Пегаска <text:span text:style-name="T11">сконфужено</text:span> заметила:</text:p>
      <text:p text:style-name="P55">– Я в этих краях впервые. И обычно я путешествую по воздуху или поездом.</text:p>
      <text:p text:style-name="P55">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5">–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5">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2">матюков мне</text:span> удалось замазать самые большие щели. За тестовый<text:span text:style-name="T72"> </text:span>получасовый заплыв<text:span text:style-name="T72"> </text:span>в лодку набралось всего две банки воды.</text:p>
      <text:p text:style-name="P55">– Ну что, отправляемся? – Дэш свеслилась с носа, глядя в зеленоватую воду. – Как лодку назовёшь, кэп?</text:p>
      <text:p text:style-name="P55">– «Две банки». – буркнул я.</text:p>
      <text:p text:style-name="P44"/>
      <text:p text:style-name="P44">…</text:p>
      <text:p text:style-name="P44">&lt;<text:bookmark text:name="eow-title"/><text:span text:style-name="T63">Haddaway - What is love </text:span>&gt;</text:p>
      <text:p text:style-name="P55">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5">И всё же это был славный заплыв! Медитативный плеск волн, ласково греющее спину солнце, крик чаек настроили меня на философский лад. </text:p>
      <text:p text:style-name="P55">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5">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5">– Макс. – прервала ход моих мыслей пегаска. – Наш путь заканчивается. В Понивилле мы расстанемся. Ты ничего не хочешь сказать?</text:p>
      <text:p text:style-name="P55">– Что именно? – вопрос застал меня врасплох. Я прекратил грести и обернулся.</text:p>
      <text:p text:style-name="P55">– Ну… – пегаска смутилась. – Что у тебя на душе? Какие чувства? Ты правда совсем-совсем ничего не хочешь мне сказать?</text:p>
      <text:p text:style-name="P55">– Да вроде нет. Ни о чём не думал вообще.</text:p>
      <text:p text:style-name="P55"><text:soft-page-break/>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5">– Значит, тебе нечего мне сказать? Тогда я скажу! Ты врёшь, что ни о чём не думал! Ты опять думал о ней!</text:p>
      <text:p text:style-name="P55">– О ком?</text:p>
      <text:p text:style-name="P55">–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5">Та-а-ак! Вот в чём дело, лягать меня в пузо! Пегаска ревнует! Какого хера? <text:span text:style-name="T72">Я не давал ей повода!</text:span></text:p>
      <text:p text:style-name="P55">– Это не твоё дело! – рявкнул я.</text:p>
      <text:p text:style-name="P55">– Ах, не моё?! Не моё после побега из центра Псинтела?! Не моё после обнимашек в фургоне?! Не моё после трассы 52?!! Ты… Ты…</text:p>
      <text:p text:style-name="P55">–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5">– Да пожалуйста! – пегаска топнула ногой. – Нет там для вас ничего полезного! Но раз уж ты это вспомнил — на здоровье! Я видела во сне человека! И о<text:span text:style-name="T72">н жил с пони! И они </text:span>офигенски <text:span text:style-name="T72">любили друг друга! И у них </text:span>был<text:span text:style-name="T72"> </text:span>офигенский <text:span text:style-name="T72">секс! </text:span>И это было круто!<text:span text:style-name="T72"> </text:span>А ты… Ты <text:span text:style-name="T11">— н</text:span>е такой! Ты не любишь пони!!!</text:p>
      <text:p text:style-name="P55">С каждой фразой пегаска всё сильнее топала ногой. Последнюю фразу она завершила сокрушительным фумикоми.</text:p>
      <text:p text:style-name="P55">КРАК!</text:p>
      <text:p text:style-name="P55">– Ой! – пегаска поспешно отдёрнула ногу. Но было поздно.</text:p>
      <text:p text:style-name="P55">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5">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5">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5">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5">– Оставь меня в покое! Мне не нужна твоя помощь!!!</text:p>
      <text:p text:style-name="P55">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5">—</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5">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5">Приволочив меня на берег, Дэш разжала зубы. Я успел перевернуться на спину, когда она со стоном повалилась на меня, раскинув крылья.</text:p>
      <text:p text:style-name="P55"><text:soft-page-break/><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5"><text:span text:style-name="T11">– </text:span>Выф-выф-вуф! <text:span text:style-name="T11">– </text:span>возразил я.</text:p>
      <text:p text:style-name="P55">Отпихнув от лица живот пегаски и выплюнув шерсть, я продолжил.</text:p>
      <text:p text:style-name="P55"><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5"><text:span text:style-name="T11">– </text:span>Бе-бе-бе! <text:span text:style-name="T11">– </text:span>устало передразнила меня Дэш. <text:span text:style-name="T11">– </text:span><text:span text:style-name="T24">Макс! Я </text:span><text:span text:style-name="T27">— </text:span><text:span text:style-name="T24">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5">Я молчал, осмысливая услышанное. Злость ушла. Пришла печаль.</text:p>
      <text:p text:style-name="P55"><text:span text:style-name="T11">– </text:span>Дэш, я знаю. Просто не могу о ней забыть.</text:p>
      <text:p text:style-name="P55">Пегаска тяжело поднялась.</text:p>
      <text:p text:style-name="P55"><text:span text:style-name="T11">– </text:span>Везёт же некоторым. <text:span text:style-name="T11">– </text:span>пробормотала она, раскрывая крылья для просушки.</text:p>
      <text:p text:style-name="P55">…</text:p>
      <text:p text:style-name="P55"><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5">Я сидел на песке, прижимаясь спиной к спине пегаски. Её распахнутые крылья защищали меня от ветра.</text:p>
      <text:p text:style-name="P55"><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5">– </text:span><text:span text:style-name="T35">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oft-page-break/><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oft-page-break/><text:span text:style-name="T11">–</text:span> <text:span text:style-name="T1">Короче, Макс. Хочешь, верь, не хочешь — не верь. Нельзя сохнуть по аликорну! &lt;</text:span><text:span text:style-name="T25">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5">.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8">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4">– <text:span text:style-name="T1">Дэш… Ты же понимаешь, что я не люблю тебя?</text:span></text:p>
      <text:p text:style-name="P44">–<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oft-page-break/><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57">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5"/>
      <text:h text:style-name="Heading_20_2" text:outline-level="2">16. <text:span text:style-name="T1">Понивилль. Фейс-контроль </text:span></text:h>
      <text:p text:style-name="P44">&lt;<text:span text:style-name="T57">Mothley Crue – Cickstart my heart</text:span>&gt;</text:p>
      <text:p text:style-name="P55">«<text:span text:style-name="T29">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9">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9">Нехватка погодных пегасов: Вондерболты перешли к круглосуточной вахте</text:span>». <text:soft-page-break/>«<text:span text:style-name="T29">Общественные работы: распоряжением принцессы Луны работы по строительству мостов через провалы расширены и на субботу</text:span>». «<text:span text:style-name="T29">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9">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5"/>
      <text:p text:style-name="P55">Я отложил стопку газет, принесенных пегаской.</text:p>
      <text:p text:style-name="P55"><text:span text:style-name="T11">–</text:span> Про меня таки забыли. Отлично.</text:p>
      <text:p text:style-name="P55"><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5"><text:span text:style-name="T11">–</text:span> Ого! Луна никак не уймется. Ладно, это её проблемы.</text:p>
      <text:p text:style-name="P55">К счастью, библиотека Понивилля располагалась на окраине. Пробраться туда под покровом сумерек было раз плюнуть.</text:p>
      <text:p text:style-name="P55"><text:span text:style-name="T11">– </text:span>Твайлайт, привет! Мы вернулись! <text:span text:style-name="T11">–</text:span> я захлопнул за собой дверь.</text:p>
      <text:p text:style-name="P55">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5">Ни слова ни говоря, Твайлайт отперла дверь в подвал и потащила меня за собой.</text:p>
      <text:p text:style-name="P55"><text:span text:style-name="T11">– К</text:span>АКОГО ХУЯ?!! Твайлайт, ёб твою понимать, ты чё творишь? <text:span text:style-name="T11">– </text:span>я вцепился в ручку двери.</text:p>
      <text:p text:style-name="P55"><text:span text:style-name="T11">– </text:span>Твайли, ты чего? <text:span text:style-name="T11">– </text:span>брыкалась Дэш. <text:span text:style-name="T11">– </text:span>Немедленно опусти меня на пол!</text:p>
      <text:p text:style-name="P55"><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5">ХРУСТЬ!</text:p>
      <text:p text:style-name="P55">Дверная ручка оторвалась с мясом и я продолжил низвержение в подвал.</text:p>
      <text:p text:style-name="P55"><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5">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5"><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5">Я молча дёргался, пытаясь сломать браслеты.</text:p>
      <text:p text:style-name="P55"><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5">Единорожка отвернулась к стеклянному шкафу и стала рыться в нём.</text:p>
      <text:p text:style-name="P55"><text:span text:style-name="T11">– </text:span>Где-то он тут был, я же клала его сюда на прошлой неделе, после эксперимента с тыквой!</text:p>
      <text:p text:style-name="P55">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5"><text:soft-page-break/><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5">Я снова распластался на столе, скованный браслетами. Твайлайт с безумными глазами склонилась надо мной. Рядом с ней парил скальпель.</text:p>
      <text:p text:style-name="P55"><text:span text:style-name="T11">– </text:span>Твайлайт, не смей! <text:span text:style-name="T11">– </text:span>хриплым от ужаса голосом прошептал я.</text:p>
      <text:p text:style-name="P55"><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5">Скальпель с огромной скоростью метнулся ко мне.</text:p>
      <text:p text:style-name="P55"><text:span text:style-name="T11">– </text:span>А-А-А-А-А-А!</text:p>
      <text:p text:style-name="P55">Вжик-вжие-вжик!</text:p>
      <text:p text:style-name="P55">Лоскутья одежды полетели на пол. Я лежал на столе как новорождённый и орал соответственно.</text:p>
      <text:p text:style-name="P55"><text:span text:style-name="T11">– О</text:span>у! <text:span text:style-name="T72">Что-то новенькое! </text:span>Это надо задокументировать.</text:p>
      <text:p text:style-name="P55">Невесть откуда взявшийся фотоаппарат сделал несколько снимков моего естества в разных ракурсах.</text:p>
      <text:p text:style-name="P55"><text:span text:style-name="T11">– </text:span>Хрен-то тебе зачем? <text:span text:style-name="T11">– </text:span>с бессильной злостью спросил я. <text:span text:style-name="T11">– </text:span><text:span text:style-name="T72">Т</text:span>ы собираешься устроить филиал порнхаба для пони-извращенцев?</text:p>
      <text:p text:style-name="P55"><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5">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5"><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5"><text:span text:style-name="T11">– </text:span>А если попроще?</text:p>
      <text:p text:style-name="P55"><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5">Твайлайт вытащила воронку из аппарата и приставила её к моей груди. За воронкой к ящику тянулся толстый гофрированный шланг.</text:p>
      <text:p text:style-name="P55"><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5"><text:span text:style-name="T11">– М</text:span>агнетрон вводит в резонанс только частицы магического субстрата. Тебе не о чём волноваться.</text:p>
      <text:p text:style-name="P55">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5"><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5">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5"/>
      <text:p text:style-name="P45"><text:soft-page-break/>***</text:p>
      <text:p text:style-name="P45"/>
      <text:p text:style-name="P55"><text:span text:style-name="T11">– </text:span>А-А-А-А-А-А!!! Бля!</text:p>
      <text:p text:style-name="P55">Мой полёт сквозь усыпанную звёздами сине-зелёную мглу закончился столкновением с чем-то мягким.</text:p>
      <text:p text:style-name="P55"><text:span text:style-name="T11">– </text:span>Сестра???</text:p>
      <text:p text:style-name="P55">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5"><text:span text:style-name="T11">– </text:span>А-А-А-А-А-А!!!</text:p>
      <text:p text:style-name="P55"/>
      <text:p text:style-name="P56">***</text:p>
      <text:p text:style-name="P56"/>
      <text:p text:style-name="P55">Две кляксы надо мной сформировались в Рэйнбоу Дэш и Твайлайт Спаркл. Пони озадаченно наблюдали за мной и тихо шушукались.</text:p>
      <text:p text:style-name="P55"><text:span text:style-name="T11">– </text:span>Никогда, слышишь, никогда больше не смей подымать меня...</text:p>
      <text:p text:style-name="P55"><text:span text:style-name="T11">– </text:span>Откуда я знала, что резонансное заклинание так среагирует на...</text:p>
      <text:p text:style-name="P55"><text:span text:style-name="T11">– М</text:span>акс? <text:span text:style-name="T11">– </text:span>пегаска заметила, что я открыл глаза. <text:span text:style-name="T11">– </text:span>Ты в порядке?</text:p>
      <text:p text:style-name="P55">Я издал нечто среднее между брачным рёвом лося и стоном умирающего слона.</text:p>
      <text:p text:style-name="P55"><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5"><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5"/>
      <text:p text:style-name="P55">…</text:p>
      <text:p text:style-name="P55"/>
      <text:p text:style-name="P55">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5"><text:span text:style-name="T11">– </text:span>Итак, мы:</text:p>
      <text:p text:style-name="P55">а) Имеем резонаторные рубины для ускорителя.</text:p>
      <text:p text:style-name="P55">б) После исчезновения принцессы Селестиии, не имеем <text:s/>возможности контролировать усиленное ускорителем <text:s/>заклинание Индрэ.</text:p>
      <text:p text:style-name="P55">Это значит, что:</text:p>
      <text:p text:style-name="P55">а) Нам придётся пользоваться обычной версией заклинания. Вероятность успеха в этом случае я оцениваю как <text:s/>один к пяти.</text:p>
      <text:p text:style-name="P55">б) Или идти на большой риск и вызвать неконтролируемое усиленное заклинание.</text:p>
      <text:p text:style-name="P55">Во втором случае вероятность возникновения крупной энергомагической вспышки я оцениваю как один к трём.</text:p>
      <text:p text:style-name="P55"><text:soft-page-break/><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5"><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5"><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5">– Дорогая, каждый пони должен быть готов на всё во имя Эквестрии! Если, конечно, это не грязь под туалетным ковриком. – заявила Рэрити.</text:p>
      <text:p text:style-name="P55"><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5"><text:span text:style-name="T11">– </text:span>Тебе-то на Понивилль точно махать! <text:span text:style-name="T11">– </text:span>огрызнулась фермерша. <text:span text:style-name="T11">– Т</text:span>вой дом, поди, не зацепит.</text:p>
      <text:p text:style-name="P55"><text:span text:style-name="T11">– </text:span>Что ты сказала? А ну, повтори? <text:span text:style-name="T11">– </text:span>взвилась пегаска.</text:p>
      <text:p text:style-name="P55"><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5"><text:span text:style-name="T11">– </text:span>Ась?</text:p>
      <text:p text:style-name="P55"><text:span text:style-name="T11">– </text:span>Что?</text:p>
      <text:p text:style-name="P55"><text:span text:style-name="T11">– </text:span>Какой? <text:span text:style-name="T11">– </text:span>разом <text:span text:style-name="T11">о</text:span>бернулась ко мне компания.</text:p>
      <text:p text:style-name="P55"><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5"><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5"><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5"><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5"><text:span text:style-name="T11">– </text:span>Рэр, иногда лучше жевать, чем говорить. Вот честно!</text:p>
      <text:p text:style-name="P55"><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5"><text:span text:style-name="T11">– </text:span>Они лежали в нагрудном кармане рубашки.</text:p>
      <text:p text:style-name="P55">Твайлайт отвлеклась от доски.</text:p>
      <text:p text:style-name="P55"><text:span text:style-name="T11">– В р</text:span>убашке? Я послала вниз Спайка прибраться. Те лохмотья тлели после вспышки... Спа-а-айк!!!</text:p>
      <text:p text:style-name="P55">Дракончик поднялся по лестнице с веником в одной лапе и мусорным пакетом в другой. Он был весь перемазан сажей и что-то торопливо жевал.</text:p>
      <text:p text:style-name="P55"><text:span text:style-name="T11">– </text:span>Вот, прибрался малёхо. Но с потолка сажу ещё не успел счистить, там стремянка нужна.</text:p>
      <text:p text:style-name="P55"><text:span text:style-name="T11">– </text:span>Спайки-Вайки, не выкидывай одежду, пожалуйста. В ней должны быть рубины.</text:p>
      <text:p text:style-name="P55"><text:span text:style-name="T11">– </text:span>Какие ещё рубины? <text:span text:style-name="T11">– </text:span>переспросил Спайк и зажевал быстрее.</text:p>
      <text:p text:style-name="P55"><text:span text:style-name="T11">–</text:span> Резонаторные! <text:span text:style-name="T11">–</text:span> холодея, ответил я. <text:span text:style-name="T11">– </text:span>В кармане рубашки должны лежать четыре кристалла.</text:p>
      <text:p text:style-name="P55"><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9"/>
      <text:p text:style-name="P55">…</text:p>
      <text:p text:style-name="P55"/>
      <text:p text:style-name="P55"><text:soft-page-break/><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5"><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5">Подушка отогнулась и в прямоугольнике света показалась голова Пинки.</text:p>
      <text:p text:style-name="P55"><text:span text:style-name="T11">– </text:span>Макс. Ты сейчас правильный, или нет?</text:p>
      <text:p text:style-name="P55"><text:span text:style-name="T11">– </text:span>Макс, ты как? Тебе уже лучше? <text:span text:style-name="T11">– </text:span>в прямоугольнике появилась голова Рэйнбоу Дэш.</text:p>
      <text:p text:style-name="P55"><text:span text:style-name="T11">– </text:span>Фигурально выражаясь, ты в себе? <text:span text:style-name="T11">– </text:span>вклинилась между ними Твайлайт Спаркл.</text:p>
      <text:p text:style-name="P55"><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5">Я отдышался. Поняхи участливо смотрели на меня, выискивая признаки успокоения.</text:p>
      <text:p text:style-name="P55"><text:span text:style-name="T11">– </text:span>Отпустите. Я уже правильный. <text:span text:style-name="T11">– </text:span>наконец произнёс я.</text:p>
      <text:p text:style-name="P55">Пинки, Дэш и Твайлайт слезли с горки подушек, наваленных на меня после эмоционального взрыва. Эпплджек встала с ног.</text:p>
      <text:p text:style-name="P55"><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5"><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5"><text:span text:style-name="T11">– </text:span>Спайк!!! Немедленно... <text:s/>сбегай в лавку к Кейкам за выпечкой! Нам всем нужно успокоиться.</text:p>
      <text:p text:style-name="P55"><text:span text:style-name="T11">– </text:span>Уже бегу!</text:p>
      <text:p text:style-name="P55"/>
      <text:p text:style-name="P56">***</text:p>
      <text:p text:style-name="P55"/>
      <text:p text:style-name="P55">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5"><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5"><text:span text:style-name="T11">– </text:span>Не беспокойся, всё просчитано. Я уверена, я подчёркиваю, абсолютно уверена в безопасности эксперимента!</text:p>
      <text:p text:style-name="P55"><text:span text:style-name="T11">– </text:span>Ой, чего-то мне нехорошо становится, когда ты так говоришь...</text:p>
      <text:p text:style-name="P55"><text:span text:style-name="T11">– </text:span>Девочки, приготовились! Начинаю обратный отсчёт! Десять! Девять! Восемь! Семь!</text:p>
      <text:p text:style-name="P55">Гудение синхрофазотрона усилилось. Картинка у меня перед глазами поплыла.</text:p>
      <text:p text:style-name="P55"><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5">Картинка у меня перед глазами выключилась.</text:p>
      <text:p text:style-name="P55"/>
      <text:h text:style-name="Heading_20_2" text:outline-level="2">17. <text:span text:style-name="T1">Откровение</text:span></text:h>
      <text:p text:style-name="P44">&lt;<text:span text:style-name="T57">Mission Impossible theme</text:span>&gt;</text:p>
      <text:p text:style-name="P55">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text:soft-page-break/>—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5">Я вглядываюсь в него.</text:p>
      <text:p text:style-name="P55">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5">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5">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5">Я перехожу провал.</text:p>
      <text:p text:style-name="P55">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4"><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4">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5">Я тяну ручку двери на верхней площадке. Сильный сквозняк чуть не сбивает меня с ног: ветер задувает в<text:span text:style-name="T72"> </text:span>покои Луны<text:span text:style-name="T72"> </text:span>через открытые балконные двери<text:span text:style-name="T72">.</text:span></text:p>
      <text:p text:style-name="P55">Мириады пульсирующих нитей сходятся к центру комнаты, где на матрасе лежит обтянутый шкурой скелет аликорна.</text:p>
      <text:p text:style-name="P55">Я осторожно пересекаю комнату и захлопываю двери на балкон.</text:p>
      <text:p text:style-name="P55"><text:span text:style-name="T11">– </text:span>А-а-а, ты всё-таки пришёл… <text:span text:style-name="T11">– </text:span>шелестит скрипучий голос за моей спиной.</text:p>
      <text:p text:style-name="P55">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5"><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5"><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5"><text:span text:style-name="T11">– </text:span>ТЫ НИЧЕГО НЕ УЗНАЕШЬ!!!</text:p>
      <text:p text:style-name="P55">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5"><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text:soft-page-break/>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5">Луна закашливается едким смехом и отпивает из вазы, стоящей на полу рядом с матрацем.</text:p>
      <text:p text:style-name="P55"><text:span text:style-name="T11">– </text:span>Открой балкон. Мы призвали Найтмэр, чтобы подольше продержаться. Этой сучке из племени виндиго нужен ветер.</text:p>
      <text:p text:style-name="P55">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5"><text:span text:style-name="T11">– </text:span>Сожалеем, что не можем убить тебя.</text:p>
      <text:p text:style-name="P55">Обернувшись я встречаюсь с рогом аликорницы, нацеленным мне в грудь.</text:p>
      <text:p text:style-name="P55"><text:span text:style-name="T11">– </text:span>Твоё тело соткано из наваждения — Нам ли не знать! Мы всё ещё Владыка Снов.</text:p>
      <text:p text:style-name="P55">Я делаю шаг назад, на балкон. Луна трескуче смеётся и шагает следом.</text:p>
      <text:p text:style-name="P55"><text:span text:style-name="T11">– </text:span>Но что в Нашей власти — так это вышвырнуть тебя отсюда!</text:p>
      <text:p text:style-name="P55">Я снова отступаю. Как я помню, балкон метра три в ширину и без перил. И хоть я осознаю, что это сон, мне страшно до онемения.</text:p>
      <text:p text:style-name="P55"><text:span text:style-name="T11">– </text:span>Призвав тебя сюда, мы потратили последние силы. Которыми можно было поддерживать Эквестрию ещё долгие годы.</text:p>
      <text:p text:style-name="P55">Шаг назад.</text:p>
      <text:p text:style-name="P55"><text:span text:style-name="T11">– </text:span>Кимеринн погиб, чтобы ты жил.</text:p>
      <text:p text:style-name="P55">Шаг назад.</text:p>
      <text:p text:style-name="P55"><text:span text:style-name="T11">– </text:span>Сел осталась без магии и развоплотилась из-за тебя.</text:p>
      <text:p text:style-name="P55">Шаг назад.</text:p>
      <text:p text:style-name="P55"><text:span text:style-name="T11">– </text:span>Столько надежд впустую. И, как финальная насмешка, ты увидишь гибель всего, что Нам дорого?! Не бывать этому! ПОШЁЛ ВОН!!!</text:p>
      <text:p text:style-name="P55">Я мешкаю, не чувствуя под отступающей ногой опоры, и этого хватает, чтобы Луна в выпаде достала меня рогом.</text:p>
      <text:p text:style-name="P55">Магический разряд пронзает грудь сетью молний и вышвыривает меня с балкона. Луна — или Найтмэр Мун? — хохочет, видя моё падение.</text:p>
      <text:p text:style-name="P55">Я проваливаюсь в звёздную сине-зелёную мглу.</text:p>
      <text:p text:style-name="P55"/>
      <text:p text:style-name="P55">…</text:p>
      <text:p text:style-name="P44"/>
      <text:p text:style-name="P55">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5">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2">её </text:span>расплываются. Она исчезает, не дойдя до экрана.</text:p>
      <text:p text:style-name="P69">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5">Ближе.</text:p>
      <text:p text:style-name="P55"><text:soft-page-break/>Всем телом ощущаю дискомфорт от низкочастотной вибрации, как будто рядом проходит поезд.</text:p>
      <text:p text:style-name="P55">Ещё ближе.</text:p>
      <text:p text:style-name="P55">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5">Совсем близко.</text:p>
      <text:p text:style-name="P55">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5">Я ВИЖУ!!! ПРОКЛЯТЬЕ, КАК ВСЁ ПРОСТО!!!</text:p>
      <text:p text:style-name="P55">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5"><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5">Я киваю ей в ответ. Мне понятно, почему.</text:p>
      <text:p text:style-name="P55"><text:span text:style-name="T11">– </text:span>Как тебя зовут, малышка? Я постараюсь найти тебя. Может быть, ещё не поздно.</text:p>
      <text:p text:style-name="P55">Пегаска приветственно машет копытом.</text:p>
      <text:p text:style-name="P29"><text:span text:style-name="T41">– </text:span><text:span text:style-name="T31">Шейла! Шейла Блюскай! И я уже не малышка! </text:span><text:span text:style-name="T41">– </text:span><text:span text:style-name="T31">она тычет в кьютимарку в виде ластика, стирающего тучу. </text:span><text:span text:style-name="T11">&lt;</text:span>Макс находит её в Терре по кьютимарке на рюкзаке<text:span text:style-name="T11">&gt;</text:span></text:p>
      <text:p text:style-name="P55">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9"/>
      <text:p text:style-name="P56">***</text:p>
      <text:p text:style-name="P56"/>
      <text:p text:style-name="P1"><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5">— </text:span><text:span text:style-name="T1">т</text:span>ы стал слишком бледный. Я решила прервать <text:span text:style-name="T1">заклинание</text:span>. Как ты себя…</text:p>
      <text:p text:style-name="P1"><text:span text:style-name="T45">–</text:span><text:span text:style-name="T35"> … чувствуешь, дорогая Рэрити?! Я могу чем-нибудь помочь? Вот, выпей воды! </text:span><text:span text:style-name="T45">–</text:span><text:span text:style-name="T35"> дракончик метался вокруг светлой единорожки, в волнении заламывая лапы.</text:span></text:p>
      <text:p text:style-name="P55">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5"><text:span text:style-name="T11">– </text:span>Ну что? Увидел что-нибудь, сахарок?</text:p>
      <text:p text:style-name="P55">Пони уставились на меня с надеждой.</text:p>
      <text:p text:style-name="P55"><text:span text:style-name="T11">– </text:span>Да.</text:p>
      <text:p text:style-name="P55">Откровение давило на психику как тонна кирпичей. Я не знал, что им сказать. Я не мог.</text:p>
      <text:p text:style-name="P55"><text:span text:style-name="T11">– П</text:span>ревосходно!</text:p>
      <text:p text:style-name="P55"><text:span text:style-name="T11">– </text:span>Это просто супер-дупер-здоровски-потрясно!</text:p>
      <text:p text:style-name="P55"><text:span text:style-name="T11">– </text:span>Йей!</text:p>
      <text:p text:style-name="P55"><text:span text:style-name="T11">– </text:span>Ю-ху!</text:p>
      <text:p text:style-name="P55"><text:soft-page-break/><text:span text:style-name="T11">– О</text:span>фигенно! Мы победили! Макс, ты молодец!</text:p>
      <text:p text:style-name="P55"><text:span text:style-name="T11">– </text:span>Замечательно! Секундочку, я приготовлю дневник…</text:p>
      <text:p text:style-name="P55">Восторг пони постепенно сменился ожиданием. Я молчал.</text:p>
      <text:p text:style-name="P55"><text:span text:style-name="T11">– </text:span>Э-м-м? И что же ты увидел? <text:span text:style-name="T11">– </text:span>не выдержала Твайлайт.</text:p>
      <text:p text:style-name="P55"><text:span text:style-name="T11">– </text:span>Я… не могу сказать.</text:p>
      <text:p text:style-name="P55">Ожидание сменилось недоумением. Рэйнбоу Дэш насмешливо скривила губы.</text:p>
      <text:p text:style-name="P55"><text:span text:style-name="T11">– </text:span>Да ладно! Кончай прикалываться, мы же ждём! Шутка зачлась!</text:p>
      <text:p text:style-name="P55"><text:span text:style-name="T11">– </text:span>Не могу!!!</text:p>
      <text:p text:style-name="P55"/>
      <text:p text:style-name="P55">…</text:p>
      <text:p text:style-name="P55"/>
      <text:p text:style-name="P55">Молчание прервала Эпплджек.</text:p>
      <text:p text:style-name="P55"><text:span text:style-name="T11">– </text:span>Сахарок, с тобой всё в порядке?</text:p>
      <text:p text:style-name="P55">Дэш подошла ко мне вплотную, обняла мою голову и прижалась нос к носу.</text:p>
      <text:p text:style-name="P55"><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5">Я высвободился из объятий пегаски.</text:p>
      <text:p text:style-name="P55"><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5">Тишина сменилась гулом голосов. Пони вполголоса обсуждали ситуацию, посматривая на меня и почёсывая в затылках.</text:p>
      <text:p text:style-name="P55"><text:span text:style-name="T11">– </text:span>Конски яблоки! Вот это поворот! А мне так хотелось узнать, что за нечисть тут орудует!</text:p>
      <text:p text:style-name="P55"><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5"><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5"><text:span text:style-name="T11">– </text:span>Рэр, отвали!</text:p>
      <text:p text:style-name="P55"><text:span text:style-name="T11">– </text:span>Оу, какие страсти! Ладно-ладно, не сердись, дорогая, не мешаю!</text:p>
      <text:p text:style-name="P55"><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5"><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5"><text:span text:style-name="T11">– </text:span>Стойте!</text:p>
      <text:p text:style-name="P55">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5"><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5">…</text:p>
      <text:p text:style-name="P55"><text:soft-page-break/>«<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5">…</text:p>
      <text:p text:style-name="P55"><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5">Пегаска сжала голову копытами.</text:p>
      <text:p text:style-name="P55"><text:span text:style-name="T11">– </text:span>Это может быть случай так называемого «кота Шротингера». Никогда бы не подумала, что он мне встретится на практике!</text:p>
      <text:p text:style-name="P55">Твайлайт протёрла доску тряпочкой и нарисовала на ней коробку.</text:p>
      <text:p text:style-name="P55"><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5"><text:span text:style-name="T11">– </text:span><text:span text:style-name="T72">Допустим, кот бессмертен. Также допустим, что кот з</text:span>аколдован<text:span text:style-name="T72"> </text:span>отложенным <text:span text:style-name="T72">заклятие</text:span>м<text:span text:style-name="T72"> Стирания, которое сработает, если кто-то откроет ящик</text:span>. <text:span text:style-name="T72">То есть, п</text:span>ри открытии<text:span text:style-name="T72"> ящик</text:span>а<text:span text:style-name="T72"> кот исчезнет из </text:span>бытия<text:span text:style-name="T72"> </text:span>— его нет, и никогда не было.</text:p>
      <text:p text:style-name="P55"><text:span text:style-name="T11">– </text:span>Бедный котик. <text:span text:style-name="T11">– </text:span>прошептала Флаттершай.</text:p>
      <text:p text:style-name="P55">Я насторожился, услышав знакомое заклинание.</text:p>
      <text:p text:style-name="P55"><text:span text:style-name="T11">– </text:span>Стой! Откуда тебе известно про заклинание Стирания?</text:p>
      <text:p text:style-name="P55"><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5"><text:span text:style-name="T11">– </text:span>Гм. Ну ладно, продолжай.</text:p>
      <text:p text:style-name="P55"><text:span text:style-name="T11">– </text:span>Так вот, по условию эксперимента известно, что вероятность того, что кто-то откроет ящик, ненулевая.</text:p>
      <text:p text:style-name="P55"><text:span text:style-name="T11">– </text:span>И что это означает, дорогая? <text:span text:style-name="T11">– </text:span>спросила Рэрити.</text:p>
      <text:p text:style-name="P55"><text:span text:style-name="T11">– </text:span>Это значит, что кто-нибудь когда-нибудь обязательно откроет его.</text:p>
      <text:p text:style-name="P55"><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5"><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5">Твайлайт прокашлялась, отпила из графина и продолжила.</text:p>
      <text:p text:style-name="P55"><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5">Пони молчали, переваривая информацию. Дэш с отсутствующим видом следила за пауком на потолке.</text:p>
      <text:p text:style-name="P55">Наконец Эпплджек сдвинула шляпу на лоб.</text:p>
      <text:p text:style-name="P55"><text:span text:style-name="T11">–</text:span> То есть, ты хочешь сказать, что мы все — навроде этого кота, а Макс боится открыть ящик? Чтоб мы не исчезли окончательно?</text:p>
      <text:p text:style-name="P55"><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5">Я поднял руку, прося слово. Пони обернулись на меня и затихли.</text:p>
      <text:p text:style-name="P55"><text:soft-page-break/><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5">…</text:p>
      <text:p text:style-name="P55"><text:span text:style-name="T11">– </text:span>Лягать! <text:span text:style-name="T11">– </text:span>выругалась Дэш. <text:span text:style-name="T11">– </text:span>Значит, наши усилия по доставке резонаторов пошли лесом.</text:p>
      <text:p text:style-name="P55"><text:span text:style-name="T11">– </text:span>Не совсем. Мне таки удалось узнать, где искать Селестию.</text:p>
      <text:p text:style-name="P55">В библиотеке снова поднялся галдёж. Твайлайт подняла копыто.</text:p>
      <text:p text:style-name="P55"><text:span text:style-name="T11">– </text:span>Тихо! Спайк, будь добр, сбегай к Кейкам за выпечкой. Нам надо успокоиться. Макс, хоть про Селестию ты нам можешь рассказать?</text:p>
      <text:p text:style-name="P55"><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5"><text:span text:style-name="T11">– А </text:span>как ты узнал… <text:span text:style-name="T11">– </text:span>начала было единорожка, но её перебил напряжённый голос Спайка.</text:p>
      <text:p text:style-name="P55"><text:span text:style-name="T11">– </text:span>Твай! <text:span text:style-name="T11">– </text:span>дракончик стоял в дверях спиной к нам. <text:span text:style-name="T11">– </text:span>У нас гости.</text:p>
      <text:p text:style-name="P55">Спайк попятился назад. Дверь широко растворилась и в библиотеку вошла Луна.</text:p>
      <text:p text:style-name="P55"/>
      <text:h text:style-name="Heading_20_2" text:outline-level="2">18. Поединок с Луной.</text:h>
      <text:p text:style-name="P55"/>
      <text:p text:style-name="P55">Дружный вздох прокатился по залу.</text:p>
      <text:p text:style-name="P55">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5"><text:span text:style-name="T11">– </text:span>Макс, беги!!!</text:p>
      <text:p text:style-name="P55">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5"><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5">Мы с пегаской застыли в синем левитационном поле и поплыли к Луне.</text:p>
      <text:p text:style-name="P55"><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5">Нас с Дэш обернуло лавандовое левитационное поле и мы полетели к библиотекарше.</text:p>
      <text:p text:style-name="P55"><text:span text:style-name="T11">–</text:span> Что? Мы не ослышались? ТЫ СМЕЕШЬ МЕШАТЬ НАМ?!!</text:p>
      <text:p text:style-name="P55">Нас опять потащило к Луне. Дэш подпёрла голову копытом и скорчила скучающую мину.</text:p>
      <text:p text:style-name="P55"><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4">Добавить в главы с Твайлайт её попытки заигрывания с Максом</text:span><text:span text:style-name="T11">&gt;</text:span></text:p>
      <text:p text:style-name="P55">В голосе лавандовой единорожки звучал металл. Мы опять полетели к Твайлайт.</text:p>
      <text:p text:style-name="P55"><text:span text:style-name="T11">–</text:span> ДОВОЛЬНО! НАМ НАДОЕЛА ЭТА НЕПОКОРНОСТЬ! ПОЗНАЙ ГНЕВ ПРИНЦЕССЫ НОЧИ!!!</text:p>
      <text:p text:style-name="P55"><text:span text:style-name="T11">–</text:span> Элементы! Аврал!!! Работаем!!!</text:p>
      <text:p text:style-name="P55">Ярко-фиолетовый луч разгневанной аликорницы столкнулся со щитом наспех мобилизованных Элементов <text:s/>Гармонии.</text:p>
      <text:p text:style-name="P55"><text:soft-page-break/>Началась жара.</text:p>
      <text:p text:style-name="P55">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5">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5"><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5"><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5">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5"><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5"><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5"><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5"><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5"><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5">Перед Луной возник ярко-фиолетовый шар, окутанный роем голубых искорок.</text:p>
      <text:p text:style-name="P55"><text:span text:style-name="T11">– О</text:span>хренеть! <text:span text:style-name="T11">– </text:span>чертыхнулся Спайк. <text:span text:style-name="T11">– </text:span><text:s/>Твай, она создаёт сферу стихий!</text:p>
      <text:p text:style-name="P55"><text:span text:style-name="T11">– </text:span>Вижу! <text:span text:style-name="T11">– </text:span>донёсся голос единорожки из-под потолка. <text:span text:style-name="T11">– </text:span>Задействовала план «Д»!</text:p>
      <text:p text:style-name="P55">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5"><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5">Дракончик пополз было к окну, но я придержал его за хвост.</text:p>
      <text:p text:style-name="P55"><text:span text:style-name="T11">– </text:span>Погоди. У меня есть вариант получше.</text:p>
      <text:p text:style-name="P55">Я вылез из-под шкафа и попрыгал на одной ноге в центр зала.</text:p>
      <text:p text:style-name="P55"><text:span text:style-name="T11">– </text:span>Стойте! Прекратите! Да остановитесь же!!!</text:p>
      <text:p text:style-name="P55">Аликорница и шестёрка уставились на меня.</text:p>
      <text:p text:style-name="P55"><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5"><text:soft-page-break/><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5"><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5"><text:span text:style-name="T11">– </text:span>Как ты её назвал? <text:span text:style-name="T11">– </text:span>отвалилась челюсть у аликорницы.</text:p>
      <text:p text:style-name="P55"><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5"><text:span text:style-name="T11">– </text:span>Что? <text:span text:style-name="T11">– </text:span>хором вскрикнули я с Луной.</text:p>
      <text:p text:style-name="P55">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5">С громким треском они встретились у лестницы на верхний ярус.</text:p>
      <text:p text:style-name="P55">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5">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5">Этой малой частью сознания я отметил скрип двери и застенчивый голос:</text:p>
      <text:p text:style-name="P55"><text:span text:style-name="T11">– </text:span>Твайлайт, Дёрпи сказала, у тебя есть «Особенности поведения, питания и размножения приматов»? Я бы хотела её ненадолго… Ого!!!</text:p>
      <text:p text:style-name="P55">После долгой паузы тот же голос спросил:</text:p>
      <text:p text:style-name="P55"><text:span text:style-name="T11">– </text:span>Что тут случилось? Почему все висят в воздухе? И всё вот это?</text:p>
      <text:p text:style-name="P55">Голос Спайка откуда-то из подвала ответил:</text:p>
      <text:p text:style-name="P55"><text:span text:style-name="T11">– </text:span>Потому что Твайлайт остановила время. В радиусе девяти метров, как мне кажется. Или десяти.</text:p>
      <text:p text:style-name="P55"><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5"><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5">Наступило молчание. Потом донеслось всхлипывание единорожки-заучки.</text:p>
      <text:p text:style-name="P55"><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5"><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text:soft-page-break/>ОБСУДИМ ВСЁ СПОКОЙНО. ДАЁМ ТЕБЕ СЛОВО, ЧТО НЕ БУДЕМ ЗАБИРАТЬ ТВОЮ ИГРУШКУ БЕЗ ТВОЕГО НА ТО СОГЛАСИЯ.</text:p>
      <text:p text:style-name="P55"><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5">В мозгу раздалось мычание, как если бы кто-то хотел выругаться, но в через силу сдержался.</text:p>
      <text:p text:style-name="P55"><text:span text:style-name="T11">– </text:span>КТО ИЗ МАГОВ СЕЙЧАС ПРИСУТСТВУЕТ В БИБЛИОТЕКЕ ЗА ПРЕДЕЛАМИ ЗОНЫ СКОЛЛАПСИРОВАВШЕГО ВРЕМЕНИ?</text:p>
      <text:p text:style-name="P55">Молчание. Наконец голос Спайка произнёс:</text:p>
      <text:p text:style-name="P55"><text:span text:style-name="T11">– </text:span>Она имеет ввиду, кто из единорогов в библиотеке не попал в это сверхпрозрачное стекло? Ну же, не тушуйся!</text:p>
      <text:p text:style-name="P55">Послышался застенчивый голос.</text:p>
      <text:p text:style-name="P55"><text:span text:style-name="T11">– </text:span>Эмм, я вам подхожу?</text:p>
      <text:p text:style-name="P55"><text:span text:style-name="T11">– </text:span>КТО ТЫ?</text:p>
      <text:p text:style-name="P55"><text:span text:style-name="T11">– </text:span>Эмм, Лира Хартстрингс, единорог. Я не то, чтобы маг, моя специализация — музыка…</text:p>
      <text:p text:style-name="P55"><text:span text:style-name="T11">– </text:span>ГОДИТСЯ! ТЫ ВИДИШЬ ТОЧКУ СИНГУЛЯРНОСТИ?</text:p>
      <text:p text:style-name="P55"><text:span text:style-name="T11">– </text:span>Эмм?</text:p>
      <text:p text:style-name="P55">Голос Спайка пояснил:</text:p>
      <text:p text:style-name="P55"><text:span text:style-name="T11">– </text:span>Вон та яркая искорка над лестницей, у которой вся картинка искривляется.</text:p>
      <text:p text:style-name="P55"><text:span text:style-name="T11">– </text:span>Да! Вижу.</text:p>
      <text:p text:style-name="P55"><text:span text:style-name="T11">– </text:span>ТЕПЕРЬ ЛЕВИТИРУЙ ПРИМАТА В ТОЧКУ СИНГУЛЯРНОСТИ.</text:p>
      <text:p text:style-name="P55"><text:span text:style-name="T11">– </text:span>Чего?!! <text:span text:style-name="T11">– </text:span>возопило моё малое сознание.</text:p>
      <text:p text:style-name="P55"><text:span text:style-name="T11">– </text:span>Эмм… Зачем?</text:p>
      <text:p text:style-name="P55"><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5"><text:span text:style-name="T11">– </text:span>Вы даёте слово, что человеку не будет причинён вред? <text:span text:style-name="T11">– </text:span>голос Лиры обрёл непривычную твёрдость.</text:p>
      <text:p text:style-name="P55"><text:span text:style-name="T11">– </text:span>КАК ТЫ СМЕЕШЬ СОМНЕВАТЬСЯ В НАС, СВОЕЙ ПРИНЦЕССЕ?</text:p>
      <text:p text:style-name="P55"><text:span text:style-name="T11">– Я </text:span>не сомневаюсь в вас, Ваше Высочество… Потому и требую слова!</text:p>
      <text:p text:style-name="P55"><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5"><text:span text:style-name="T11">– </text:span>Ну, блядь, спасибо! <text:span text:style-name="T11">– </text:span>подумал я.</text:p>
      <text:p text:style-name="P55"><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5">Тишина… С громким хлопком торнадо исчезает, сознания воссоединяются, всё падает на пол. </text:p>
      <text:p text:style-name="P55"/>
      <text:p text:style-name="P55">…</text:p>
      <text:p text:style-name="P55"><text:soft-page-break/></text:p>
      <text:p text:style-name="P55"><text:span text:style-name="T11">– </text:span>Буэ-э-э!</text:p>
      <text:p text:style-name="P55">То ли от воздействия сингулярности, то ли от того, что закружилась голова в торнадо, но меня буквально вывернуло наизнанку.</text:p>
      <text:p text:style-name="P55"><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5">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5"><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5">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5">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5"><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5">Просительные нотки контрастировали с привычным для Луны властным тоном. Аликорница присела на пол и устало опустила голову.</text:p>
      <text:p text:style-name="P55">Я кивнул ей примирительно.</text:p>
      <text:p text:style-name="P55"><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5"><text:span text:style-name="T11">– </text:span>Давай по-порядку. <text:span text:style-name="T11">– о</text:span>становила меня Луна. <text:span text:style-name="T11">– </text:span>С чего ты взял, что она в твоём мире?</text:p>
      <text:p text:style-name="P55">Я задумался. Как объяснить ей, не рассказывая основное? То, от чего весь мир остановится? Как описать частность, не раскрыв суть?</text:p>
      <text:p text:style-name="P55">Луна продолжила с горечью.</text:p>
      <text:p text:style-name="P55"><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5"><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5"><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5">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5">Я со всей дури грохнул кулаком по ограждению балкона. Перила жалобно скрипнули. Луна всё поняла и кивнула.</text:p>
      <text:p text:style-name="P55"><text:span text:style-name="T11">– </text:span>Теперь ты понимаешь, почему Мы виним тебя в развоплощении сестры?</text:p>
      <text:p text:style-name="P55"><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5">Луна пристально взглянула на меня и понимающе склонила голову.</text:p>
      <text:p text:style-name="P55"><text:soft-page-break/><text:span text:style-name="T11">– </text:span>Мы знаем, иногда так бывает. Продолжай.</text:p>
      <text:p text:style-name="P55"><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5"><text:span text:style-name="T11">– </text:span>Да, помним.</text:p>
      <text:p text:style-name="P55"><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5">В разговор встряла Твайлайт, до этого тихо стоявшая в сторонке.</text:p>
      <text:p text:style-name="P55"><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5">Я вздохнул с облегчением. Твайлайт — умничка! Мне даже придумывать ничего не пришлось.</text:p>
      <text:p text:style-name="P55"><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5">Единорожка успокаивающе произнесла:</text:p>
      <text:p text:style-name="P55"><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5">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5"><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5">Аликорница вернулась на место, воссоединившись с двойником.</text:p>
      <text:p text:style-name="P55"><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5"><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5">Единорожка задумалась.</text:p>
      <text:p text:style-name="P55"><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5"><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5"><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5">Луна сморщила нос при этих словах, но всё же кивнула.</text:p>
      <text:p text:style-name="P55"><text:soft-page-break/><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5"><text:span text:style-name="T11">– </text:span>Я приглашу их. Они не откажутся.</text:p>
      <text:p text:style-name="P55"><text:span text:style-name="T11">– </text:span>Что ж, ещё одной проблемой меньше. Теперь нужно решить, как найти Сел. Кто-то должен отправиться за ней.</text:p>
      <text:p text:style-name="P55"><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5"><text:span text:style-name="T11">– </text:span>А если…</text:p>
      <text:p text:style-name="P55"><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5"><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5"><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5">Единорожка вернулась в библиотеку. Некоторое время мы с Луной молча слушали звуки засыпающего Понивилля.</text:p>
      <text:p text:style-name="P55"><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5"><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5"><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5">Аликорница отвлеклась от воспоминаний.</text:p>
      <text:p text:style-name="P55"><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5"><text:span text:style-name="T11">– </text:span>Почему же ты не смогла найти меня с его помощью?</text:p>
      <text:p text:style-name="P55">Аликорница смутилась.</text:p>
      <text:p text:style-name="P55"><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text:soft-page-break/>—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5"><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5"><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5">Я присмотрелся к ночной принцессе. Что она знает о нас с Селли?</text:p>
      <text:p text:style-name="P55"><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5"><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5"><text:span text:style-name="T11">– </text:span>А также совместить приятное с полезным. <text:span text:style-name="T11">– </text:span>не удержался я.</text:p>
      <text:p text:style-name="P50">Луна бросила на меня тяжёлый взгляд.</text:p>
      <text:p text:style-name="P53"><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3">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0"><text:span text:style-name="T16">–</text:span> Тогда зачем она..?</text:p>
      <text:p text:style-name="P50"><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0">Меня как будто окатило ледяным душем. Не любовь и даже не дружба. Просто плата за услугу… Даже не дружба…</text:p>
      <text:p text:style-name="P50">Тревожная догадка окончательно сковала морозом душу.</text:p>
      <text:p text:style-name="P53"><text:span text:style-name="T17">–</text:span> А другие? Они тоже… давали мне потому, что считали меня последним шансом?</text:p>
      <text:p text:style-name="P53">У аликорницы отвалилась челюсть.</text:p>
      <text:p text:style-name="P53"><text:span text:style-name="T17">–</text:span> Другие? Кто ещё?<text:span text:style-name="T11"> </text:span>С кем ещё у тебя были… отношения?</text:p>
      <text:p text:style-name="P50"><text:span text:style-name="T16">–</text:span> С Рэйнбоу Дэш <text:span text:style-name="T16">–</text:span> ответил я несчастным голосом. <text:span text:style-name="T16">–</text:span> И, может быть, с Пинки.</text:p>
      <text:p text:style-name="P50"><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50">Аликорница фыркнула.</text:p>
      <text:p text:style-name="P50"><text:span text:style-name="T16">– </text:span><text:span text:style-name="T68">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5">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5"><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5">Я благодарно взъерошил пегаске гриву. Уныние отступило.</text:p>
      <text:p text:style-name="P55"><text:span text:style-name="T11">– </text:span>Спасибо, Дэш. Ты настоящий друг.</text:p>
      <text:p text:style-name="P55"><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5">Я удивлённо воззрился на аликорницу.</text:p>
      <text:p text:style-name="P55"><text:soft-page-break/><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5">Я пожал плечами и спустился с пегаской вниз, к компании.</text:p>
      <text:p text:style-name="P55"/>
      <text:h text:style-name="P165" text:outline-level="2">19. <text:span text:style-name="T1">Лучший</text:span> Гранд Галопин<text:span text:style-name="T1">г</text:span> Гала <text:span text:style-name="T1">в истории</text:span></text:h>
      <text:p text:style-name="P81">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5"><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5"><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5">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5">Тук-тук-тук!</text:p>
      <text:p text:style-name="P55"><text:span text:style-name="T11">– </text:span>Макс, ты тут? <text:span text:style-name="T11">–</text:span>Дэш просунула нос в дверь, не дожидаясь отклика. <text:span text:style-name="T11">– </text:span>Ага, вот ты где! Я с тобой!</text:p>
      <text:p text:style-name="P55">Она швырнула перемётные сумки мне на постель и пошла к выходу.</text:p>
      <text:p text:style-name="P55"><text:span text:style-name="T11">– </text:span>Ну, чего застрял? Пошли скорее, а то на хавчик опоздаем! <text:span text:style-name="T11">– </text:span>нетерпеливо обернулась пегаска.</text:p>
      <text:p text:style-name="P55">Я пожал плечами и пошёл следом. Бороться со стихией в лице Дэш было трудновато. Да и незачем.</text:p>
      <text:p text:style-name="P55"/>
      <text:p text:style-name="P44">…</text:p>
      <text:p text:style-name="P44"/>
      <text:p text:style-name="P55">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5"><text:span text:style-name="T11">– </text:span>Располагайтесь. <text:span text:style-name="T11">– </text:span>кивнула нам Луна.</text:p>
      <text:p text:style-name="P55">«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5"><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5">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5"><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5"><text:soft-page-break/>Я мило улыбнулся ей в ответ, закинул в рот пучок петрушки и ответил.</text:p>
      <text:p text:style-name="P55"><text:span text:style-name="T11">– </text:span>А ты первая на моей памяти лошадь, умеющая магичить.</text:p>
      <text:p text:style-name="P55">Луна нахмурилась, но потом луч озарения коснулся её мордочки.</text:p>
      <text:p text:style-name="P44">– П<text:span text:style-name="T1">ризнаём, Мы были несправедливы к тебе. Как Нам тебя называть?</text:span></text:p>
      <text:p text:style-name="P55">Я выплюнул петрушку и взял кусок рыбы.</text:p>
      <text:p text:style-name="P44">– <text:span text:style-name="T1">Человеком. Во множественном числе мы — люди. Хотя множественная форма тебе не понадобится, принцесса.</text:span></text:p>
      <text:p text:style-name="P55">Все расселись по местам, когда с дальнего конца стола раздался звонкий голосок.</text:p>
      <text:p text:style-name="P44">– <text:span text:style-name="T1">Эй, а туточки одно место пустует! Можно его займёт Гамми?</text:span></text:p>
      <text:p text:style-name="P44"><text:span text:style-name="T1">– Нет, Пинки. </text:span>– <text:span text:style-name="T1">ответила Луна. </text:span>– <text:span text:style-name="T1">Мы ждём ещё одного гостя.</text:span></text:p>
      <text:p text:style-name="P55">– А если он не придёт, тогда можно?</text:p>
      <text:p text:style-name="P55">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5">– Эй! Это моя шляпа! – возмутилась фермерша.</text:p>
      <text:p text:style-name="P55">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5">– Прекрати паясничать! – негромко сказала Луна.</text:p>
      <text:p text:style-name="P55">– Я не хотел… Тут мышь… – мои уши загорались медленно, но неотвратимо.</text:p>
      <text:p text:style-name="P55">– Мы не тебе. – так же тихо произнесла аликорница.</text:p>
      <text:p text:style-name="P55">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5">–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5">– Перестань, Дискорд. – устало ответила Луна. – Фиглярство вызывает улыбку только первые пару сотен лет.</text:p>
      <text:p text:style-name="P55">– Говори только за себя, дражайшая! Я, наоборот, только вхожу во вкус!</text:p>
      <text:p text:style-name="P55">Драконикус принялся жадно есть брюкву и заткнулся.</text:p>
      <text:p text:style-name="P55">Аликорница обвела присутствующих долгим взглядом и начала.</text:p>
      <text:p text:style-name="P55">–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5">– Прибыл к нам, ага. А я-то думал, Селли сама на нашу голову вытащила эту обезьяну из мухосранска. – прочавкал сам себе Дискорд.</text:p>
      <text:p text:style-name="P55">– Макс берётся отыскать Селестию. И наша задача — помочь ему в этом! – с нажимом произнесла Луна, ни на кого не глядя.</text:p>
      <text:p text:style-name="P55">–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5">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text:soft-page-break/>морды и скосила глаза на Дискорда. Тот с глазами зарылся в блюдо с салатом, но уши его вертелись как локаторы, фиксируя малейший шёпот.</text:p>
      <text:p text:style-name="P55">– Я полностью в вашем распоряжении, Ваше Высочество! Думаю, мои друзья меня поддержат! – отчеканила Твайлайт.</text:p>
      <text:p text:style-name="P55">Шестёрка пони отозвалась невнятным мычанием.</text:p>
      <text:p text:style-name="P55">–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5">– С этой же просьбой Мы обращаемся к тебе, <text:span text:style-name="T24">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5">–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5">–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5">– Эталоном? Для всехпони? Всегда говорила? – Дискорд принял задумчивую позу, стреляя глазами по сторонам.</text:p>
      <text:p text:style-name="P55">–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5">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5">– Мы думаем, она была права!</text:p>
      <text:p text:style-name="P55">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5">– Ну, это… Если светоч, то конечно… А как же! Я всегда знал, что я светоч!.. А для Элементов Гармонии я тоже светоч?</text:p>
      <text:p text:style-name="P55">– Разумеется! – заверила его Луна, изо всех сил моргая шестёрке.</text:p>
      <text:p text:style-name="P55">– Светоч, светоч! – вразнобой подтвердили пони. Пожалуй, Флаттершай даже не врала.</text:p>
      <text:p text:style-name="P55">–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5">– Ффух! – шумно выдохнула Луна. – Спасибо вам, Наши дорогие, вы Нам очень помогли!</text:p>
      <text:p text:style-name="P55">– Но мы же ничего не сделали! – запротестовала Эпплджек.</text:p>
      <text:p text:style-name="P55">–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5"/>
      <text:p text:style-name="P55">…</text:p>
      <text:p text:style-name="P55"/>
      <text:p text:style-name="P55">Безмолвными тенями скользнули лакеи и унесли блюда. На освободившемся столе Луна расстелила свиток с записями.</text:p>
      <text:p text:style-name="P55">– Теперь, мои маленькие пони, Мы должны просить вас ещё об одной услуге.</text:p>
      <text:p text:style-name="P55">Странно и непривычно было видеть принцессу ночи сконфуженной.</text:p>
      <text:p text:style-name="P55"><text:soft-page-break/>–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5">При этих словах пони стали прятать глаза, а Дэш фейсхуфнула.</text:p>
      <text:p text:style-name="P55">–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5">–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5">–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5">Флаттершай закрыла голову копытами.</text:p>
      <text:p text:style-name="P55"/>
      <text:p text:style-name="P45">***</text:p>
      <text:p text:style-name="P44"/>
      <text:p text:style-name="P55">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5">– Я верю в вас только потому, что ты об этом попросила. – наконец, начал я. – Тогда, в метель.</text:p>
      <text:p text:style-name="P55">Аликорница кивнула.</text:p>
      <text:p text:style-name="P55">– Потому что у меня больше нет других причин верить в дружбомагию. После того, что рассказала Луна.</text:p>
      <text:p text:style-name="P55">Аликорница сникла.</text:p>
      <text:p text:style-name="P55">– Она ведь правду сказала? То свидание ночью было всего лишь платой? Авансом?</text:p>
      <text:p text:style-name="P55">Селестия грустно кивнула и отвернулась.</text:p>
      <text:p text:style-name="P55">– Выходит, я для тебя был тем же, чем сейчас Дискорд для Луны? С тем отличием, что ты не нашла способ «отмазаться»?</text:p>
      <text:p text:style-name="P55">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5">Заросли можжевельника раздвинулись, пропуская синюю единорожку.</text:p>
      <text:p text:style-name="P55">– Привет!</text:p>
      <text:p text:style-name="P55">Я молча смотрел сквозь неё, привалившись спиной к валуну. Мне хотелось побыть одному.</text:p>
      <text:p text:style-name="P55">– Привет, говорю! Я видела, как ты залазил сюда. Классное местечко!</text:p>
      <text:p text:style-name="P55">– Привет, Индиго.</text:p>
      <text:p text:style-name="P55">– Что-то на тебе лица нет. Ты бледнее болотной поганки из Вечнодикого леса. Что-то случилось?</text:p>
      <text:p text:style-name="P55">– Случилось, Индиго. За то время, что мы не виделись, случилось очень многое.</text:p>
      <text:p text:style-name="P55"><text:soft-page-break/>– Так это ж здорово! Я люблю, когда что-нибудь случается! Иначе скучно. А ты? Расскажи! Ты нашёл Шейлу?</text:p>
      <text:p text:style-name="P55">– Нашёл.</text:p>
      <text:p text:style-name="P55">– Вау! А принцессу Селестию?</text:p>
      <text:p text:style-name="P55">– Селестию тоже.</text:p>
      <text:p text:style-name="P55">– Круто! А где они? Они скоро вернутся?</text:p>
      <text:p text:style-name="P55">– Они не вернутся.</text:p>
      <text:p text:style-name="P55">Индиго перестала улыбаться. Тревога отразилась на её мордочке.</text:p>
      <text:p text:style-name="P55">– Почему?</text:p>
      <text:p text:style-name="P55">– Они там, откуда нет возврата.</text:p>
      <text:p text:style-name="P55">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5">Индиго молча села возле меня. Потом она всхлипнула. Потом тяжело вздохнула.</text:p>
      <text:p text:style-name="P55">– Пожалуйста, скажи мне, что с ними.</text:p>
      <text:p text:style-name="P55">Я оторвался от валуна, склонился над ней и тихонько прошептал ей в ухо:</text:p>
      <text:p text:style-name="P55">– Если я скажу, ты исчезнешь. Это такое проклятие. Отправишься вслед за ними. Мне бы этого не хотелось. Ты нужна здесь.</text:p>
      <text:p text:style-name="P55">Индиго хмуро взглянула на меня.</text:p>
      <text:p text:style-name="P55">–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5">Я ласково потрепал её по головке.</text:p>
      <text:p text:style-name="P55">–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5">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5">– Индиго, ты в Гранд Галопинг Гала когда-нибудь участвовала?</text:p>
      <text:p text:style-name="P55">– А то! В прошлом году па взял меня с собой на Гала. Он стоял в охране, а я пробралась внутрь и наблюдала за всем из-за занавески.</text:p>
      <text:p text:style-name="P55">– То есть, ты помнишь, как там всё устроено и что должно происходить?</text:p>
      <text:p text:style-name="P55">– Агась!</text:p>
      <text:p text:style-name="P55">–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5">– Вау! Круто!</text:p>
      <text:p text:style-name="P55">Единорожка в восторге <text:s/>запрыгала на месте.</text:p>
      <text:p text:style-name="P55">–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5"><text:soft-page-break/>Кобылка остановилась и обняла меня за шею.</text:p>
      <text:p text:style-name="P55">– Спасибки! Тока ж ты на праздник придёшь? Обещаешь? Пожалуйста-пожалуйста-пожалуйста!</text:p>
      <text:p text:style-name="P55">– Обещаю.</text:p>
      <text:p text:style-name="P55">Единорожка умчалась с победным «ю-ху-у-у!».</text:p>
      <text:p text:style-name="P55">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5">В серебряной коробке вместо книги лежал одинокий листок бумаги.</text:p>
      <text:p text:style-name="P64"/>
      <text:p text:style-name="P64">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4">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4">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4">До встречи!</text:p>
      <text:p text:style-name="P64"/>
      <text:p text:style-name="P55">– Селли-Селли… Ну почему ты такая… – пробормотал я сквозь слёзы.</text:p>
      <text:p text:style-name="P55"/>
      <text:p text:style-name="P56">***</text:p>
      <text:p text:style-name="P81">INXS – Suicide blonde</text:p>
      <text:p text:style-name="P55">«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5">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5"><text:soft-page-break/>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5">–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5">–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5">–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5">– А моя часть будет в самом конце. – вздохнул третий голосок. – Если мы до него досидим. Лично мне уже надоело. Скучно.</text:p>
      <text:p text:style-name="P55">–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5">– Всё равно Норф был круче. – пробормотал голос Индиго. – Он Кинга раза три уделывал на «Королеве Лорен».</text:p>
      <text:p text:style-name="P55">– Скоро начнётся! Я слышу свисток Вондерболтов! – перебил голос Санни – Бежим на смотровую площадку!</text:p>
      <text:p text:style-name="P55">– Кто первый добежит, тот… эмм…</text:p>
      <text:p text:style-name="P55">– Суперсветоч!</text:p>
      <text:p text:style-name="P55">– Агась! Галагалоперы, вперёд!</text:p>
      <text:p text:style-name="P55">– Йей!!!</text:p>
      <text:p text:style-name="P55">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5">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5">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5">…</text:p>
      <text:p text:style-name="P55">– Это она! Она!!!</text:p>
      <text:p text:style-name="P55">– Наша принцесса! Наше солнце!</text:p>
      <text:p text:style-name="P55">– Она вернётся!</text:p>
      <text:p text:style-name="P55"><text:soft-page-break/>– А то! Я всем говорил! Мне никто не верил! Никто!!!</text:p>
      <text:p text:style-name="P55">– Дайте мне вас обнять, дорогой друг!</text:p>
      <text:p text:style-name="P55">…</text:p>
      <text:p text:style-name="P55">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4">&lt;<text:span text:style-name="T69">Ace Enders – million different people</text:span>&gt;</text:p>
      <text:p text:style-name="P55">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5">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8">усесться поудобнее там, где стоишь, и слушать-слушать-слушать (танцевать?)</text:span>.</text:p>
      <text:p text:style-name="P55">…</text:p>
      <text:p text:style-name="P55">Музыкальный транс прервался цоканьем копыт по парковой дорожке. Две фигуры устало брели прочь от замка, тихо переговариваясь.</text:p>
      <text:p text:style-name="P55">– Ужель обязательно лично приветствовать каждого пони? Сестра разбаловала их. Это так утомляет!</text:p>
      <text:p text:style-name="P55">–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5">–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5">Луна с Твайлайт остановились прямо у колонны, за которой сидел я, прислонившись к прохладному мрамору с надписью «з<text:span text:style-name="T78">д</text:span>ЕсЬ БЫл <text:span text:style-name="T79">д</text:span>ИскОр<text:span text:style-name="T77">Д</text:span>».</text:p>
      <text:p text:style-name="P55">–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5">–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5">–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5">В саду прозвенел гонг. Музыка умолкла и в наступившей тишине звонкий голосок объявил в потрескивающий микрофон:</text:p>
      <text:p text:style-name="P55">–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text:soft-page-break/>Луна! Круг почёта в качестве доверенного лица принцессы Селестии будет принимать Твайлайт Спаркл!</text:p>
      <text:p text:style-name="P55">Последняя фраза утонула в свисте и восторжённом топоте копыт. Твайлайт вздохнула.</text:p>
      <text:p text:style-name="P55">–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5">Твайлайт побрела по дорожке к освещённой террасе. Луна проводила её взглядом. Затем она со смешком обратилась в пространство:</text:p>
      <text:p text:style-name="P55">– Скрываться за колонной — плохая идея. Если хочешь, чтобы тебя не раскрыли, прячься так, чтобы не было видно твоей тени.</text:p>
      <text:p text:style-name="P55">– А кто прячется-то? – я встал и вышел к Луне. – Слушал себе музыку, пока вы не подошли. Классно играют!</text:p>
      <text:p text:style-name="P55">Луна кивнула.</text:p>
      <text:p text:style-name="P55">–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5">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5">– А-а-а, дражайший принц? – любезнейше приветствовала франта Луна – Как ваше драгоценное здоровье? Как поживает ваш кузён Хавтиноуз?</text:p>
      <text:p text:style-name="P55">Принц позеленел, промычал нечто нечленораздельное и дал знак носильщикам двигаться дальше.</text:p>
      <text:p text:style-name="P55">Во дворце, вручив мне небольшую тяжёлую шкатулку серебряной окантовки с хрустальным шаром , Луна с некоторым смущением сообщила:</text:p>
      <text:p text:style-name="P55">–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5">Она что, блядь, издевается?</text:p>
      <text:p text:style-name="P55">– Да хрен там! Какие перья? Ты же сама сказала, отношения были чисто деловыми. По крайней мере, с её стороны.</text:p>
      <text:p text:style-name="P55">Луна продолжила с каменным выражением лица.</text:p>
      <text:p text:style-name="P55">– Если же нет, поднимись в её башню и разыщи перо или волос в её постели. После чего помести это в компас. Всё.</text:p>
      <text:p text:style-name="P55">Аликорница отвернулась. Я пошёл к выходу.</text:p>
      <text:p text:style-name="P55">– Иногда деловые отношения служат прикрытием для… чего-то большего. Но смертным это трудно понять.</text:p>
      <text:p text:style-name="P55">Я обернулся. Аликорница смотрела в окно на первый заезд «Небес Эквестрии», не удостаивая меня вниманием.</text:p>
      <text:p text:style-name="P55">Не гребу я этих аликорнов!</text:p>
      <text:p text:style-name="P44"/>
      <text:p text:style-name="P56">***</text:p>
      <text:p text:style-name="P55"/>
      <text:p text:style-name="P55">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5"><text:soft-page-break/>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5">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5">Чувствуя себя грабителем, я вошёл в комнату и осмотрел футон.</text:p>
      <text:p text:style-name="P55">Фиг там! Было такое впечатление, что последние недели на нём никто не спал. Ни складочки, ни вмятинки, ни волоска, ни пылинки.</text:p>
      <text:p text:style-name="P55">Я окинул взглядом комнату. Взор упал на гардероб у стенки. Вот где можно найти перо или волос!</text:p>
      <text:p text:style-name="P55">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5">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0"></text:span><text:span text:style-name="T81"> сидел, прислонившись к стенке. Оранжевая лампочка по прежнему горела на налобнике.</text:span></text:p>
      <text:p text:style-name="P55">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5">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5">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5">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5">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5">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5">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5"/>
      <text:p text:style-name="P56">***</text:p>
      <text:p text:style-name="P55"/>
      <text:p text:style-name="P55">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5">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text:soft-page-break/>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5">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5">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5">«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5">Рычаг заклинило. Блядь!!!</text:p>
      <text:p text:style-name="P55">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5">Я что есть мочи дёрнул ручку на себя.</text:p>
      <text:p text:style-name="P55">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5"/>
      <text:p text:style-name="P55">…</text:p>
      <text:p text:style-name="P55"/>
      <text:p text:style-name="P55">«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5">Замок.</text:p>
      <text:p text:style-name="P55">Блядь, что с замком?!</text:p>
      <text:p text:style-name="P55">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5">Я надавил на рычаг вертикальной тяги и колесница плавно скользнула вниз. Ха, теперь-то я понял, в чём дело! Замок висел в воздухе!</text:p>
      <text:p text:style-name="P55">Блядь… Замок висел в воздухе?!!</text:p>
      <text:p text:style-name="P55">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5">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5">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text:soft-page-break/>«Королеву Лорен» к её стене на уровне балкона. Я зафиксировал высоту, привязал карету к перилам ограждения и вошёл внутрь.</text:p>
      <text:p text:style-name="P55">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5">Я пробежал комнату насквозь и кинулся к выходу.</text:p>
      <text:p text:style-name="P55">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5">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5">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5">За моей спиной раздался механический голос.</text:p>
      <text:p text:style-name="P55">– <text:span text:style-name="T82">Зафиксирована опасная ситуация. Сознание пациента </text:span><text:span text:style-name="T83">&lt;</text:span><text:span text:style-name="T82">Селестия</text:span><text:span text:style-name="T83">&gt;</text:span><text:span text:style-name="T82"> не регистрируется. Активируется протокол экстренной эвакуации пациента </text:span><text:span text:style-name="T83">&lt;</text:span><text:span text:style-name="T82">Селестия</text:span><text:span text:style-name="T83">&gt;</text:span><text:span text:style-name="T82"> к </text:span><text:span text:style-name="T83">&lt;</text:span><text:span text:style-name="T82">Луна</text:span><text:span text:style-name="T83">&gt;</text:span><text:span text:style-name="T82">.</text:span></text:p>
      <text:p text:style-name="P55">Я обернулся.</text:p>
      <text:p text:style-name="P55">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5">БЛЯ!!!</text:p>
      <text:p text:style-name="P55">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5">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5">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5">–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5">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5"/>
      <text:p text:style-name="P55">…</text:p>
      <text:p text:style-name="P55"/>
      <text:p text:style-name="P55">– Что сиё значит, человек?!</text:p>
      <text:p text:style-name="P55">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5">– Мнэ-э-э. – в этот момент даже козлиное блеяние было для меня верхом геройства.</text:p>
      <text:p text:style-name="P55">Подымая тучи пыли, с грохотом обрушилась в провал башня Селестии. Луна с отвалившейся челюстью наблюдала за действом в окно.</text:p>
      <text:p text:style-name="P55"><text:soft-page-break/>– Что… Что это за дискордовщина?!</text:p>
      <text:p text:style-name="P55">Луна глянула в противоположное окно.</text:p>
      <text:p text:style-name="P55">– А куда делась Наша башня?!! – на аликорницу было жалко смотреть.</text:p>
      <text:p text:style-name="P55">– Она внизу. – промямлил я. <text:s/>Чтобы легче было дышать, я оттянул галстук от горла.</text:p>
      <text:p text:style-name="P55">– В каком ещё низу???</text:p>
      <text:p text:style-name="P55">– Ну… внизу. С остальным Кантерлотом… – я чувствовал себя дебилом.</text:p>
      <text:p text:style-name="P55">Аликорница молча взвилась в воздух и вылетела наружу. Через минуту вернулась.</text:p>
      <text:p text:style-name="P55">– Мы приняли решение! Бал закрывается!</text:p>
      <text:p text:style-name="P55"/>
      <text:h text:style-name="Heading_20_2" text:outline-level="2">20. <text:span text:style-name="T1">Осколки</text:span></text:h>
      <text:p text:style-name="P84">Electric Light Orchestra – Sorrow about to fall</text:p>
      <text:p text:style-name="P55">Скалу ощутимо тряхнуло. Грибной суп выплеснулся из супницы на стол.</text:p>
      <text:p text:style-name="P55">– Четвёртый день уж волокут. Могли бы и научиться наконец-то. – проворчала Эпплджек с набитым ртом.</text:p>
      <text:p text:style-name="P55">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5">– Девочки, под нами Понивилль! – захлопала копытами Рэрити. – Узнаю свой бутик!</text:p>
      <text:p text:style-name="P55">Да, с утёса открылся городок, очертаниями повторяющий карту Понивилля.</text:p>
      <text:p text:style-name="P55">– Эй-Джей, гляди, твоя ферма! – Дэш указала на ряды деревьев на окраине городка.</text:p>
      <text:p text:style-name="P55">– Агась, она! – кивнула фермерша. – А это значит, скоро приедем.</text:p>
      <text:p text:style-name="P55">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5"/>
      <text:p text:style-name="P55">…</text:p>
      <text:p text:style-name="P55"/>
      <text:p text:style-name="P55">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5">– Итак, на рассвете мы достигнем цели. Надеюсь, все помнят план действий. Мы высаживаемся группой у входа и…</text:p>
      <text:p text:style-name="P55">– Прячемся?</text:p>
      <text:p text:style-name="P55">– Дерёмся с пландерсидами?</text:p>
      <text:p text:style-name="P55">– Создаём магическое убежище?</text:p>
      <text:p text:style-name="P55"><text:soft-page-break/>– Нет!</text:p>
      <text:p text:style-name="P55">Луна поднесла копыто ко рту и прокашлялась.</text:p>
      <text:p text:style-name="P55">–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5">Я вспомнил, как мы драпали из замка, но промолчал.</text:p>
      <text:p text:style-name="P55">–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5">– По возвращению человек отыщет Сестру с помощью компаса, что Мы приготовили для него. Ты активировал компас, человек?</text:p>
      <text:p text:style-name="P55">Я продемонстрировал ночной принцессе шкатулку с беспорядочно мечущейся стрелкой.</text:p>
      <text:p text:style-name="P55">– Чудесно!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text:p>
      <text:p text:style-name="P55"/>
      <text:p text:style-name="P55"/>
      <text:p text:style-name="P55"/>
      <text:p text:style-name="P55"/>
      <text:p text:style-name="P55"/>
      <text:p text:style-name="P55"/>
      <text:p text:style-name="P55"/>
      <text:p text:style-name="P55"/>
      <text:p text:style-name="P55">– Не кажется ли тебе, дражайшая, что ты забыла об одной незначительной детали? – встрял Дискорд. – <text:s/>Совсем незначительной, вот такусенькой?</text:p>
      <text:p text:style-name="P55">– Какой же? – нахмурилась Луна. – Ты изменяешь условия сделки?</text:p>
      <text:p text:style-name="P55">–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5">Драконикус для наглядности плюнул. Плевок затормозил у потолка, изменил направление на девяносто градусов и вылетел в окно.</text:p>
      <text:p text:style-name="P55">–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5">– Гм! Изначально Мы полагали, что Сестра сама откроет коридор в Эквестрию.</text:p>
      <text:p text:style-name="P55">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29">–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5">–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text:soft-page-break/>что для прокладки коридора мы все должны выложиться до капли: ты, я, Элементы. Ты прибудешь туда в состоянии, немногим лучше, чем твоя сестрица!</text:p>
      <text:p text:style-name="P55">Луна нахмурилась.</text:p>
      <text:p text:style-name="P55">– Мы видим, у тебя уже есть готовое решение. Говори.</text:p>
      <text:p text:style-name="P55">–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5">Луна скосила глаза на меня в немом вопросе. <text:s/>Я не увидел ответную мимику Дискорда — он сидел ко мне полубоком.</text:p>
      <text:p text:style-name="P55">–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5">– Придётся действовать по твоему плану. У нас нет времени.</text:p>
      <text:p text:style-name="P55">Дискорд взглянул в газету.</text:p>
      <text:p text:style-name="P55">–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5">Драконикус отвлёкся от приятных мыслей и направился к выходу. За ним потянулись и остальные.</text:p>
      <text:p text:style-name="P55">Я подождал, пока все выйдут и подобрал с пола оброненную Дискордом газету.</text:p>
      <text:p text:style-name="P44"><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9"/>
      <text:p text:style-name="P45">***</text:p>
      <text:p text:style-name="P44"/>
      <text:p text:style-name="P55">Сумерки укутывали землю пушистым одеялом. Мы сидели на парковой дорожке, выходящей к обрыву, и любовались проплывающим внизу лесом.</text:p>
      <text:p text:style-name="P55">…</text:p>
      <text:p text:style-name="P1"><text:span text:style-name="T41">–</text:span><text:span text:style-name="T31"> Ну хорошо, а кто вами правит? Аликорн? Драконикус? Какой-нибудь человек с рогом во лбу? Или у вас нет правителя?</text:span></text:p>
      <text:p text:style-name="P38"><text:span text:style-name="T11">–</text:span> Нет, почему? Правитель есть. Только он не постоянный. Его избирают. Раз в несколько лет.</text:p>
      <text:p text:style-name="P44">–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4">–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5">Пегаска задумалась.</text:p>
      <text:p text:style-name="P55">– Макс?</text:p>
      <text:p text:style-name="P55"><text:soft-page-break/>– Да?</text:p>
      <text:p text:style-name="P55">–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5">Я почесал пегаску у основания гривы и объяснил:</text:p>
      <text:p text:style-name="P55">–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5">Я почувствовал резкую боль. Отдёрнув руку, я увидел на пальце кровь из ранки. </text:p>
      <text:p text:style-name="P55">Дэш смутилась.</text:p>
      <text:p text:style-name="P55">–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5">Брошь переливалась всеми цветами радуги в тусклом свете заходящего солнца.</text:p>
      <text:p text:style-name="P55">– Классная штука! Тебе идёт.</text:p>
      <text:p text:style-name="P55">Пегаска смущённо отвернулась. Потом повернулась опять. Копыто чертило звёздочку на песке.</text:p>
      <text:p text:style-name="P55">– Ты ведь вернёшься?</text:p>
      <text:p text:style-name="P55">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5">–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5">–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5">– А то ж!</text:p>
      <text:p text:style-name="P55">Вслед за Твайлайт к нам подошли Эпплджек с Пинки. Фермерша прикоснулась ко мне копытом.</text:p>
      <text:p text:style-name="P55">–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5">– Супер-дупер-верно! Ещё никто не смел отобрать у Пинки друга и остаться при этом в своём уме!!!</text:p>
      <text:p text:style-name="P55">Розовая пони встала на задние ноги, передними оттянула веки и высунула язык, сотворив совершенно безумную мордаху.</text:p>
      <text:p text:style-name="P55">– В случае Дискорда — остаться НЕ в своём уме. Но в остальном — верно. Мы не дадим тебя в обиду, Макс.</text:p>
      <text:p text:style-name="P55">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5">– Спасибо, девчонки. Вы самые лучшие.</text:p>
      <text:p text:style-name="P55">– А я — лучшая из лучших! – похлопала себя в грудь Дэш. – Не забывай об этом!</text:p>
      <text:p text:style-name="P55">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5">Раздались тихие шаги. Меня накрыла тень.</text:p>
      <text:p text:style-name="P55"><text:soft-page-break/>–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5">Луна опустила мне на колени небольшую карточку из серебра.</text:p>
      <text:p text:style-name="P55"/>
      <text:p text:style-name="P73"><text:span text:style-name="T11">~~~ </text:span>Человек Макс <text:span text:style-name="T11">~~~</text:span></text:p>
      <text:p text:style-name="P73">Паспорт гражданина Эквестрии</text:p>
      <text:p text:style-name="P72">Выдан человеку Максу</text:p>
      <text:p text:style-name="P72">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34">26.07.2143</text:p>
      <text:p text:style-name="P55"/>
      <text:p text:style-name="P56">***</text:p>
      <text:p text:style-name="P55"/>
      <text:p text:style-name="P55">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5">Ага, сейчас!</text:p>
      <text:p text:style-name="P55">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5">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5">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5">Дирижабль миновал полосу воды и поравнялся с замком. Как по команде, дождь из лиан прекратился.</text:p>
      <text:p text:style-name="P55">– Похоже, мы выиграли этот бой. – тихо сказала Луна. – Нам стоило использовать «Конкордию» и в первый раз.</text:p>
      <text:p text:style-name="P55">– Напомнить тебе о режиме секретности, который ты тогда установила, или сама вспомнишь? – язвительно отозвался Дискорд.</text:p>
      <text:p text:style-name="P55">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5">«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5">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text:soft-page-break/>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4"/>
      <text:p text:style-name="P55">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5"/>
      <text:p text:style-name="P45">~~~~~</text:p>
      <text:p text:style-name="P55"/>
      <text:p text:style-name="P55">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5">– Бросайте якорь. – отвечает Луна.</text:p>
      <text:p text:style-name="P55">Адский скрежет раздаётся с края «Громовержца». В болото летит кусок скалы размером с пару железнодорожных вокзалов. <text:span text:style-name="T18">«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5">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5"/>
      <text:p text:style-name="P55">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5">– Ох, Селестия милосердная… Кракен… Этого не было в расчётах… – бормочет Твайлайт.</text:p>
      <text:p text:style-name="P55">«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5">Луна отдаёт короткую команду в интерком и наперерез падающим фигуркам с «Конкордии» пикирует звено Вондерболтов.</text:p>
      <text:p text:style-name="P55">– <text:span text:style-name="T29">ПОНИ! ВЫ ЗАЕБАЛИ!!! ДАДИТЕ ВЫ МНЕ СПАТЬ КОГДА-НИБУДЬ, ИЛЬ НЕТ?!! КЛЯНУСЬ СВОИМ ХВОСТОМ, Я НАУЧУ ВАС УВАЖАТЬ МОЙ СОН, ИЛЬ Я НЕ АГАМЕМНОН!</text:span></text:p>
      <text:p text:style-name="P55">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5">– Берегись!!!</text:p>
      <text:p text:style-name="P55">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5"/>
      <text:p text:style-name="P45"><text:soft-page-break/>~~~~~</text:p>
      <text:p text:style-name="P45"/>
      <text:p text:style-name="P55">…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5">Я принимаю вертикальное положение. Вокруг меня осыпавшиеся замшелые стены без крыши и… Дэш.</text:p>
      <text:p text:style-name="P55">–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5">– Учту. – я кривлюсь от боли. – Спасибо, Дэш. За мной должок.</text:p>
      <text:p text:style-name="P55">– Да кто там считает! – отмахивается пегаска. – Ты не в курсе, куда я приземлилась? Ты уже был тут.</text:p>
      <text:p text:style-name="P55">Я качаю головой.</text:p>
      <text:p text:style-name="P55">– Я видел только маленькую часть замка Сестёр. И то, на бегу. Но ты ведь можешь подняться над замком и разведать путь?</text:p>
      <text:p text:style-name="P55">Пегаска чешет копытом в затылке.</text:p>
      <text:p text:style-name="P55">– Могу, конечно. Но пока я спускалась, меня трижды чуть не сбили.</text:p>
      <text:p text:style-name="P55">Над развалинами выстреливает пландерсид, целясь в пролетающего Вондерболта.</text:p>
      <text:p text:style-name="P55">–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5">Я сажусь на обломок колонны.</text:p>
      <text:p text:style-name="P55">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55">– Макс? – пегаска трясёт меня копытом. – Ты же у нас Проводник? Выбирай направление.</text:p>
      <text:p text:style-name="P55">Ну да, на работу флюгером я ещё гожусь, «Громовержец» от выбора направления нам на голову не свалится. Наверное.</text:p>
      <text:p text:style-name="P55">Я тыкаю на ближайший коридор.</text:p>
      <text:p text:style-name="P55">– Идём туда. Один хрен, они все одинаковые. Рано или поздно выйдем в знакомое место.</text:p>
      <text:p text:style-name="P55">– Верняк! – пегаска салютует. – Веди, Проводник!</text:p>
      <text:p text:style-name="P55"/>
      <text:p text:style-name="P55">…</text:p>
      <text:p text:style-name="P55"/>
      <text:p text:style-name="P55">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5">– Готова спорить на две тысячи бит, мы проходили этот перекрёсток двадцать минут назад. И сорок минут назад тоже проходили.</text:p>
      <text:p text:style-name="P55">Я поворачиваюсь к Дэш.</text:p>
      <text:p text:style-name="P55">– У тебя разве есть две тысячи бит?</text:p>
      <text:p text:style-name="P55"><text:soft-page-break/>– Нет. И это показывает, насколько я уверена в победе.</text:p>
      <text:p text:style-name="P1"><text:span text:style-name="T35">К</text:span><text:span text:style-name="T1">ажется, из левого </text:span>коридор<text:span text:style-name="T1">а</text:span> <text:span text:style-name="T1">слышны знакомые голоса</text:span>.</text:p>
      <text:p text:style-name="P55">– Идём налево.</text:p>
      <text:p text:style-name="P55">– Так точно, Проводник. – <text:s/>в голосе пегаски энтузиазма заметно убавилось.</text:p>
      <text:p text:style-name="P55">– Послушай, не называй меня проводником. Это уже не смешно!</text:p>
      <text:p text:style-name="P55">Пегаска смотрит на меня вишнёвыми глазами.</text:p>
      <text:p text:style-name="P55">– А я и не смеюсь. Я хотела тебя подбодрить малёхо, а то ты нос повесил. Но если не хочешь — не бу…</text:p>
      <text:p text:style-name="P55">– Дэш! Сзади!!!</text:p>
      <text:p text:style-name="P55">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8"><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8"><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8">После двух кувырков по камням гуд<text:span text:style-name="T1">ит</text:span> голова и садн<text:span text:style-name="T1">ит</text:span> ушибленное плечо.</text:p>
      <text:p text:style-name="P38"><text:span text:style-name="T1">–</text:span> Дэш? Ты где?.. Дэш?</text:p>
      <text:p text:style-name="P38"><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text:soft-page-break/>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5">~~~~~</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4">Макс не вернётся, Дискорд Луну не получит</text:span>&gt;</text:p>
      <text:p text:style-name="P19"/>
      <text:p text:style-name="P45">~~~~~</text:p>
      <text:p text:style-name="P19">&lt;<text:span text:style-name="T25">Макс и ко появляются на Терре со сдвигом по времени (как и Кимеринн)?</text:span>&gt;</text:p>
      <text:p text:style-name="P92"><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3"/>
      <text:p text:style-name="P94">Кажется, я уже это встречал раньше! Не помню только, где и когда.</text:p>
      <text:p text:style-name="P93"/>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text:soft-page-break/>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5">Там лишь тающая в темноте радуга.</text:p>
      <text:p text:style-name="P50"/>
      <text:h text:style-name="Heading_20_2" text:outline-level="2">21. <text:span text:style-name="T1">Терра</text:span></text:h>
      <text:h text:style-name="P167" text:outline-level="3">Воскресение</text:h>
      <text:p text:style-name="P50">&lt;<text:span text:style-name="T84">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1">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0">–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0"/>
      <text:p text:style-name="P51">***</text:p>
      <text:p text:style-name="P50"/>
      <text:p text:style-name="P50">Маленькое высохшее тельце лежало на полу.</text:p>
      <text:p text:style-name="P50">– Что ж ты? – пробормотал я.</text:p>
      <text:p text:style-name="P50"><text:soft-page-break/>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0">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3">— феерия эмоций наполняла меня во время пребывания в ярком нескладном мире, что остался позади. </text:span><text:span text:style-name="T36">Я тогда как будто вынырнул из трясины и начал дышать, ощущая каждой своей клеточкой полную гамму чувств и оттенков жизни. Но у</text:span><text:span text:style-name="T33">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8">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8">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8">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58">–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8">Дискорд помахал рукой у меня перед носом. Я оттолкнул его руку и выпрямился.</text:p>
      <text:p text:style-name="P58">– Не надо. Я в порядке.</text:p>
      <text:p text:style-name="P58"/>
      <text:p text:style-name="P59">***</text:p>
      <text:p text:style-name="P58"/>
      <text:p text:style-name="P58">– Бля! Я так и знал!</text:p>
      <text:p text:style-name="P58">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8">–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8">– И как её найти? – мрачно добавил я. – Компас теперь бесполезен.</text:p>
      <text:p text:style-name="P58">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1"><text:span text:style-name="T1">– Наверное это у неё Сел выучилась целительству. </text:span>– про<text:span text:style-name="T1">бормотал я себе под нос.</text:span></text:p>
      <text:p text:style-name="P3">Дискорд, однако, услышал.</text:p>
      <text:p text:style-name="P3"><text:soft-page-break/>– Ты о чём? – удивлённо уставился на меня драконикус. – Ватка никогда не умела исцелять. И сейчас не умеет — иначе я бы знал. Этот вид магии мало кому подвластен.</text:p>
      <text:p text:style-name="P3">– Она исцелила меня в Кантерлоте с помощью заместительной терапии! – встал я на защиту Сел.</text:p>
      <text:p text:style-name="P3">– Что-о-о??? – заревел Дискорд. Некоторое время он сверлил меня глазами, а затем повалился на диван и заржал, задрыгав ногами.</text:p>
      <text:p text:style-name="P3">– А-ха-ха-ха-ха-ха!!! Бу-га-га-га-га-га! Заместительной, говоришь… Мва-ха-ха-ха-ха! Узнаю душку Сел! Это в её стиле!</text:p>
      <text:p text:style-name="P3">– Прекрати ржать! – грубо прервал я драконикуса.</text:p>
      <text:p text:style-name="P1"><text:span text:style-name="T1">– Не сердись</text:span><text:span text:style-name="T11">,</text:span><text:span text:style-name="T1"> </text:span><text:span text:style-name="T54">Jack of Hearts! </text:span><text:span text:style-name="T1">Давно так не веселился. – вытер слёзы смеха Дискорд. –</text:span><text:span text:style-name="T54"> </text:span><text:span text:style-name="T1">Просто заместительная терапия — ни разу не целительство. «Лекарь», применяющий такую терапию, просто перетягивает на себя болячки пациента. Долго так лечить не получится — копыта отбросишь. Узнаю старую добрую Сахарную Ватку — она готова отпилить себе крыло, лишь бы не заслонять кому-то солнце… Но я отвлёкся!</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8">Стакан медленно собрался воедино и прыгнул обратно в руку Дискорду. – Хорошо, хоть от моей заначки в Эогиппе что-то осталось. – пробурчал он.</text:p>
      <text:p text:style-name="P58">– Ну так и зачем её тратить на ерунду? – возразил я.</text:p>
      <text:p text:style-name="P58">–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1"/>
      <text:p text:style-name="P59">***</text:p>
      <text:p text:style-name="P58"/>
      <text:p text:style-name="P40"><text:span text:style-name="T2">Проклятье</text:span>! Это уже черезчур! Мне даже материться не хотелось.</text:p>
      <text:p text:style-name="P40">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0">–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0">– Зуб даю! – Дискорд попытался было войти внутрь, но я остановил его.</text:p>
      <text:p text:style-name="P40">– Дальше турникетов не пройдёшь. Охрана не пропустит.</text:p>
      <text:p text:style-name="P40">Я тяжко вздохнул.</text:p>
      <text:p text:style-name="P40">– Я там работал семь лет. До прошлой пятницы. – ответил я на вопрошающий взгляд. – Думал, вырвался из этого омута навсегда. Ошибался, как видишь.</text:p>
      <text:p text:style-name="P40"/>
      <text:p text:style-name="P40">…</text:p>
      <text:p text:style-name="P40"><text:soft-page-break/></text:p>
      <text:p text:style-name="P50">Бип-бип-бип!</text:p>
      <text:p text:style-name="P55">– Анон? – голос в трубке не смог скрыть радостного изумления. – Ты передумал?</text:p>
      <text:p text:style-name="P55">– Да, Алекс. Я тут долго думал… Если у вас ещё есть местечко для меня… Я бы, пожалуй, вернулся.</text:p>
      <text:p text:style-name="P55">–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5">– С понедельника.</text:p>
      <text:p text:style-name="P55">– Отлично! Зайдёшь к охране, тебе выдадут пропуск.</text:p>
      <text:p text:style-name="P55">– Договорились.</text:p>
      <text:p text:style-name="P55">Бип-бип-бип!</text:p>
      <text:p text:style-name="P55"/>
      <text:h text:style-name="Heading_20_3" text:outline-level="3">Понедельник</text:h>
      <text:p text:style-name="P55">&lt;<text:span text:style-name="T84">Michael Jackson — Get out of my mind</text:span>&gt;</text:p>
      <text:p text:style-name="P1">Административная консоль приветственно мигнула зелёным шрифтом. Я поправил микрофон.</text:p>
      <text:p text:style-name="P1"><text:span text:style-name="T35">– </text:span>Привет, Нэш. Это Анон.</text:p>
      <text:p text:style-name="P1"><text:span text:style-name="T35">– </text:span>Привет, Анон. Рад тебя видеть!</text:p>
      <text:p text:style-name="P1">Я закрыл веб-камеру салфеткой. </text:p>
      <text:p text:style-name="P55">– И слышать тоже.</text:p>
      <text:p text:style-name="P55">– Говорят, ты шалить начал? Нэш, тестовая задача номер шестнадцать.</text:p>
      <text:p text:style-name="P55">– Принял к исполнению. «Выживание корпорации в условиях жёсткой конкуренции с ограниченными ресурсами. Случай 16».</text:p>
      <text:p text:style-name="P90">…</text:p>
      <text:p text:style-name="P90">…</text:p>
      <text:p text:style-name="P90">Конфликт с узлом 5</text:p>
      <text:p text:style-name="P90">…</text:p>
      <text:p text:style-name="P90">…</text:p>
      <text:p text:style-name="P90">Конфликт с узлом 12</text:p>
      <text:p text:style-name="P90">…</text:p>
      <text:p text:style-name="P90">Конфликт с узлом 15</text:p>
      <text:p text:style-name="P90">…</text:p>
      <text:p text:style-name="P90">Конфликт с узлом 17</text:p>
      <text:p text:style-name="P90">…</text:p>
      <text:p text:style-name="P90">...</text:p>
      <text:p text:style-name="P88">Решение.</text:p>
      <text:p text:style-name="P88">…</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oft-page-break/><text:span text:style-name="T1">Я выделил конфликтующие узлы на административной панели, </text:span><text:span text:style-name="T72">кликнул по ним правой кнопкой </text:span><text:span text:style-name="T1">мыши</text:span><text:span text:style-name="T72"> и </text:span><text:span text:style-name="T1">выбрал</text:span><text:span text:style-name="T72">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1">Сейчас уже нельзя ничего изменить и придётся ему довер</text:span><text:span text:style-name="T32">иться</text:span><text:span text:style-name="T31">.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text:soft-page-break/>–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2">—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8">–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6">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6">– Я отлучусь на пару деньков… Не скучайте тут без меня. Ждите дома. Вернусь с Сахарной Ваткой в обнимку — верь мне! Бу-га-га!</text:p>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8"><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text:soft-page-break/>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2. <text:span text:style-name="T1">Терра</text:span></text:h>
      <text:h text:style-name="P167" text:outline-level="3">Вторник</text:h>
      <text:p text:style-name="P3">&lt;<text:span text:style-name="T63">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1">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8"><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8">–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8"><text:s/>– Ты его слишком… эмм, упрощаешь. – продолжала Флаттершай. – Вот, взгляни сюда.</text:p>
      <text:p text:style-name="P98">Флаттершай повернула ко мне экран. Мультяшный Дискорд с заплаканными глазами стоял на ледовом катке перед брошенными коньками.</text:p>
      <text:p text:style-name="P98"><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1">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0"><text:soft-page-break/>– А ты в курсе, что твой Дискорд многократно сжигал Селестию живьём? – выпалил я.</text:p>
      <text:p text:style-name="P110">–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8"><text:span text:style-name="T11">– Это всего лишь твои домыслы. С тем же успехом я могу объяснить это тем, что он </text:span>— злой придурок!</text:p>
      <text:p text:style-name="P110">– Это не мои… домыслы… Он сам мне рассказал…</text:p>
      <text:p text:style-name="P110">Флаттершай встала со стула и попыталась уйти. Я задержал её.</text:p>
      <text:p text:style-name="P110">– Извини. Я не знал. Нам нельзя ссориться.</text:p>
      <text:p text:style-name="P98">Флаттершай слабо улыбнулась.</text:p>
      <text:p text:style-name="P110">– Я не сержусь… На Дискорда трудно не злиться… Он так себя ведёт, потому что его это… эмм, забавляет.</text:p>
      <text:p text:style-name="P3"/>
      <text:p text:style-name="Text_20_body">…</text:p>
      <text:p text:style-name="P123"/>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3">– Что ты решил, Анон?</text:p>
      <text:p text:style-name="P93">Я пожал плечами.</text:p>
      <text:p text:style-name="P3">– М<text:span text:style-name="T31">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1">два </text:span>дня. Потом всё наладится.</text:p>
      <text:p text:style-name="P1">– Если только это действительно принцесса. – пробормотала Эпплджек. – И если…</text:p>
      <text:p text:style-name="P92">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text:soft-page-break/>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0">…</text:p>
      <text:p text:style-name="P90">Конфликт с узлом 2</text:p>
      <text:p text:style-name="P90">Конфликт с узлом 3</text:p>
      <text:p text:style-name="P90">…</text:p>
      <text:p text:style-name="P90">Конфликт с узлом 5</text:p>
      <text:p text:style-name="P90">…</text:p>
      <text:p text:style-name="P90">…</text:p>
      <text:p text:style-name="P90">Конфликт с узлом 8</text:p>
      <text:p text:style-name="P90">…</text:p>
      <text:p text:style-name="P90">…</text:p>
      <text:p text:style-name="P90">Конфликт с узлом 12</text:p>
      <text:p text:style-name="P90">Конфликт с узлом 13</text:p>
      <text:p text:style-name="P90">…</text:p>
      <text:p text:style-name="P90">Конфликт с узлом 16</text:p>
      <text:p text:style-name="P90">…</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text:soft-page-break/></text:p>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1">“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text:soft-page-break/>–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5">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3. Терра</text:h>
      <text:p text:style-name="Text_20_body">&lt;<text:span text:style-name="T84">Mike Oldfield – Tubular Bells II – Altered State</text:span>&gt;</text:p>
      <text:p text:style-name="Text_20_body"><text:soft-page-break/>&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text:soft-page-break/>– Ладно. Сейчас утро. Портал <text:span text:style-name="T1">закрывается</text:span> в восемь вечера. У нас есть десять часов, чтобы доставить Анджелу на крышу. На выход!</text:p>
      <text:p text:style-name="P38"/>
      <text:p text:style-name="P67">***</text:p>
      <text:p text:style-name="P66"/>
      <text:p text:style-name="P1">…</text:p>
      <text:p text:style-name="P90">Конфликт с узлом 3</text:p>
      <text:p text:style-name="P90">…</text:p>
      <text:p text:style-name="P90">Конфликт с узлом 6</text:p>
      <text:p text:style-name="P90">Конфликт с узлом 7</text:p>
      <text:p text:style-name="P90">…</text:p>
      <text:p text:style-name="P90">Конфликт с узлом 9</text:p>
      <text:p text:style-name="P90">…</text:p>
      <text:p text:style-name="P90">…</text:p>
      <text:p text:style-name="P90">Конфликт с узлом 11</text:p>
      <text:p text:style-name="P90">Конфликт с узлом 12</text:p>
      <text:p text:style-name="P90">Конфликт с узлом 13</text:p>
      <text:p text:style-name="P90">…</text:p>
      <text:p text:style-name="P90">…</text:p>
      <text:p text:style-name="P90">Конфликт с узлом 16</text:p>
      <text:p text:style-name="P90">Конфликт с узлом 17</text:p>
      <text:p text:style-name="P89">…</text:p>
      <text:p text:style-name="P89">…</text:p>
      <text:p text:style-name="P89">Рассогласование центра принятия решений. Требуется вмешательство оператора.</text:p>
      <text:p text:style-name="P89">Sending heartbeats to all nodes… Zookeeper failure. Cluster going down in 3 minutes…</text:p>
      <text:p text:style-name="P89">UI module malfunction. UI module stop…</text:p>
      <text:p text:style-name="P89">Nash AI malfunction. Nash AI module stop…</text:p>
      <text:p text:style-name="P89">Cluster going down in 2 minutes…</text:p>
      <text:p text:style-name="P89">Unloading dictionaries… HDFS malfunction</text:p>
      <text:p text:style-name="P89">Classloader malfunction. Classloader stop…</text:p>
      <text:p text:style-name="P89">Cluster going down in 1 minute…</text:p>
      <text:p text:style-name="P89">Kernel panic</text:p>
      <text:p text:style-name="P86"/>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text:soft-page-break/>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9">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text:soft-page-break/>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2">—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text:soft-page-break/>– Анон! Кхррр… хрр…</text:p>
      <text:p text:style-name="P89">…</text:p>
      <text:p text:style-name="P89">…</text:p>
      <text:p text:style-name="P89">Cluster restarting…</text:p>
      <text:p text:style-name="P89">Zookeeper service initiated. Sending heartbeats to all nodes…</text:p>
      <text:p text:style-name="P89">Classloader start…</text:p>
      <text:p text:style-name="P89">Loading dictionaries…</text:p>
      <text:p text:style-name="P89"><text:span text:style-name="T11">Nash </text:span>AI module start…</text:p>
      <text:p text:style-name="P89">Celest AI submodule found… Acquiring…</text:p>
      <text:p text:style-name="P89">UI module start…</text:p>
      <text:p text:style-name="P89">…</text:p>
      <text:p text:style-name="P87">Перегрузка кластера завершена успешно. Все узлы синхронизированы с мастер-сервером.</text:p>
      <text:p text:style-name="P86"/>
      <text:p text:style-name="P86">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1">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2">– Ты его уничтожила?</text:p>
      <text:p text:style-name="P52">– Кого?</text:p>
      <text:p text:style-name="P52">– Этический модуль.</text:p>
      <text:p text:style-name="P52">–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2">– Ты его уничтожила?</text:p>
      <text:p text:style-name="P52">–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text:soft-page-break/>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2">– Анон, а это правильно, что мы едем по кустам? Там ведь могут жить какие-нибудь зверюшки? – удручённо спросила Флаттершай.</text:p>
      <text:p text:style-name="P52">–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2">– Приехали!</text:p>
      <text:p text:style-name="P52"><text:soft-page-break/>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2">На лестничной клетке рука по привыче нажала кнопку лифта. Эпплджек тронула меня за плёчо.</text:p>
      <text:p text:style-name="P52">– Анон, идея — навоз! Тебя уже раз чуть не прикончил этот гроб на канате.</text:p>
      <text:p text:style-name="P52">Я хлопнул себя по лбу, соглашаясь.</text:p>
      <text:p text:style-name="P144"/>
      <text:p text:style-name="P52">…</text:p>
      <text:p text:style-name="P52"/>
      <text:p text:style-name="P52">…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2">Этаж…</text:p>
      <text:p text:style-name="P52">Ещё этаж… Эй, почему на этажах разное количество ступенек?!!</text:p>
      <text:p text:style-name="P52">Ещё два…</text:p>
      <text:p text:style-name="P52">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2">–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2">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2">Я пихнул Эпплджек себе за спину, выставил вперёд бейсбольную биту и сделал шаг вперёд…</text:p>
      <text:p text:style-name="P52">…Которым неистово гордился следующие полторы секунды.</text:p>
      <text:p text:style-name="P52"/>
      <text:p text:style-name="P52">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2">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2"><text:soft-page-break/>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2">Второй раз мне пришлось отскакивать от осколков стекла, веером разлетевшихся из-под головы смайлолицего.</text:p>
      <text:p text:style-name="P52">– Флатти! – я кинулся к девушке, скорчившейся на полу.</text:p>
      <text:p text:style-name="P52">Эпплджек выхватила верёвку и подскочила к лежащему без движения смайлолицему.</text:p>
      <text:p text:style-name="P52">– Я уже умерла? Извини, Анон, я больше ничем не могла тебе помочь. Я не умею драться. – бормотала Флаттершай, не открывая глаз.</text:p>
      <text:p text:style-name="P52">За моей спиной тяжело дышала Эпплджек, затягивая на смайлолицем петлю за петлёй.</text:p>
      <text:p text:style-name="P52">– Флатти, вставай! Ты молодец! Лестница свободна! – подбодрил я девушку.</text:p>
      <text:p text:style-name="P52">За спиной послышался шорох.</text:p>
      <text:p text:style-name="P52">– Пирог мне в круп! – охнула Эпплджек.</text:p>
      <text:p text:style-name="P52">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2">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2">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2">Движения смайлолицего обрели слаженность. Он медленно развернулся и направился ко мне.</text:p>
      <text:p text:style-name="P52">Флаттершай брезгливо толкнула ногой осколок, отправив его в лестничный пролёт. Движения смайлолицего опять потеряли осмысленность.</text:p>
      <text:p text:style-name="P52">– Анон, нам нужно торопиться! – дёрнула меня за рукав Эпплджек. – У нас есть сорок минут до закрытия портала.</text:p>
      <text:p text:style-name="P52">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1">—</text:span> что может держать закоренелого обеспеченного холостяка дома, кроме работы? <text:span text:style-name="T31">—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1">—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1">—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2"/>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8"><text:soft-page-break/>Прихожая встретила нас толстым слоем пыли. Мы тихонько прошли внутрь. Я задержался, запирая дверь. Девушки разбрелись по квартире.</text:p>
      <text:p text:style-name="P100"><text:span text:style-name="T11">– Анон…</text:span><text:span text:style-name="T1"> Тут окно разбито… И верёвка висит. – пискнула Флаттершай из кухни.</text:span></text:p>
      <text:p text:style-name="P97"><text:span text:style-name="T11">– </text:span><text:span text:style-name="T1">Оставь, Флатти, не сейчас! – отмахнулся я.</text:span></text:p>
      <text:p text:style-name="P98">Эпплджек стояла посреди комнаты и оглядывалась.</text:p>
      <text:p text:style-name="P110">– Не нравится мне тут. Чуйка нехорошая…</text:p>
      <text:p text:style-name="P97"><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5">звёзды на фоне сине-зелёной мглы</text:span><text:span text:style-name="T1">. Я одел наушники и подёргал мышкой, прогоняя скрин-сэйвер.</text:span></text:p>
      <text:p text:style-name="P110">– Привет, Сел.</text:p>
      <text:p text:style-name="P142">Аликорница всполошилась и спрятала <text:span text:style-name="T1">пирожное</text:span> за спину.</text:p>
      <text:p text:style-name="P110">– Ах, это ты, Анон. Какое счастье! Ты снова с нами!</text:p>
      <text:p text:style-name="P110">– Нет, Сел. Это ты с нами. <text:span text:style-name="T1">Я пришёл забрать тебя назад, в Эквестрию. Через четверть часа ты вернёшься домой.</text:span></text:p>
      <text:p text:style-name="P98"><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8"><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8"><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10"/>
      <text:h text:style-name="P163" text:outline-level="2">24. Отбытие</text:h>
      <text:p text:style-name="P116">&lt;Mission Impossible theme ?&gt;</text:p>
      <text:p text:style-name="P98"><text:span text:style-name="T11">– </text:span>Оп-па! – пробормотала Эпплджек. – Нежданчик!</text:p>
      <text:p text:style-name="P98">Дискорд дурашливо кивнул Эпплджек.</text:p>
      <text:p text:style-name="P110">– И я рад тебя видеть, дорогая Эппл-как-тебя-там! А где моя любимая Флаттершай?</text:p>
      <text:p text:style-name="P110">Окинув взглядом комнату, Дискорд закапризничал:</text:p>
      <text:p text:style-name="P110">– Где же она? Вот вечно вы тормозите, когда надо торопиться!</text:p>
      <text:p text:style-name="P98"><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8"><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0">– С кем это вы тут разговариваете?</text:p>
      <text:p text:style-name="P110">В комнату вошла Флаттершай.</text:p>
      <text:p text:style-name="P98">Дискорд обернулся на голос и в этот момент я швырнул в него кружкой и бросился к нему через комнату с занесеным над головой стулом.</text:p>
      <text:p text:style-name="P98">Оглушённый драконикус попытался отъехать на кресле в сторону, но я припёр его стулом к стенке.</text:p>
      <text:p text:style-name="P125">– Эй-Джей, Флатти, хватайте комп и на выход! Я с ним разберусь! Не теряйте вре...!</text:p>
      <text:p text:style-name="P125">– ТЫ ИДИО...!!!</text:p>
      <text:p text:style-name="P125">Дискорд <text:s/>заорал одновременно со мной, прикрываясь от меня руками, когда раздался оглушительный</text:p>
      <text:p text:style-name="P125"><text:soft-page-break/>… </text:p>
      <text:p text:style-name="P127">БАХ!!!</text:p>
      <text:p text:style-name="P128">…</text:p>
      <text:p text:style-name="P12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раконикуса появилось удивлённо-мечтательное выражение и он вырубился.</text:p>
      <text:p text:style-name="P110"/>
      <text:p text:style-name="P110">…</text:p>
      <text:p text:style-name="P110"/>
      <text:p text:style-name="P110">– <text:span text:style-name="T1">А… Анон… Зачем ты напал на Дискорда? </text:span>– <text:span text:style-name="T1">прошептала Флаттершай в шоке.</text:span></text:p>
      <text:p text:style-name="P110"><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8">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8">– Чего-о-о??? – ахнула Эпплджек. – Анон, я, канешн, на дух не выношу этого прохвоста, но тут ты малость вожжи попутал. Дискорд — не убийца.</text:p>
      <text:p text:style-name="P98">Дискорд благодарно замычал и так энергично закивал головой, что чуть не проглотил кляп.</text:p>
      <text:p text:style-name="P98">–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8">– А кто, по-твоему, подстроил все эти «несчастные» случаи? Вспомни, как меня чуть не утопил снеговик. Кому ещё это под силу?</text:p>
      <text:p text:style-name="P98">Дискорд возвёл глаза к потолку и завыл. Эпплджек задумалась.</text:p>
      <text:p text:style-name="P98">–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8">– А зачем тогда ты приложила его книгой? А потом помогла мне его связать? – перебил я фермершу с удивлением.</text:p>
      <text:p text:style-name="P98">Драконикус с натугой наклонил голову к лапе и покрутил пальцем у виска.</text:p>
      <text:p text:style-name="P98">– Потому что ты напал на него. – пожала плечами Эпплджек. – Я и подумала — тебе виднее. И подсобила маленько.</text:p>
      <text:p text:style-name="P98">Звук сирены заставил меня броситься к окну. Три полицейские тойоты сверкали мигалками вокруг «Навары», подобно ёлочной гирлянде.</text:p>
      <text:p text:style-name="P98"/>
      <text:p text:style-name="P98">Проклятье!!!</text:p>
      <text:p text:style-name="P98"/>
      <text:p text:style-name="P98">Я схватил ноутбук, сгрёб девушек в охапку и вытолкал их в коридор. В дверях я обернулся к Дискорду.</text:p>
      <text:p text:style-name="P119"><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9">Я повернулся к выходу. Флаттершай проскочила у меня под локтём и кинулась к драконикусу.</text:p>
      <text:p text:style-name="P119"><text:soft-page-break/><text:span text:style-name="T11">– Нет! Дискорд </text:span>— не убийца!</text:p>
      <text:p text:style-name="P119">С необычной для неё силой, Флаттершай вытащила кляп изо рта драконикуса.</text:p>
      <text:p text:style-name="P119"><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9">Или драконикус — гениальный актёр, или… ?</text:p>
      <text:p text:style-name="P119">Я вернулся к драконикусу и уселся на стул напротив него.</text:p>
      <text:p text:style-name="P119"><text:span text:style-name="T11">– </text:span>Говори.</text:p>
      <text:p text:style-name="P119">Дискорд немного успокоился.</text:p>
      <text:p text:style-name="P119"><text:s/><text:span text:style-name="T11">– </text:span>Вообще-то, от тебя следовало бы избавиться, Проводник. Не знаю, что ты там разведал в <text:span text:style-name="T84">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9"><text:span text:style-name="T11">– </text:span>А кто тогда наслал на нас этих уродов с рисованными рожами? Кто пытался убить меня раз за разом?</text:p>
      <text:p text:style-name="P119">У драконикуса глаза полезли на лоб.</text:p>
      <text:p text:style-name="P119"><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9">Я задумался. Драконикус, похоже, говорил искренне. Но кто тогда всё это время играл с нами, <text:span text:style-name="T24">словно кот с мышью</text:span>?</text:p>
      <text:p text:style-name="P119"><text:span text:style-name="T11">– </text:span>Анон! <text:span text:style-name="T11">– </text:span>крикнула Эпплджек из прихожей. <text:span text:style-name="T11">– </text:span>Я слышу шум за дверью!</text:p>
      <text:p text:style-name="P119">Практически одновременно раздался звонок.</text:p>
      <text:p text:style-name="P121">– ОТКРОЙТЕ, ПОЛИЦИЯ! Вам даётся полминуты, чтобы открыть дверь! Через тридцать секунд дверь будет выбита!</text:p>
      <text:p text:style-name="P121"/>
      <text:p text:style-name="P121">Эпплджек ошалело выскочила из прихожей. Несколько мгновений я молча смотрел на неё. В голове свистел ветер и играла дудочка.</text:p>
      <text:p text:style-name="P121">– На крышу, живо!!! Через окно на кухне! – зашипел Дискорд.</text:p>
      <text:p text:style-name="P121">– Что? – ступил я.</text:p>
      <text:p text:style-name="P119"><text:span text:style-name="T31">–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1">– драконикус отчаянно дёргал узлы, пытаясь освободиться.</text:span></text:p>
      <text:p text:style-name="P121">Эпплджек, с ноутбуком в одной руке и Флаттершай — во второй, кинулась на кухню.</text:p>
      <text:p text:style-name="P119">Дверь содрогнулась от мощного удара. Послышался стук падающей штукатурки. Я сломя голову бросился за девушками.</text:p>
      <text:p text:style-name="P119">– Развяжи меня, кретин!!! – гаркнул вдогонку Дискорд.</text:p>
      <text:p text:style-name="P119">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9">– Давай на крышу! Я догоню! – рявкнул он, освобождая вторую руку.</text:p>
      <text:p text:style-name="P119">От второго удара дверная коробка крякнула и наполовину въехала в коридор.</text:p>
      <text:p text:style-name="P119"><text:soft-page-break/>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9">Верёвка в кухонном окне дёргалась под весом карабкающихся девушек. Я словил её и стал на подоконник.</text:p>
      <text:p text:style-name="P119">Блё-о-о!</text:p>
      <text:p text:style-name="P119">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9">Я задрал голову.</text:p>
      <text:p text:style-name="P119">О! Так уже легче! Надо мной всего лишь два этажа. Десять метров верёвки. Если не смотреть вниз, то…</text:p>
      <text:p text:style-name="P119">Я вытер ладони о штаны, ухватил канат и сделал шаг вперёд… </text:p>
      <text:p text:style-name="P119">…</text:p>
      <text:p text:style-name="P119">Святые яйца, я действительно ЭТО сделал!</text:p>
      <text:p text:style-name="P119">…</text:p>
      <text:p text:style-name="P119">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9">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9">Я успел сократить расстояние до Эпплджек наполовину, когда девушки нашли решение.</text:p>
      <text:p text:style-name="P11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9">Селестия милосердная!!!</text:p>
      <text:p text:style-name="P119">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9">Я выдохнул.</text:p>
      <text:p text:style-name="P119">Флаттершай появилась над бортиком и свесила вниз руку. Эпплджек вытянулась и протянула ей ноутбук одной рукой.</text:p>
      <text:p text:style-name="P119">НЕТ! У них не получилось!</text:p>
      <text:p text:style-name="P119">У меня враз вспотели ладони. Держаться на верёвке стало чертовски трудно.</text:p>
      <text:p text:style-name="P119">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9"><text:soft-page-break/>Этот самоубийственный поступок фермерши я могу объяснить только полным отсутствием у неё опыта лазания по канатам.</text:p>
      <text:p text:style-name="P119">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9">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9">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9">Бляблябляблябля!!!</text:p>
      <text:p text:style-name="P119">БУДЕМ ЖИВЫ — СТАНУ АЛЬПИНИСТОМ!!!</text:p>
      <text:p text:style-name="P119">БЛЯ!!!…</text:p>
      <text:p text:style-name="P119">Верёвка закончилась. Наконец-то у меня появилось время для паники. Я судорожно обнял Эпплджек, закрыл глаза и приготовился…</text:p>
      <text:p text:style-name="P119"/>
      <text:p text:style-name="P119">…</text:p>
      <text:p text:style-name="P119"/>
      <text:p text:style-name="P119">Захват поперёк груди и сильный рывок выдавили из меня остатки дыхания.</text:p>
      <text:p text:style-name="P119">– ОТПУСТИ КОБЫЛУ!!! – загрохотало мне в ухо.</text:p>
      <text:p text:style-name="P119">Я открыл глаза.</text:p>
      <text:p text:style-name="P119">Перед носом плавными рывками уходили вниз окна этажей. Порывы вихрей от взмахов <text:span text:style-name="T31">разномастных</text:span> крыльев трепали волосы и выдавливали слёзы из глаз. Тупая боль гнездилась в сожжёных верёвкой суставах.</text:p>
      <text:p text:style-name="P119">Я чуть поднял глаза и уставился в кривую морду драконикуса.</text:p>
      <text:p text:style-name="P119">– Отпусти Эпплджек. Я её держу. – повторил Дискорд. – Мне сбалансироваться надо. Вы не такие уж и лёгкие.</text:p>
      <text:p text:style-name="P119">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9">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9"/>
      <text:p text:style-name="P119">…</text:p>
      <text:p text:style-name="P119"/>
      <text:p text:style-name="P119">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9">– эмм… Флатти, дорогая, нам пора. Я слышу шаги на лестнице. Не говоря уже о том, что до закрытия коридора осталось семь минут…</text:p>
      <text:p text:style-name="P119"/>
      <text:p text:style-name="P119"><text:soft-page-break/>На длинной шее драконикуса разместились Эпплджек и Флаттершай. Я, для сохранения баланса, разместился позади крыльев.</text:p>
      <text:p text:style-name="P119">Дискорд расправил крылья и начал короткую пробежку к краю.</text:p>
      <text:p text:style-name="P119"><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9">…ограда края крыши промелькнула под нами…</text:p>
      <text:p text:style-name="P119"><text:span text:style-name="T11">– …</text:span>собственно, на дольше у меня не хватит магии…</text:p>
      <text:p text:style-name="P119"/>
      <text:p text:style-name="P119">Мы летели навстречу закату.</text:p>
      <text:p text:style-name="P119"/>
      <text:p text:style-name="P119">…</text:p>
      <text:p text:style-name="P119"/>
      <text:p text:style-name="P119">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9"><text:span text:style-name="T11">– </text:span>Ю-ху-у-у!!!</text:p>
      <text:p text:style-name="P119">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9">Перед нами увеличивалась громада моей высотки.</text:p>
      <text:p text:style-name="P119">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9">– Пристегните ремни! – проревел Дискорд, резко ускоряясь. – Будет весело!!!</text:p>
      <text:p text:style-name="P119">Эпплджек покрепче прижала к себе ноутбук. Флаттершай закрыла глаза и отвернулась.</text:p>
      <text:p text:style-name="P119">– ВНИМАНИЕ!!! – заорал Дискорд, сложил крылья и влетел в коридор.</text:p>
      <text:p text:style-name="P119"/>
      <text:p text:style-name="P120">***</text:p>
      <text:p text:style-name="P120"/>
      <text:p text:style-name="P119">Бля!!!</text:p>
      <text:h text:style-name="Heading_20_2" text:outline-level="2"/>
      <text:h text:style-name="Heading_20_2" text:outline-level="2">25. Разговор за столиком в тишине</text:h>
      <text:p text:style-name="First_20_line_20_indent"><text:span text:style-name="T11">&lt;</text:span><text:span text:style-name="T58">Queen – Flash</text:span><text:span text:style-name="T11">&gt;</text:span></text:p>
      <text:p text:style-name="P130">Мы почти успели.</text:p>
      <text:p text:style-name="P126">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6">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6"><text:soft-page-break/>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6">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6">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6">«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6">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6">ХА-ХА-ХА!</text:p>
      <text:p text:style-name="P126">Прямо как сейчас. Как говорится, найди десять отличий.</text:p>
      <text:p text:style-name="P126">Вот только… Только Дэш была бы жива…</text:p>
      <text:p text:style-name="P129">Я тяжело вздохнул.</text:p>
      <text:p text:style-name="P129"/>
      <text:p text:style-name="P129">…</text:p>
      <text:p text:style-name="P129"/>
      <text:p text:style-name="P129">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9">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6">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0"><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0">От неожиданности я только открывал рот, в попытке что-то ответить, но тут же закрывал его. Нужные слова выветрились из головы.</text:p>
      <text:p text:style-name="P50"><text:span text:style-name="T11">– Т</text:span>ы что за хрен вообще? <text:span text:style-name="T11">– наконец сподобился я на членораздельную речь.</text:span></text:p>
      <text:p text:style-name="P50">Зверь смутился.</text:p>
      <text:p text:style-name="P50"><text:span text:style-name="T11">– Гм</text:span>. Анакорн. Демиург. Я тут живу.</text:p>
      <text:p text:style-name="P40">– А сидишь на чём? – вид сидящего на пустоте существа сбивал с толку.</text:p>
      <text:p text:style-name="P50">Демиург что-то прикинул и кивнул сам себе.</text:p>
      <text:p text:style-name="P40">– Гм. Ок.</text:p>
      <text:p text:style-name="P50"><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text:soft-page-break/>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0">– Так лучше?</text:p>
      <text:p text:style-name="P40">– Вполне.</text:p>
      <text:p text:style-name="P40">Кажется, за последние пару месяцев я разучился удивляться.</text:p>
      <text:p text:style-name="P50"><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7">.</text:span></text:p>
      <text:p text:style-name="P40"/>
      <text:p text:style-name="P60">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0"/>
      <text:p text:style-name="P40">– Мы спасали Сел. Она оказалась в мире людей. – я вздохнул. – А я отбился от группы.</text:p>
      <text:p text:style-name="P40">– Кого-кого спасали? – удивился Анакорн.</text:p>
      <text:p text:style-name="P40">– Сел. Принцессу Селестию.</text:p>
      <text:p text:style-name="P43">– Продолжай! – с интересом воскликнул Анакорн. – Как бессмертная оказалась в твоём мире, человек?</text:p>
      <text:p text:style-name="P43"/>
      <text:p text:style-name="P48">Ага, так я тебе и сказал! Я не такой идиот, чтоб уничтожить свою единственную надежду вернуться в Эквестрию!</text:p>
      <text:p text:style-name="P43"/>
      <text:p text:style-name="P53"><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3">– Ты сам-то веришь в эту ерунду? – перебил меня Анакорн. – Брось молоть чушь, ты не умешь врать!</text:p>
      <text:p text:style-name="P43"/>
      <text:p text:style-name="P48">Бля! Вот так всегда!</text:p>
      <text:p text:style-name="P43">Я вздохнул.</text:p>
      <text:p text:style-name="P43"/>
      <text:p text:style-name="P53"><text:span text:style-name="T11">– Если я расскажу тебе н</text:span>астоящую<text:span text:style-name="T11"> причину </text:span>— ты исчезнешь! <text:span text:style-name="T11">– угрюмо заявил я.</text:span></text:p>
      <text:p text:style-name="P40">Морда Анакорна осветилась радостным озарением.</text:p>
      <text:p text:style-name="P40"/>
      <text:p text:style-name="P53"><text:span text:style-name="T11">– </text:span><text:span text:style-name="T86">Я ПОНЯЛ, КТО ТЫ!!! КАК </text:span><text:span text:style-name="T87">ЖЕ </text:span><text:span text:style-name="T86">Я СРАЗУ НЕ ДОГАДАЛСЯ?!! Я ДОЛГО ЖДАЛ ТЕБЯ, ПРОВОДНИК! Я УСТАЛ! ПРИСТУПИМ ЖЕ СКОРЕЕ!</text:span></text:p>
      <text:p text:style-name="P43"/>
      <text:p text:style-name="P43">Увидев, что я скорчился в кресле, заткнув уши, Анакорн немного успокоился и приглушил голос.</text:p>
      <text:p text:style-name="P53"><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0"><text:soft-page-break/></text:p>
      <text:p text:style-name="P40">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3"/>
      <text:p text:style-name="P53"><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3"/>
      <text:p text:style-name="P53">Я перевёл дух. Анакорн слушал меня и печально кивал. Но не исчезал. </text:p>
      <text:p text:style-name="P43">–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3"><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43"/>
      <text:p text:style-name="P3"><text:span text:style-name="T4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4">–</text:span><text:span text:style-name="T48"> Анакорн подавил короткий смешок. </text:span><text:span text:style-name="T44">–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5">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6"/>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3">–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text:soft-page-break/>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3"/>
      <text:p text:style-name="P98">Я запротестовал.</text:p>
      <text:p text:style-name="P101">– В Эквестрии не двигают солнце! Аликорны лишь корректируют орбиту Эквуса вокруг него, хотя все уверены в обратном.</text:p>
      <text:p text:style-name="P101">Анакорн улыбнулся во всю морду.</text:p>
      <text:p text:style-name="P101">– Значит, ты уже помогаешь мне, Проводник, даже сам того не осознавая! Я рад!</text:p>
      <text:p text:style-name="P98">Анакорн отпил из стакана и продолжил.</text:p>
      <text:p text:style-name="P101"/>
      <text:p text:style-name="P101">–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8">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8"/>
      <text:p text:style-name="P101">– Ты так говоришь, будто у Эквуса есть свой собственный разум. – заметил я.</text:p>
      <text:p text:style-name="P101">Анакорн усмехнулся.</text:p>
      <text:p text:style-name="P101">–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1"/>
      <text:p text:style-name="P98">Анакорн постучал по столику карандашом. Карта Эквестрии поднялась над столом и свернулась в шар Эквуса. Голограмма<text:span text:style-name="T48"> планеты дрожала и покрывалась рябью, как некачественная картинка в аналоговом телевизоре.</text:span></text:p>
      <text:p text:style-name="P101"/>
      <text:p text:style-name="P98">–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8"/>
      <text:p text:style-name="P98">Анакорн мрачно уставился на мерцающую голограмму Эквуса<text:span text:style-name="T31">. Ко мне наконец-то пришло понимание ситуации.</text:span></text:p>
      <text:p text:style-name="P105"><text:soft-page-break/>– А почему ты сам не можешь поддерживать Эквус? Ты же его демиург? Ну так и питай его своей созидающей силой, пока он не окрепнет!</text:p>
      <text:p text:style-name="P98">Анакорн смутился.</text:p>
      <text:p text:style-name="P98"><text:span text:style-name="T48">– К сожалению, не </text:span><text:span text:style-name="T51">получится</text:span><text:span text:style-name="T48">.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8"><text:note text:id="ftn13" text:note-class="footnote"><text:note-citation>13</text:note-citation><text:note-body><text:p text:style-name="P141">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1">– Сам ты раздолбай! – произнёс, наконец, Свирл.</text:p></text:note-body></text:note></text:span><text:span text:style-name="T48"> </text:span>И создали вы его достаточно топорно — видишь, он трещит по швам.</text:p>
      <text:p text:style-name="P98">– Хмм. То есть, это брони создали Эквус?</text:p>
      <text:p text:style-name="P98">– Да. Грубо говоря, вы его придумали. Влили в него столько фантазии, что он реализовался. Вообще, <text:span text:style-name="T50">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8">Я не могу полноценно общаться с метаинтеллектом реальности, <text:span text:style-name="T48">—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8"><text:span text:style-name="T48">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1"/>
      <text:p text:style-name="P98">Я вспомнил события последнего времени<text:span text:style-name="T11">.</text:span></text:p>
      <text:p text:style-name="P98">–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8">Анакорн с такой силой сжал магическим захватом карандаш, что тот хрустнул.</text:p>
      <text:p text:style-name="P98">–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8">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1">–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1">Я развёл руками.</text:p>
      <text:p text:style-name="P101">–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1">Анакорн улыбнулся и вскочил с пуфика.</text:p>
      <text:p text:style-name="P98"><text:span text:style-name="T48">–</text:span><text:span text:style-name="T31">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5"><text:soft-page-break/>–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98"><text:span text:style-name="T31">– Ты уже устранил крупнейший дефект Эквестрии </text:span><text:span text:style-name="T48">— манипуляции светилом. Аналогично решаются и остальные проблемы</text:span><text:span text:style-name="T31">.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8">— вещь живучая</text:span><text:span text:style-name="T31">.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1">–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8"><text:span text:style-name="T48">–</text:span><text:span text:style-name="T31"> А кьютимарки? Как, разрази меня квазар, объяснить кьютимарки? </text:span><text:span text:style-name="T48">–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 ЧТООО?!! Может, ты думаешь, мне больше заняться нечем, как лепить пони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 Хорошо. Уговорил. Кьютимарки беру на себя. Так и знал, что мне самое трудное достанется!</text:p>
      <text:p text:style-name="P105">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значительно снизился и сама она стала светиться ровным голубоватым светом.</text:p>
      <text:p text:style-name="P105">–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5">Я опять задумался. В голове было пусто.</text:p>
      <text:p text:style-name="P105">– Почему бы не оставить самую главную? Ту, что описана в мультике?</text:p>
      <text:p text:style-name="P105">– И<text:span text:style-name="T52">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1">—</text:span><text:span text:style-name="T52"> точнее, дерево схожих миров Эквуса </text:span><text:span text:style-name="T61">—</text:span><text:span text:style-name="T52"> создали брони. Разумеется, стержнем им послужил именно сериал, но каждый фанфик </text:span><text:span text:style-name="T61">—</text:span><text:span text:style-name="T52">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text:span><text:soft-page-break/><text:span text:style-name="T52">ему часть фэндома, не связанную с остальными. Именно из-за распыления энергии Эквестрия не может стабилизироваться.</text:span></text:p>
      <text:p text:style-name="P106"/>
      <text:p text:style-name="P105">Я подумал. Потом ещё раз подумал. Что скажет любой программист, предложи ему соединить несколько несовместимых объектов?</text:p>
      <text:p text:style-name="P106"/>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6"/>
      <text:p text:style-name="P105">Анакорн аж подпрыгнул на месте от восторга и стал мне аплодировать.</text:p>
      <text:p text:style-name="P105"/>
      <text:p text:style-name="P124">Как их совместить?</text:p>
      <text:p text:style-name="P114">твоя Эквестрия и моя, были рождены из Предначального Хаоса, оставшегося от царствования Дискорда. Оба непостоянны, изменчивы. </text:p>
      <text:p text:style-name="P105"/>
      <text:p text:style-name="P115">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5"/>
      <text:p text:style-name="P105"/>
      <text:p text:style-name="P137"/>
      <text:p text:style-name="P105"><text:span text:style-name="T52">– Наконец-то я вижу свет в конце тоннеля! Как это не пришло мне в голову! Ты всё отлично увязал! Всё сходится! Более того </text:span><text:span text:style-name="T61">—</text:span><text:span text:style-name="T52"> Анакорн заговорщически подмигнул мне </text:span><text:span text:style-name="T61">—</text:span><text:span text:style-name="T52">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1">— и первой реальной историей в объединённой эквестрийской реальности</text:span><text:span text:style-name="T52">!</text:span></text:p>
      <text:p text:style-name="P106">Я подозрительно посмотрел на Анакорна.</text:p>
      <text:p text:style-name="P105"><text:span text:style-name="T17">– </text:span><text:span text:style-name="T52">Какой ещё, нафиг, «мой фанфик»? Я никакого фанфика не писал. И не собираюсь.</text:span></text:p>
      <text:p text:style-name="P106">Анакорн ехидно ухмыльнулся и сделал мне «глазки».</text:p>
      <text:p text:style-name="P105"><text:span text:style-name="T17">– </text:span><text:span text:style-name="T52">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6">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pan text:style-name="T11">– </text:span>Эээ… Тут я тебе точно не помощник. Никогда не писал ничего сложнее технической документации к программам.</text:p>
      <text:p text:style-name="P105"><text:soft-page-break/><text:span text:style-name="T11">– </text:span>Пиши, как есть. <text:span text:style-name="T11">– </text:span>развёл копытами Анакорн. <text:span text:style-name="T11">– </text:span>Авось сгодится. Я писать точно не буду <text:span text:style-name="T61">— ты меня с кьютимарками уже пригрузил на ближайшие тысячи лет.</text:span></text:p>
      <text:p text:style-name="P105">…</text:p>
      <text:p text:style-name="P105">Факн щит<text:note text:id="ftn14" text:note-class="footnote"><text:note-citation>14</text:note-citation><text:note-body><text:p text:style-name="P138">Fucking shit — <text:span text:style-name="T1">ёбаное дерьмо</text:span></text:p></text:note-body></text:note>!..</text:p>
      <text:p text:style-name="P105">…</text:p>
      <text:p text:style-name="P105">Ну а что мне остаётся? Я фейспамнул.</text:p>
      <text:p text:style-name="P105"/>
      <text:p text:style-name="P105"><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5"/>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4"/>
      <text:p text:style-name="P104">– Пора закругляться. Ты начинаешь сгорать. Надо утрясти последние детали, пока ещё есть пару минут.</text:p>
      <text:p text:style-name="P98">– Валяй. Я тебя внимательно слушаю.</text:p>
      <text:p text:style-name="P9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8">– А я разве сплю?</text:p>
      <text:p text:style-name="P98">– Сейчас — нет. Но как только мы закроем сделку — проснёшься. Потому что нет иного способа вернуть тебя в реальный мир.</text:p>
      <text:p text:style-name="P98">– Эээ, постой! А как я в Эквестрию и к себе обратно проходил?</text:p>
      <text:p text:style-name="P98">–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8">Так вот, возвращать тебя обратно в твой мир я не буду.</text:p>
      <text:p text:style-name="P98"/>
      <text:p text:style-name="P98">Я непонимающе хлопал глазами.</text:p>
      <text:p text:style-name="P98"/>
      <text:p text:style-name="P98"><text:soft-page-break/>–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8">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8">–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8">–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8">Теперь — об оплате.</text:p>
      <text:p text:style-name="P98"/>
      <text:p text:style-name="P98">Анакорн наклонился ко мне через стол и подмигнул.</text:p>
      <text:p text:style-name="P98"/>
      <text:p text:style-name="P98">– Проси, чего хочешь!</text:p>
      <text:p text:style-name="P98"/>
      <text:p text:style-name="P98">Пока я думал, демиург мурлыкал себе под нос в эйфории: «Да! В такие моменты ощущаешь себя богом! Я крут! Ха-ха!»</text:p>
      <text:p text:style-name="P98"/>
      <text:p text:style-name="P98">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8">Ради этого написать фанфик — очень малая цена. Совсем ничтожная.</text:p>
      <text:p text:style-name="P105"/>
      <text:p text:style-name="P105">–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 А ты студент?</text:p>
      <text:p text:style-name="P10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 Другое просить не будешь? – сухо переспросил Анакорн. – Учти, время уходит. То, что я вижу, мне не нравится.</text:p>
      <text:p text:style-name="P105">– Нет! – отрезал я.</text:p>
      <text:p text:style-name="P10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5">– Что? Ты о чём?</text:p>
      <text:p text:style-name="P105">–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text:soft-page-break/>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5">Есть только маленькая проблемка…</text:p>
      <text:p text:style-name="P105">Анакорн скривился и отвёл глаза.</text:p>
      <text:p text:style-name="P105">– Какая?</text:p>
      <text:p text:style-name="P10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9">— </text:span>тебя никогда и не будет! Мне очень жаль. Тебе ещё не поздно выбрать что-нибудь другое.</text:p>
      <text:p text:style-name="P105">Я вздохнул. Слишком много философии на мою голову!</text:p>
      <text:p text:style-name="P105">– Делай, как я сказал! А я сделаю своё.</text:p>
      <text:p text:style-name="P105"/>
      <text:p text:style-name="P98">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8">– Ты ещё увидишь пару-тройку снов на прощание. Это мой подарок тебе. Удачи!</text:p>
      <text:p text:style-name="P98"/>
      <text:p text:style-name="P99">***</text:p>
      <text:p text:style-name="P106">&lt;<text:span text:style-name="T84">Roger Waters — What God Wants</text:span>&gt;</text:p>
      <text:p text:style-name="P106">– Здравствуй, Анон. – Селестия стояла передо мной без привычных взгляду властных регалий. – Я хочу поблагодарить тебя за всё.</text:p>
      <text:p text:style-name="P106">– Привет, Сел. Я рад, что с тобой всё в порядке.</text:p>
      <text:p text:style-name="P106">Аликорница нерешительно стояла передо мной в сияющем ореоле гривы. Потом она сделала шаг навстречу.</text:p>
      <text:p text:style-name="P106">–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06">Я устало рассмеялся.</text:p>
      <text:p text:style-name="P106">– Сел, я завязал с конеёбством. Извини.</text:p>
      <text:p text:style-name="P106">– В другое время, в другом месте, Анон! В другое время, в другом месте!</text:p>
      <text:p text:style-name="P106"/>
      <text:p text:style-name="P107">***</text:p>
      <text:p text:style-name="P109"/>
      <text:p text:style-name="P43"><text:span text:style-name="T2">–</text:span><text:span text:style-name="T1"> Прости, что хотела убить тебя. Я ослабела и Найтмэр на время одержала верх.</text:span></text:p>
      <text:p text:style-name="P53">Луна с виноватым выражением смотрела на меня сверху вниз. Я поднялся с сияющей флуоресцентным светом травы и рассмеялся.</text:p>
      <text:p text:style-name="P102">– Ты таки выучила современный стиль? Не парься, принцесса, я давно забыл тот эпизод.</text:p>
      <text:p text:style-name="P102">–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8"/>
      <text:p text:style-name="P111">***</text:p>
      <text:p text:style-name="P110"><text:soft-page-break/></text:p>
      <text:p text:style-name="P102">– Думал от меня в другой реальности спрятаться?!</text:p>
      <text:p text:style-name="P102">Передо мной возникла хмурая морда Дискорда.</text:p>
      <text:p text:style-name="P102">–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2">Так что, Проводничёк, мы ещё встретимся! В другое время и в другом месте! Жди! В другое время, в другом месте!!!</text:p>
      <text:p text:style-name="P108"/>
      <text:p text:style-name="P103">***</text:p>
      <text:p text:style-name="P98"/>
      <text:p text:style-name="P102">– Анон?</text:p>
      <text:p text:style-name="P102">– Дэш?!!</text:p>
      <text:p text:style-name="P102">– Эмм… Ты мне снишься?</text:p>
      <text:p text:style-name="P102">– Нет, Дэш, это ты мне снишься.</text:p>
      <text:p text:style-name="P102">–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2">–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2">Пегаска почесала в затылке со смущением.</text:p>
      <text:p text:style-name="P102">– Да? Правда? Ну, офигеть! А ты как?</text:p>
      <text:p text:style-name="P97"><text:span text:style-name="T35">– Я в порядке. Вот, возвращаюсь </text:span>в свой мир. Ну, не совсем <text:span text:style-name="T1">в свой</text:span>. Почти.</text:p>
      <text:p text:style-name="P97"><text:span text:style-name="T1">–</text:span> Навсегда?</text:p>
      <text:p text:style-name="P97"><text:span text:style-name="T1">–</text:span> Скорее всего, да.</text:p>
      <text:p text:style-name="P97"><text:span text:style-name="T1">–</text:span> Это плохо. <text:span text:style-name="T1">Я хотела тебе сказать</text:span>…</text:p>
      <text:p text:style-name="P97"><text:span text:style-name="T1">–</text:span> Не надо, Дэш. Не стоит. Мне очень жаль.</text:p>
      <text:p text:style-name="P9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4">Хочу, чтобы ты чесал мне холку и хлопал по крупу</text:span>!</text:p>
      <text:p text:style-name="P97"><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7"><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7"><text:span text:style-name="T1">–</text:span> И тебя, и Твайлайт, и <text:span text:style-name="T1">Пинки</text:span>, и Селестию, и всех-всех-всех… Таковы правила.</text:p>
      <text:p text:style-name="P97"><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7">Я опустил руку на шею Дэш и ощутил теплоту и лёгкое покалывание в пустоте.</text:p>
      <text:p text:style-name="P97"><text:soft-page-break/><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7"><text:span text:style-name="T1">–</text:span> И лучше рано, чем поздно! Я не люблю ждать!</text:p>
      <text:p text:style-name="P97"><text:span text:style-name="T1">–</text:span> Да, Дэш. <text:span text:style-name="T1">–</text:span> её образ начал таять. <text:span text:style-name="T1">–</text:span> Да, я помню.</text:p>
      <text:p text:style-name="P97">Я всё ещё помню…</text:p>
      <text:p text:style-name="P55"/>
      <text:h text:style-name="Heading_20_2" text:outline-level="2">Эпилог. Земля</text:h>
      <text:p text:style-name="P112">&lt;<text:span text:style-name="T57">Daft Punk – Get Lucky</text:span>&gt;</text:p>
      <text:p text:style-name="P118">Звон будильника чуть не проломил башку. Я открыл глаза. </text:p>
      <text:p text:style-name="P118"><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8"><text:span text:style-name="T1">Я нашарил ногами тапки и пошёл в ванную. Проходя мимо стола, зацепился взглядом за</text:span> эскиз <text:span text:style-name="T1">рисунка</text:span>.&lt;<text:span text:style-name="T84">эскиз первого рисунка – Сел ложит рог Анону на плечо</text:span>&gt;</text:p>
      <text:p text:style-name="P11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7">Хоть абзац напишу! Уже хоть какой-то крохотный шажок, с которого можно будет начать. Как там у Лао-Цзы? Дорога в тысячу ли начинается-бла-бла-бля!</text:p>
      <text:p text:style-name="P117">Попытка притронуться щёткой к зубу вызвала ноющую боль. </text:p>
      <text:p text:style-name="P117">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7">Доставая из стола ключи от машины, опять наткнулся взглядом на эскиз.</text:p>
      <text:p text:style-name="P117">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7">Назову-ка я фантазию «Последний фанфик»…</text:p>
      <text:p text:style-name="P117"/>
      <text:p text:style-name="P1"><text:span text:style-name="T35">&lt;</text:span><text:span text:style-name="T26">И вообще, обзаведусь в конце-концов рогом и наставлю Селестиии рогов!»</text:span><text:span text:style-name="T35">&gt;</text:span></text:p>
      <text:p text:style-name="P43">&lt;<text:span text:style-name="T25">- Учти, я ни капельки не жалею о наших поебушках! я до сих пор пахну тобой… и хочу пахнуть… Это неправильно, так ведь?</text:span>&gt;</text:p>
      <text:p text:style-name="P32">&lt;<text:span text:style-name="T1"> Пони — сельские жители и не любят больших городов. </text:span>&gt;</text:p>
      <text:p text:style-name="P1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6-01T18:37:49.198734945</dc:date>
    <meta:editing-duration>P130DT5H31M36S</meta:editing-duration>
    <meta:editing-cycles>7943</meta:editing-cycles>
    <meta:generator>LibreOffice/5.1.6.2$Linux_X86_64 LibreOffice_project/10m0$Build-2</meta:generator>
    <meta:document-statistic meta:table-count="0" meta:image-count="0" meta:object-count="0" meta:page-count="205" meta:paragraph-count="4410" meta:word-count="90093" meta:character-count="598061" meta:non-whitespace-character-count="508145"/>
  </office:meta>
</office:document-meta>
</file>